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75pt"/>
    </style:style>
    <style:style style:name="co2" style:family="table-column">
      <style:table-column-properties fo:break-before="auto" style:column-width="298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178.5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150.75pt"/>
    </style:style>
    <style:style style:name="co8" style:family="table-column">
      <style:table-column-properties fo:break-before="auto" style:column-width="153.01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167.24pt"/>
    </style:style>
    <style:style style:name="co12" style:family="table-column">
      <style:table-column-properties fo:break-before="auto" style:column-width="60.01pt"/>
    </style:style>
    <style:style style:name="co13" style:family="table-column">
      <style:table-column-properties fo:break-before="auto" style:column-width="35.35pt"/>
    </style:style>
    <style:style style:name="co14" style:family="table-column">
      <style:table-column-properties fo:break-before="auto" style:column-width="144.31pt"/>
    </style:style>
    <style:style style:name="co15" style:family="table-column">
      <style:table-column-properties fo:break-before="auto" style:column-width="64.01pt"/>
    </style:style>
    <style:style style:name="ro3" style:family="table-row">
      <style:table-row-properties style:row-height="15pt" fo:break-before="auto" style:use-optimal-row-height="true"/>
    </style:style>
    <style:style style:name="ro7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77" style:family="table-cell" style:parent-style-name="Default" style:data-style-name="N0">
      <style:text-properties fo:color="#548235"/>
    </style:style>
    <style:style style:name="ce78" style:family="table-cell" style:parent-style-name="Default" style:data-style-name="N0">
      <style:table-cell-properties fo:wrap-option="wrap" style:vertical-align="automatic"/>
      <style:text-properties fo:color="#548235"/>
    </style:style>
    <style:style style:name="ce79" style:family="table-cell" style:parent-style-name="Default" style:data-style-name="N0">
      <style:table-cell-properties fo:wrap-option="wrap" style:vertical-align="automatic"/>
      <style:text-properties fo:color="#4472c4"/>
    </style:style>
    <style:style style:name="ce80" style:family="table-cell" style:parent-style-name="Default" style:data-style-name="N0">
      <style:text-properties fo:color="#4472c4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style:vertical-align="automatic"/>
      <style:text-properties fo:color="#548235"/>
    </style:style>
    <style:style style:name="ce83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84" style:family="table-cell" style:parent-style-name="Hyperlink" style:data-style-name="N0">
      <style:table-cell-properties style:vertical-align="automatic"/>
      <style:text-properties fo:color="#548235" style:text-underline-style="solid" style:text-underline-width="auto" style:text-underline-color="font-color"/>
    </style:style>
    <style:style style:name="ce85" style:family="table-cell" style:parent-style-name="Default" style:data-style-name="N0">
      <style:table-cell-properties fo:wrap-option="wrap" style:vertical-align="automatic"/>
    </style:style>
    <style:style style:name="ce86" style:family="table-cell" style:parent-style-name="Default" style:data-style-name="N0">
      <style:table-cell-properties style:vertical-align="automatic"/>
      <style:text-properties fo:color="#70ad47"/>
    </style:style>
    <style:style style:name="ce87" style:family="table-cell" style:parent-style-name="Default" style:data-style-name="N0">
      <style:table-cell-properties fo:wrap-option="wrap" style:vertical-align="automatic"/>
      <style:text-properties fo:color="#70ad47"/>
    </style:style>
    <style:style style:name="ce88" style:family="table-cell" style:parent-style-name="Default" style:data-style-name="N0">
      <style:text-properties fo:color="#212121" style:font-name="Segoe UI" fo:font-size="12pt" style:font-name-asian="Segoe UI" style:font-size-asian="12pt" style:font-name-complex="Segoe UI" style:font-size-complex="12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548235"/>
    </style:style>
    <style:style style:name="ce90" style:family="table-cell" style:parent-style-name="Default" style:data-style-name="N0">
      <style:text-properties fo:color="#548235" style:font-name="Segoe UI" fo:font-size="12pt" style:font-name-asian="Segoe UI" style:font-size-asian="12pt" style:font-name-complex="Segoe UI" style:font-size-complex="12pt"/>
    </style:style>
    <style:style style:name="ce9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548235"/>
    </style:style>
    <style:style style:name="ce92" style:family="table-cell" style:parent-style-name="Default" style:data-style-name="N0">
      <style:text-properties fo:font-style="italic" style:font-style-asian="italic" style:font-style-complex="italic"/>
    </style:style>
    <style:style style:name="ce93" style:family="table-cell" style:parent-style-name="Default" style:data-style-name="N0">
      <style:text-properties fo:color="#548235" fo:font-style="italic" style:font-style-asian="italic" style:font-style-complex="italic"/>
    </style:style>
    <style:style style:name="ce94" style:family="table-cell" style:parent-style-name="Default" style:data-style-name="N0">
      <style:text-properties fo:color="#ed7d31"/>
    </style:style>
    <style:style style:name="ce95" style:family="table-cell" style:parent-style-name="Default" style:data-style-name="N0"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fo:color="#c00000"/>
    </style:style>
    <style:style style:name="ce97" style:family="table-cell" style:parent-style-name="Default" style:data-style-name="N0">
      <style:table-cell-properties fo:wrap-option="wrap" style:vertical-align="automatic"/>
      <style:text-properties fo:color="#c00000"/>
    </style:style>
    <style:style style:name="ce100" style:family="table-cell" style:parent-style-name="Default" style:data-style-name="N121"/>
    <style:style style:name="ce68" style:family="table-cell" style:parent-style-name="Hipervínculo" style:data-style-name="N0">
      <style:table-cell-properties fo:wrap-option="wrap" style:vertical-align="middle"/>
      <style:text-properties fo:color="#000000" style:text-underline-style="none"/>
    </style:style>
    <style:style style:name="ce98" style:family="table-cell" style:parent-style-name="Default" style:data-style-name="N0">
      <style:table-cell-properties style:vertical-align="automatic"/>
    </style:style>
    <style:style style:name="ce99" style:family="table-cell" style:parent-style-name="Default" style:data-style-name="N100">
      <style:table-cell-properties style:vertical-align="automatic"/>
    </style:style>
    <style:style style:name="ce29" style:family="table-cell" style:parent-style-name="Default" style:data-style-name="N0">
      <style:text-properties fo:color="#000000"/>
    </style:style>
    <style:style style:name="ce32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40" style:family="table-cell" style:parent-style-name="Default" style:data-style-name="N0">
      <style:table-cell-properties fo:background-color="transparent"/>
    </style:style>
    <style:style style:name="ce35" style:family="table-cell" style:parent-style-name="Hipervínculo" style:data-style-name="N0">
      <style:table-cell-properties fo:wrap-option="no-wrap" style:vertical-align="middle"/>
      <style:text-properties fo:color="#000000" style:text-underline-style="none"/>
    </style:style>
    <style:style style:name="ce41" style:family="table-cell" style:parent-style-name="Hipervínculo" style:data-style-name="N0">
      <style:table-cell-properties fo:wrap-option="wrap" style:vertical-align="middle"/>
      <style:text-properties fo:color="#000000" style:text-underline-style="none"/>
    </style:style>
    <style:style style:name="ce31" style:family="table-cell" style:parent-style-name="Default" style:data-style-name="N0">
      <style:table-cell-properties style:vertical-align="automatic"/>
      <style:text-properties fo:color="#000000"/>
    </style:style>
    <style:style style:name="ce33" style:family="table-cell" style:parent-style-name="Hyperlink" style:data-style-name="N0">
      <style:table-cell-properties style:vertical-align="automatic"/>
      <style:text-properties fo:color="#000000" style:text-underline-style="solid" style:text-underline-width="auto" style:text-underline-color="font-color"/>
    </style:style>
    <style:style style:name="ce34" style:family="table-cell" style:parent-style-name="Default" style:data-style-name="N0">
      <style:text-properties fo:color="#000000" style:font-name="Segoe UI" fo:font-size="12pt" style:font-name-asian="Segoe UI" style:font-size-asian="12pt" style:font-name-complex="Segoe UI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/>
    </style:style>
    <style:style style:name="ce46" style:family="table-cell" style:parent-style-name="Default" style:data-style-name="N0">
      <style:table-cell-properties fo:wrap-option="no-wrap" style:vertical-align="automatic"/>
      <style:text-properties fo:color="#000000"/>
    </style:style>
    <style:style style:name="ce38" style:family="table-cell" style:parent-style-name="Default" style:data-style-name="N100">
      <style:table-cell-properties style:vertical-align="automatic"/>
      <style:text-properties fo:color="#000000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39" style:family="table-cell" style:parent-style-name="Default" style:data-style-name="N121">
      <style:text-properties fo:color="#000000"/>
    </style:style>
    <style:style style:name="ce51" style:family="table-cell" style:parent-style-name="Default" style:data-style-name="N0">
      <style:text-properties fo:color="#548235"/>
    </style:style>
    <style:style style:name="ce52" style:family="table-cell" style:parent-style-name="Default" style:data-style-name="N0">
      <style:table-cell-properties fo:wrap-option="wrap" style:vertical-align="automatic"/>
      <style:text-properties fo:color="#548235"/>
    </style:style>
    <style:style style:name="ce53" style:family="table-cell" style:parent-style-name="Default" style:data-style-name="N0">
      <style:table-cell-properties fo:wrap-option="wrap" style:vertical-align="automatic"/>
      <style:text-properties fo:color="#4472c4"/>
    </style:style>
    <style:style style:name="ce54" style:family="table-cell" style:parent-style-name="Default" style:data-style-name="N0">
      <style:text-properties fo:color="#4472c4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style:vertical-align="automatic"/>
      <style:text-properties fo:color="#548235"/>
    </style:style>
    <style:style style:name="ce57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58" style:family="table-cell" style:parent-style-name="Hyperlink" style:data-style-name="N0">
      <style:table-cell-properties style:vertical-align="automatic"/>
      <style:text-properties fo:color="#548235"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wrap-option="wrap" style:vertical-align="automatic"/>
    </style:style>
    <style:style style:name="ce60" style:family="table-cell" style:parent-style-name="Default" style:data-style-name="N0">
      <style:table-cell-properties style:vertical-align="automatic"/>
      <style:text-properties fo:color="#70ad47"/>
    </style:style>
    <style:style style:name="ce61" style:family="table-cell" style:parent-style-name="Default" style:data-style-name="N0">
      <style:table-cell-properties fo:wrap-option="wrap" style:vertical-align="automatic"/>
      <style:text-properties fo:color="#70ad47"/>
    </style:style>
    <style:style style:name="ce62" style:family="table-cell" style:parent-style-name="Default" style:data-style-name="N0">
      <style:text-properties fo:color="#212121" style:font-name="Segoe UI" fo:font-size="12pt" style:font-name-asian="Segoe UI" style:font-size-asian="12pt" style:font-name-complex="Segoe UI" style:font-size-complex="12pt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548235"/>
    </style:style>
    <style:style style:name="ce64" style:family="table-cell" style:parent-style-name="Default" style:data-style-name="N0">
      <style:text-properties fo:color="#548235" style:font-name="Segoe UI" fo:font-size="12pt" style:font-name-asian="Segoe UI" style:font-size-asian="12pt" style:font-name-complex="Segoe UI" style:font-size-complex="12pt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548235"/>
    </style:style>
    <style:style style:name="ce66" style:family="table-cell" style:parent-style-name="Default" style:data-style-name="N0">
      <style:text-properties fo:font-style="italic" style:font-style-asian="italic" style:font-style-complex="italic"/>
    </style:style>
    <style:style style:name="ce67" style:family="table-cell" style:parent-style-name="Default" style:data-style-name="N0">
      <style:text-properties fo:color="#548235" fo:font-style="italic" style:font-style-asian="italic" style:font-style-complex="italic"/>
    </style:style>
    <style:style style:name="ce69" style:family="table-cell" style:parent-style-name="Default" style:data-style-name="N0">
      <style:text-properties fo:color="#ed7d31"/>
    </style:style>
    <style:style style:name="ce70" style:family="table-cell" style:parent-style-name="Default" style:data-style-name="N0"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fo:color="#c00000"/>
    </style:style>
    <style:style style:name="ce72" style:family="table-cell" style:parent-style-name="Default" style:data-style-name="N0">
      <style:table-cell-properties fo:wrap-option="wrap" style:vertical-align="automatic"/>
      <style:text-properties fo:color="#c00000"/>
    </style:style>
    <style:style style:name="ce73" style:family="table-cell" style:parent-style-name="Default" style:data-style-name="N0">
      <style:table-cell-properties style:vertical-align="automatic"/>
    </style:style>
    <style:style style:name="ce74" style:family="table-cell" style:parent-style-name="Default" style:data-style-name="N100">
      <style:table-cell-properties style:vertical-align="automatic"/>
    </style:style>
    <style:style style:name="ce75" style:family="table-cell" style:parent-style-name="Default" style:data-style-name="N121"/>
    <style:style style:name="T7" style:family="text">
      <style:text-properties fo:color="#548235" style:text-outline="false" style:text-line-through-style="none" style:text-line-through-type="none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fo:color="#548235" style:text-outline="false" style:text-line-through-style="none" style:text-line-through-typ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complex="Calibri" style:font-name-asian="Calibri" fo:text-shadow="none" style:text-outline="false" fo:font-style="normal" style:text-line-through-type="none" style:text-underline-style="none" style:text-underline-color="font-color" fo:font-weight="normal" fo:color="#000000"/>
    </style:style>
    <style:style style:name="T4" style:family="text">
      <style:text-properties fo:font-size="10pt"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color="#000000" style:font-name-asian="Arial" style:font-name-complex="Arial"/>
    </style:style>
    <style:style style:name="T5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complex="Calibri" style:font-name-asian="Calibri" fo:text-shadow="none" style:text-outline="false" fo:font-style="normal" style:text-line-through-type="none" style:text-underline-style="none" style:text-underline-color="font-color" fo:font-weight="normal" fo:color="#548235"/>
    </style:style>
    <style:style style:name="T6" style:family="text">
      <style:text-properties fo:font-size="10pt"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color="#548235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dos" table:style-name="ta1">
        <table:table-column table:style-name="co13" table:default-cell-style-name="ce29"/>
        <table:table-column table:style-name="co14" table:default-cell-style-name="ce29"/>
        <table:table-column table:style-name="co2" table:default-cell-style-name="ce29"/>
        <table:table-column table:style-name="co3" table:number-columns-repeated="2" table:default-cell-style-name="ce29"/>
        <table:table-column table:style-name="co6" table:number-columns-repeated="1017" table:default-cell-style-name="ce29"/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M (cloranfenicol)</text:p>
          </table:table-cell>
          <table:table-cell office:value-type="string" calcext:value-type="string">
            <text:p>c1cc(ccc1[C@H]([C@@H](CO)NC(=O)C(Cl)Cl)O)[N+](=O)[O-]</text:p>
          </table:table-cell>
          <table:table-cell office:value-type="string" calcext:value-type="string">
            <text:p>56-75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;4 DEP</text:p>
          </table:table-cell>
          <table:table-cell office:value-type="string" calcext:value-type="string">
            <text:p>C1=CC(=C(C=C1Cl)Cl)OCCOP(OCCOC2=C(C=C(C=C2)Cl)Cl)OCCOC3=C(C=C(C=C3)Cl)Cl</text:p>
          </table:table-cell>
          <table:table-cell office:value-type="string" calcext:value-type="string">
            <text:p>94-84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cetoxycycloheximidine</text:p>
          </table:table-cell>
          <table:table-cell table:style-name="ce31" office:value-type="string" calcext:value-type="string">
            <text:p>CC(=O)C[C@]2(C)C[C@H](C)C(=O)[C@H]([C@H](O)CC1CC(=O)NC(=O)C1)C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-Denopterin</text:p>
          </table:table-cell>
          <table:table-cell table:style-name="ce31" office:value-type="string" calcext:value-type="string">
            <text:p>CC(C1=CN=C2C(=N1)C(=NC(=N2)N)N)N(C)C3=CC=C(C=C3)C(=O)N[C@@H](CCC(=O)O)C(=O)O</text:p>
          </table:table-cell>
          <table:table-cell office:value-type="string" calcext:value-type="string">
            <text:p>25663-23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L-1965</text:p>
          </table:table-cell>
          <table:table-cell office:value-type="string" calcext:value-type="string">
            <text:p>C1CN(CCC12OCCO2)CCN3CCN(C3=O)C4=CC(=CC(=C4)Cl)Cl</text:p>
          </table:table-cell>
          <table:table-cell office:value-type="string" calcext:value-type="string">
            <text:p>39113-89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mbunol</text:p>
          </table:table-cell>
          <table:table-cell office:value-type="string" calcext:value-type="string">
            <text:p>CC(C)(C)C1=CC(=CC(=C1O)C(C)(C)C)CN(CCO)CCO</text:p>
          </table:table-cell>
          <table:table-cell office:value-type="string" calcext:value-type="string">
            <text:p>2226-97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medin</text:p>
          </table:table-cell>
          <table:table-cell office:value-type="string" calcext:value-type="string">
            <text:p>CN(C)CCOC(=O)C(C1CCCCC1)(C2=CC=CC=C2)O</text:p>
          </table:table-cell>
          <table:table-cell office:value-type="string" calcext:value-type="string">
            <text:p>25520-98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minohexan/ Aminohexane</text:p>
          </table:table-cell>
          <table:table-cell office:value-type="string" calcext:value-type="string">
            <text:p>CCC1(CCCCC1CN(C)C)OC(=O)C2=CC=CC=C2</text:p>
          </table:table-cell>
          <table:table-cell office:value-type="string" calcext:value-type="string">
            <text:p>5959-44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minopterin</text:p>
          </table:table-cell>
          <table:table-cell table:style-name="ce31" office:value-type="string" calcext:value-type="string">
            <text:p>Nc3nc(N)c2nc(CNc1ccc(C(=O)N[C@@H](CCC(=O)O)C(=O)O)cc1)cnc2n3</text:p>
          </table:table-cell>
          <table:table-cell office:value-type="string" calcext:value-type="string">
            <text:p>54-62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saline</text:p>
          </table:table-cell>
          <table:table-cell table:style-name="ce31" office:value-type="string" calcext:value-type="string">
            <text:p>C(=O)(OCC)[C@H](NC([C@@H](Cc1ccc(N(CCCl)CCCl)cc1)NC(=O)C)=O)C(C)C</text:p>
          </table:table-cell>
          <table:table-cell office:value-type="string" calcext:value-type="string">
            <text:p>13425-94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samet</text:p>
          </table:table-cell>
          <table:table-cell table:style-name="ce31" office:value-type="string" calcext:value-type="string">
            <text:p>CCOC(=O)[C@H](CCSC)NC(=O)[C@H](Cc1ccc(N(CCCl)CCCl)cc1)NC(C)=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sazol</text:p>
          </table:table-cell>
          <table:table-cell table:style-name="ce31" office:value-type="string" calcext:value-type="string">
            <text:p>C[As](=O)(O)[O-].[Na+]</text:p>
          </table:table-cell>
          <table:table-cell office:value-type="string" calcext:value-type="string">
            <text:p>2163-80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T-16</text:p>
          </table:table-cell>
          <table:table-cell table:style-name="ce31" office:value-type="string" calcext:value-type="string">
            <text:p>c1cc(\C=N\[C@@H](CO)[C@@H](O)c2ccc([N+]([O-])=O)cc2)ccc1N(CCCl)CCCl</text:p>
          </table:table-cell>
          <table:table-cell office:value-type="string" calcext:value-type="string">
            <text:p>1952-96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Azotomycin</text:p>
          </table:table-cell>
          <table:table-cell table:style-name="ce31" office:value-type="string" calcext:value-type="string">
            <text:p>C(=O)(CC[C@@H](C(=O)O)N)N[C@H](C(=O)N[C@@H](CCC(=O)C=[N+]=[NH-])C(=O)O)CCC(=O)C=[N+]=[NH-]</text:p>
          </table:table-cell>
          <table:table-cell office:value-type="string" calcext:value-type="string">
            <text:p>7644-67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Bimolane</text:p>
          </table:table-cell>
          <table:table-cell office:value-type="string" calcext:value-type="string">
            <text:p>N1(C(CN(CC1=O)CCN1CC(=O)N(C(C1)=O)CN1CCOCC1)=O)CN1CCOCC1</text:p>
          </table:table-cell>
          <table:table-cell office:value-type="string" calcext:value-type="string">
            <text:p>74550-97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Biperiden</text:p>
          </table:table-cell>
          <table:table-cell office:value-type="string" calcext:value-type="string">
            <text:p>C1CCN(CC1)CCC(C2CC3CC2C=C3)(C4=CC=CC=C4)O</text:p>
          </table:table-cell>
          <table:table-cell office:value-type="string" calcext:value-type="string">
            <text:p>514-65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Bisantrene</text:p>
          </table:table-cell>
          <table:table-cell office:value-type="string" calcext:value-type="string">
            <text:p>c1(c2c(cccc2)c(c2c1cccc2)\C=N\NC1=NCCN1)\C=N\NC1=NCCN1</text:p>
          </table:table-cell>
          <table:table-cell office:value-type="string" calcext:value-type="string">
            <text:p>78186-34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Bremfol</text:p>
          </table:table-cell>
          <table:table-cell table:style-name="ce31" office:value-type="string" calcext:value-type="string">
            <text:p>CC(C1=CN=C2C(=N1)C(=O)NC(=N2)N)NC3=CC=C(C=C3)C(=O)NC(CCC(=O)O)C(=O)O</text:p>
            <text:p>CC(C1=CN=C2C(=N1)C(=O)NC(=N2)N)NC3=CC=C(C=C3)C(=O)N[C@@H](CCC(=O)O)C(=O)O</text:p>
          </table:table-cell>
          <table:table-cell office:value-type="string" calcext:value-type="string">
            <text:p>2179-16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Brucine</text:p>
          </table:table-cell>
          <table:table-cell table:style-name="ce31" office:value-type="string" calcext:value-type="string">
            <text:p>O=C7N2c1cc(OC)c(OC)cc1[C@@]64[C@@H]2[C@@H]3[C@@H](OC/C=C5\[C@@H]3C[C@@H]6N(CC4)C5)C7</text:p>
          </table:table-cell>
          <table:table-cell table:style-name="ce32" office:value-type="string" calcext:value-type="string">
            <text:p>357-57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Bupivacaine</text:p>
          </table:table-cell>
          <table:table-cell table:style-name="ce32" office:value-type="string" calcext:value-type="string">
            <text:p>O=C(C1N(CCCC1)CCCC)NC2=C(C)C=CC=C2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Burseran</text:p>
          </table:table-cell>
          <table:table-cell table:style-name="ce31" office:value-type="string" calcext:value-type="string">
            <text:p>COC1=CC(=CC(=C1OC)OC)CC2COCC2CC3=CC4=C(C=C3)OCO4</text:p>
            <text:p>COC1=CC(=CC(=C1OC)OC)C[C@@H]2COC[C@H]2CC3=CC4=C(C=C3)OCO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Butatensin</text:p>
          </table:table-cell>
          <table:table-cell table:style-name="ce31" office:value-type="string" calcext:value-type="string">
            <text:p>NC(OCC(C)(COC(N)=O)[C@@H](C)CC)=O</text:p>
          </table:table-cell>
          <table:table-cell office:value-type="string" calcext:value-type="string">
            <text:p>64-55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Butaverine</text:p>
          </table:table-cell>
          <table:table-cell office:value-type="string" calcext:value-type="string">
            <text:p>CCCCOC(=O)CC(C1=CC=CC=C1)N2CCCCC2</text:p>
          </table:table-cell>
          <table:table-cell office:value-type="string" calcext:value-type="string">
            <text:p>55837-14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Butotricin</text:p>
          </table:table-cell>
          <table:table-cell office:value-type="string" calcext:value-type="string">
            <text:p>CCOC(=O)CNC(=O)CNC(=O)CNC(=O)CCCCSC1=NC=NC2=C1NC=N2</text:p>
          </table:table-cell>
          <table:table-cell office:value-type="string" calcext:value-type="string">
            <text:p>23374-45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Calcio Mefolinas</text:p>
          </table:table-cell>
          <table:table-cell table:style-name="ce33" office:value-type="string" calcext:value-type="string">
            <text:p><text:a xlink:href="mailto:N1%5BC@@H%5D(%5BC@@H%5D(OCC1)c1ccccc1)C.Cl" xlink:type="simple">N1[C@@H]([C@@H](OCC1)c1ccccc1)C.Cl</text:a></text:p>
          </table:table-cell>
          <table:table-cell office:value-type="string" calcext:value-type="string">
            <text:p>1707-14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Fotretamina</text:p>
          </table:table-cell>
          <table:table-cell table:style-name="ce31" office:value-type="string" calcext:value-type="string">
            <text:p>P1(=NP(N2CC2)(=NP(N2CC2)(N2CC2)=N1)N1CCOCC1)(N1CC1)N1CC1</text:p>
          </table:table-cell>
          <table:table-cell office:value-type="string" calcext:value-type="string">
            <text:p>37132-72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Hexacaine</text:p>
          </table:table-cell>
          <table:table-cell office:value-type="string" calcext:value-type="string">
            <text:p>CCCOC1=CC=C(C=C1)C(=O)CCN2CCCCCC2</text:p>
          </table:table-cell>
          <table:table-cell office:value-type="string" calcext:value-type="string">
            <text:p>16689-12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Hexestrol Diphosphate</text:p>
          </table:table-cell>
          <table:table-cell table:style-name="ce31" office:value-type="string" calcext:value-type="string">
            <text:p>C(C)[C@@H]([C@@H](CC)c1ccc(cc1)OP(=O)(O)O)c1ccc(cc1)OP(=O)(O)O</text:p>
          </table:table-cell>
          <table:table-cell office:value-type="string" calcext:value-type="string">
            <text:p>24809-02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Homocoralyne</text:p>
          </table:table-cell>
          <table:table-cell table:style-name="ce31" office:value-type="string" calcext:value-type="string">
            <text:p>CCC1=C2C=C(C(=CC2=CC3=[N+]1C=CC4=CC(=C(C=C43)OC)OC)OC)O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Hydroxizine</text:p>
          </table:table-cell>
          <table:table-cell office:value-type="string" calcext:value-type="string">
            <text:p>C1CN(CCN1CCOCCO)C(C2=CC=CC=C2)C3=CC=C(C=C3)Cl</text:p>
          </table:table-cell>
          <table:table-cell office:value-type="string" calcext:value-type="string">
            <text:p>68-88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Idarubicin</text:p>
          </table:table-cell>
          <table:table-cell table:style-name="ce31" office:value-type="string" calcext:value-type="string">
            <text:p>C[C@@H]1O[C@H](C[C@H](N)[C@@H]1O)O[C@H]2C[C@@](O)(Cc3c(O)c4C(=O)c5ccccc5C(=O)c4c(O)c23)C(=O)C</text:p>
          </table:table-cell>
          <table:table-cell office:value-type="string" calcext:value-type="string">
            <text:p>58957-92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Imipramine</text:p>
          </table:table-cell>
          <table:table-cell office:value-type="string" calcext:value-type="string">
            <text:p>CN(C)CCCN1C2=CC=CC=C2CCC3=CC=CC=C31</text:p>
          </table:table-cell>
          <table:table-cell office:value-type="string" calcext:value-type="string">
            <text:p>50-49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Isopentaquine</text:p>
          </table:table-cell>
          <table:table-cell office:value-type="string" calcext:value-type="string">
            <text:p>CC(C)NCCCC(C)NC1=C2C(=CC(=C1)OC)C=CC=N2</text:p>
          </table:table-cell>
          <table:table-cell office:value-type="string" calcext:value-type="string">
            <text:p>529-73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Tylophorine</text:p>
          </table:table-cell>
          <table:table-cell table:style-name="ce31" office:value-type="string" calcext:value-type="string">
            <text:p>C1CC[C@@H]2[N@@]1Cc1c3cc(OC)c(OC)cc3c3cc(OC)c(cc3c1C2)OC</text:p>
          </table:table-cell>
          <table:table-cell office:value-type="string" calcext:value-type="string">
            <text:p>482-20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Zimet 54/79</text:p>
          </table:table-cell>
          <table:table-cell office:value-type="string" calcext:value-type="string">
            <text:p>CC1=CC2=C(C=C1C)NC3C(CN2)COC4=C3C=CC(=C4OC)OC</text:p>
          </table:table-cell>
          <table:table-cell office:value-type="string" calcext:value-type="string">
            <text:p>83114-27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Alifedrine</text:p>
          </table:table-cell>
          <table:table-cell table:style-name="ce32" office:value-type="string" calcext:value-type="string">
            <text:p>C[C@@H]([C@@H](c1ccccc1)O)NCCC(=O)C2CCCCC2</text:p>
          </table:table-cell>
          <table:table-cell office:value-type="string" calcext:value-type="string">
            <text:p>78756-61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Amino Anfol</text:p>
          </table:table-cell>
          <table:table-cell table:style-name="ce32" office:value-type="string" calcext:value-type="string">
            <text:p>c1cc(ccc1C(=O)NC(CC(=O)O)C(=O)O)NCc2cnc3c(n2)c(nc(n3)N)N</text:p>
          </table:table-cell>
          <table:table-cell office:value-type="string" calcext:value-type="string">
            <text:p>25312-31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Aminotreofol</text:p>
          </table:table-cell>
          <table:table-cell table:style-name="ce31" office:value-type="string" calcext:value-type="string">
            <text:p>CC(C(C(=O)O)NC(=O)C1=CC=C(C=C1)NCC2=CN=C3C(=N2)C(=NC(=N3)N)N)O</text:p>
          </table:table-cell>
          <table:table-cell table:style-name="ce32" office:value-type="string" calcext:value-type="string">
            <text:p>26188-15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mygdalin</text:p>
          </table:table-cell>
          <table:table-cell office:value-type="string" calcext:value-type="string">
            <text:p>OC[C@H]1O[C@@H](OC[C@H]2O[C@@H](O[C@@H](C#N)c3ccccc3)[C@H](O)[C@@H](O)[C@@H]2O)[C@H](O)[C@@H](O)[C@@H]1O</text:p>
          </table:table-cell>
          <table:table-cell office:value-type="string" calcext:value-type="string">
            <text:p>29883-15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Bufumustine</text:p>
          </table:table-cell>
          <table:table-cell table:style-name="ce31" office:value-type="string" calcext:value-type="string">
            <text:p>CC1(C)O[C@@H]2[C@@H](COC(=O)c3ccc(cc3)[N+](=O)[O-])OC(NC(=O)N(CCCl)N=O)[C@@H]2O1</text:p>
          </table:table-cell>
          <table:table-cell office:value-type="string" calcext:value-type="string">
            <text:p>55102-44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Butacaine</text:p>
          </table:table-cell>
          <table:table-cell office:value-type="string" calcext:value-type="string">
            <text:p>CCCCN(CCCC)CCCOC(=O)c1ccc(cc1)N</text:p>
          </table:table-cell>
          <table:table-cell office:value-type="string" calcext:value-type="string">
            <text:p>149-16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Butocin</text:p>
          </table:table-cell>
          <table:table-cell office:value-type="string" calcext:value-type="string">
            <text:p>CCOC(=O)CNC(=O)CNC(=O)CCCCSc2ncnc1/N=C\CNc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Carbetapentane</text:p>
          </table:table-cell>
          <table:table-cell office:value-type="string" calcext:value-type="string">
            <text:p>CCN(CC)CCOCCOC(=O)C1(CCCC1)C2=CC=CC=C2</text:p>
          </table:table-cell>
          <table:table-cell office:value-type="string" calcext:value-type="string">
            <text:p>77-23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Clofencilan</text:p>
          </table:table-cell>
          <table:table-cell table:style-name="ce32" office:value-type="string" calcext:value-type="string">
            <text:p>C1(c2ccc(Cl)cc2)(CCCCC1)OCCN(CC)CC</text:p>
          </table:table-cell>
          <table:table-cell office:value-type="string" calcext:value-type="string">
            <text:p>5632-52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Colchicine</text:p>
          </table:table-cell>
          <table:table-cell table:style-name="ce31" office:value-type="string" calcext:value-type="string">
            <text:p>COC1=CC=C2C(=CC1=O)[C@H](CCc3cc(OC)c(OC)c(OC)c23)NC(=O)C</text:p>
          </table:table-cell>
          <table:table-cell office:value-type="string" calcext:value-type="string">
            <text:p>64-86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Coralyne Chloride</text:p>
          </table:table-cell>
          <table:table-cell office:value-type="string" calcext:value-type="string">
            <text:p>CC1=C2C=C(C(=CC2=CC3=[N+]1C=CC4=CC(=C(C=C43)OC)OC)OC)OC.[Cl-]</text:p>
          </table:table-cell>
          <table:table-cell office:value-type="string" calcext:value-type="string">
            <text:p>6872-73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CRC-7001</text:p>
          </table:table-cell>
          <table:table-cell table:style-name="ce40" office:value-type="string" calcext:value-type="string">
            <text:p>C1COCC[N+]21CCN(CC2)[C@@H](c1ccccc1)c1ccc(cc1)Cl.[ClH-].Cl</text:p>
          </table:table-cell>
          <table:table-cell office:value-type="string" calcext:value-type="string">
            <text:p>55981-23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Calusterone</text:p>
          </table:table-cell>
          <table:table-cell table:style-name="ce31" office:value-type="string" calcext:value-type="string">
            <text:p>C[C@H]1CC2=CC(=O)CC[C@@]2([C@@H]3[C@@H]1[C@@H]4CC[C@]([C@]4(CC3)C)(C)O)C</text:p>
          </table:table-cell>
          <table:table-cell office:value-type="string" calcext:value-type="string">
            <text:p>17021-26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Captodiamine</text:p>
          </table:table-cell>
          <table:table-cell office:value-type="string" calcext:value-type="string">
            <text:p>CCCCSC1=CC=C(C=C1)C(C2=CC=CC=C2)SCCN(C)C</text:p>
          </table:table-cell>
          <table:table-cell office:value-type="string" calcext:value-type="string">
            <text:p>486-17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Caramiphen</text:p>
          </table:table-cell>
          <table:table-cell office:value-type="string" calcext:value-type="string">
            <text:p>CCN(CC)CCOC(=O)C1(CCCC1)C2=CC=CC=C2</text:p>
          </table:table-cell>
          <table:table-cell office:value-type="string" calcext:value-type="string">
            <text:p>77-22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CB-10252</text:p>
          </table:table-cell>
          <table:table-cell office:value-type="string" calcext:value-type="string">
            <text:p>CC1=C(C=CC(=C1)N(CC(C)Br)CC(C)Br)N=NC2=CC=CC=C2C(=O)O</text:p>
          </table:table-cell>
          <table:table-cell office:value-type="string" calcext:value-type="string">
            <text:p>39669-49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lorasquin</text:p>
          </table:table-cell>
          <table:table-cell table:style-name="ce31" office:value-type="string" calcext:value-type="string">
            <text:p>c12c(ccc(c1Cl)CNc1ccc(C(N[C@@H](CC(O)=O)C(O)=O)=O)cc1)nc(N)nc2N</text:p>
          </table:table-cell>
          <table:table-cell office:value-type="string" calcext:value-type="string">
            <text:p>18921-73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Citostal</text:p>
          </table:table-cell>
          <table:table-cell table:style-name="ce40" office:value-type="string" calcext:value-type="string">
            <text:p>COC1=CC=C2C(=CC1=O)[C@@H](N)CCc3cc(OC)c(OC)c(OC)c23.OC(C(O)C(=O)O)C(=O)O</text:p>
          </table:table-cell>
          <table:table-cell office:value-type="string" calcext:value-type="string">
            <text:p>27963-65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Cyanocyline A</text:p>
          </table:table-cell>
          <table:table-cell table:style-name="ce31" office:value-type="string" calcext:value-type="string">
            <text:p>COC1=C(C)C(=O)C2=C(C(CO)N3C(C#N)C4CC5C6OCCN6C2C3C5N4C)C1=O</text:p>
          </table:table-cell>
          <table:table-cell office:value-type="string" calcext:value-type="string">
            <text:p>82423-05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Cycrimine</text:p>
          </table:table-cell>
          <table:table-cell office:value-type="string" calcext:value-type="string">
            <text:p>C1CCN(CC1)CCC(C2CCCC2)(C3=CC=CC=C3)O</text:p>
          </table:table-cell>
          <table:table-cell office:value-type="string" calcext:value-type="string">
            <text:p>77-39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Demecolcine</text:p>
          </table:table-cell>
          <table:table-cell table:style-name="ce32" office:value-type="string" calcext:value-type="string">
            <text:p>CN[C@H]1CCc2cc(OC)c(OC)c(OC)c2C3=CC=C(OC)C(=O)C=C13</text:p>
          </table:table-cell>
          <table:table-cell office:value-type="string" calcext:value-type="string">
            <text:p>477-30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Denopterin</text:p>
          </table:table-cell>
          <table:table-cell table:style-name="ce31" office:value-type="string" calcext:value-type="string">
            <text:p>CC(c1c[nH]c-2nc(nc(=O)c2n1)N)N(C)c3ccc(cc3)C(=O)N[C@@H](CCC(=O)O)C(=O)O</text:p>
          </table:table-cell>
          <table:table-cell office:value-type="string" calcext:value-type="string">
            <text:p>22006-84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Dibucaine</text:p>
          </table:table-cell>
          <table:table-cell table:style-name="ce32" office:value-type="string" calcext:value-type="string">
            <text:p>CCCCOC1=NC2=CC=CC=C2C(=C1)C(=O)NCCN(CC)CC</text:p>
          </table:table-cell>
          <table:table-cell office:value-type="string" calcext:value-type="string">
            <text:p>85-79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Diethylstilbestrol</text:p>
          </table:table-cell>
          <table:table-cell table:style-name="ce32" office:value-type="string" calcext:value-type="string">
            <text:p>C(=C(\c1ccc(O)cc1)CC)(\c1ccc(O)cc1)CC</text:p>
          </table:table-cell>
          <table:table-cell office:value-type="string" calcext:value-type="string">
            <text:p>56-53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Dimezol</text:p>
          </table:table-cell>
          <table:table-cell table:style-name="ce32" office:value-type="string" calcext:value-type="string">
            <text:p>c12c(cc(C)c(c1)C)nc[nH]2</text:p>
          </table:table-cell>
          <table:table-cell table:style-name="ce32" office:value-type="string" calcext:value-type="string">
            <text:p>582-60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Diphenhidramine</text:p>
          </table:table-cell>
          <table:table-cell table:style-name="ce32" office:value-type="string" calcext:value-type="string">
            <text:p>CN(C)CCOC(C1=CC=CC=C1)C2=CC=CC=C2</text:p>
          </table:table-cell>
          <table:table-cell office:value-type="string" calcext:value-type="string">
            <text:p>58-73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Disulfamide</text:p>
          </table:table-cell>
          <table:table-cell table:style-name="ce32" office:value-type="string" calcext:value-type="string">
            <text:p>Cc1cc(c(cc1S(=O)(=O)N)S(=O)(=O)N)Cl</text:p>
          </table:table-cell>
          <table:table-cell office:value-type="string" calcext:value-type="string">
            <text:p>671-88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Drostanolone</text:p>
          </table:table-cell>
          <table:table-cell table:style-name="ce31" office:value-type="string" calcext:value-type="string">
            <text:p>C[C@@H]1C[C@]2([C@@H](CC[C@@H]3[C@@H]2CC[C@]4([C@H]3CC[C@@H]4O)C)CC1=O)C</text:p>
          </table:table-cell>
          <table:table-cell office:value-type="string" calcext:value-type="string">
            <text:p>58-19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Dyclonine</text:p>
          </table:table-cell>
          <table:table-cell office:value-type="string" calcext:value-type="string">
            <text:p>CCCCOC1=CC=C(C=C1)C(=O)CCN2CCCCC2</text:p>
          </table:table-cell>
          <table:table-cell office:value-type="string" calcext:value-type="string">
            <text:p>586-60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Estramustine</text:p>
          </table:table-cell>
          <table:table-cell table:style-name="ce31" office:value-type="string" calcext:value-type="string">
            <text:p>C[C@]12CC[C@@H]3c4ccc(cc4CC[C@H]3[C@@H]1CC[C@@H]2O)OC(=O)N(CCCl)CCCl</text:p>
          </table:table-cell>
          <table:table-cell office:value-type="string" calcext:value-type="string">
            <text:p>2998-57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Euparotin</text:p>
          </table:table-cell>
          <table:table-cell table:style-name="ce31" office:value-type="string" calcext:value-type="string">
            <text:p>CC=C(C)C(=O)OC1CC2(CO2)C3C(C=C(C3(C4C1C(=C)C(=O)O4)O)C)O</text:p>
          </table:table-cell>
          <table:table-cell office:value-type="string" calcext:value-type="string">
            <text:p>10215-89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Eupochlorin A</text:p>
          </table:table-cell>
          <table:table-cell table:style-name="ce31" office:value-type="string" calcext:value-type="string">
            <text:p>C=C1C(=O)OC2C1C(OC(=O)/C(C)=C/C)CC(O)(CCl)C3C(O)/C=C(C)\C23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Phenophan</text:p>
          </table:table-cell>
          <table:table-cell table:style-name="ce32" office:value-type="string" calcext:value-type="string">
            <text:p>c1ccc(cc1)c2cc(c3ccccc3n2)C(=O)O</text:p>
          </table:table-cell>
          <table:table-cell office:value-type="string" calcext:value-type="string">
            <text:p>132-60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Fenastezin</text:p>
          </table:table-cell>
          <table:table-cell table:style-name="ce32" office:value-type="string" calcext:value-type="string">
            <text:p>CCOc1ccc(cc1)NC(=O)C</text:p>
          </table:table-cell>
          <table:table-cell office:value-type="string" calcext:value-type="string">
            <text:p>62-44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Fluoroquine</text:p>
          </table:table-cell>
          <table:table-cell table:style-name="ce32" office:value-type="string" calcext:value-type="string">
            <text:p>CCN(CC)CCCC(C)NC1=C2C=CC(=CC2=NC=C1)F</text:p>
          </table:table-cell>
          <table:table-cell office:value-type="string" calcext:value-type="string">
            <text:p>442-96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Fluphenazine</text:p>
          </table:table-cell>
          <table:table-cell table:style-name="ce32" office:value-type="string" calcext:value-type="string">
            <text:p>C1CN(CCN1CCCN2C3=CC=CC=C3SC4=C2C=C(C=C4)C(F)(F)F)CCO</text:p>
          </table:table-cell>
          <table:table-cell office:value-type="string" calcext:value-type="string">
            <text:p>69-23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Pipenzolate</text:p>
          </table:table-cell>
          <table:table-cell table:style-name="ce32" office:value-type="string" calcext:value-type="string">
            <text:p>CC[N+]1(CCCC(C1)OC(=O)C(C2=CC=CC=C2)(C3=CC=CC=C3)O)C</text:p>
          </table:table-cell>
          <table:table-cell office:value-type="string" calcext:value-type="string">
            <text:p>13473-38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Piperidolate</text:p>
          </table:table-cell>
          <table:table-cell table:style-name="ce32" office:value-type="string" calcext:value-type="string">
            <text:p>CCN1CCCC(C1)OC(=O)C(C2=CC=CC=C2)C3=CC=CC=C3</text:p>
          </table:table-cell>
          <table:table-cell office:value-type="string" calcext:value-type="string">
            <text:p>82-98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Pramoxine</text:p>
          </table:table-cell>
          <table:table-cell table:style-name="ce32" office:value-type="string" calcext:value-type="string">
            <text:p>CCCCOC1=CC=C(C=C1)OCCCN2CCOCC2</text:p>
          </table:table-cell>
          <table:table-cell office:value-type="string" calcext:value-type="string">
            <text:p>140-65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ropiomazine</text:p>
          </table:table-cell>
          <table:table-cell table:style-name="ce32" office:value-type="string" calcext:value-type="string">
            <text:p>CCC(=O)C1=CC2=C(C=C1)SC3=CC=CC=C3N2CC(C)N(C)C</text:p>
          </table:table-cell>
          <table:table-cell office:value-type="string" calcext:value-type="string">
            <text:p>362-29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Quinaspar</text:p>
          </table:table-cell>
          <table:table-cell table:style-name="ce31" office:value-type="string" calcext:value-type="string">
            <text:p>c12c(cc(CNc3ccc(C(N[C@@H](CC(O)=O)C(O)=O)=O)cc3)cc1)c(nc(n2)N)N</text:p>
          </table:table-cell>
          <table:table-cell office:value-type="string" calcext:value-type="string">
            <text:p>18921-65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Rabdophilin G</text:p>
          </table:table-cell>
          <table:table-cell table:style-name="ce31" office:value-type="string" calcext:value-type="string">
            <text:p>C1(C)(C)CC[C@@H]2OC([C@@]34C(C([C@@H](C[C@@H]([C@@H]3[C@@]2(COC(C)=O)[C@@H]1CO)O)C4)=C)=O)=O</text:p>
          </table:table-cell>
          <table:table-cell office:value-type="string" calcext:value-type="string">
            <text:p>82460-75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Rotenone</text:p>
          </table:table-cell>
          <table:table-cell table:style-name="ce31" office:value-type="string" calcext:value-type="string">
            <text:p>c12c3c(O[C@H](C3)C(=C)C)ccc1C(=O)[C@@H]1[C@H](O2)COc2c1cc(c(c2)OC)OC</text:p>
          </table:table-cell>
          <table:table-cell office:value-type="string" calcext:value-type="string">
            <text:p>83-79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Rufocromycin</text:p>
          </table:table-cell>
          <table:table-cell table:style-name="ce31" office:value-type="string" calcext:value-type="string">
            <text:p>Cc1c(c(c(nc1C(=O)O)c2ccc3c(n2)C(=O)C(=C(C3=O)OC)N)N)c4ccc(c(c4O)OC)OC</text:p>
          </table:table-cell>
          <table:table-cell office:value-type="string" calcext:value-type="string">
            <text:p>3930-19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Vinervine</text:p>
          </table:table-cell>
          <table:table-cell table:style-name="ce31" office:value-type="string" calcext:value-type="string">
            <text:p>￼￼￼￼￼￼C/C=C\1CN2CC[C@]35/C(=C(C(=O)O)\[C@H]1C[C@H]23)Nc4ccccc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Hisfen</text:p>
          </table:table-cell>
          <table:table-cell table:style-name="ce31" office:value-type="string" calcext:value-type="string">
            <text:p>C([C@@H](NC(=O)Cc1ccc(cc1)N(CCCl)CCCl)Cc1c[nH]cn1)(=O)OC</text:p>
          </table:table-cell>
          <table:table-cell office:value-type="string" calcext:value-type="string">
            <text:p>2764-56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Holacanthone</text:p>
          </table:table-cell>
          <table:table-cell table:style-name="ce31" office:value-type="string" calcext:value-type="string">
            <text:p>C1(=O)C[C@@H]([C@@H]2[C@@]([C@@H]1O)(C)[C@@H]1[C@]34[C@@H]([C@H]([C@H]([C@@]1(O)OC4)O)C)[C@@H](OC(C)=O)C(=O)O[C@H]3C2)C</text:p>
          </table:table-cell>
          <table:table-cell office:value-type="string" calcext:value-type="string">
            <text:p>77648-51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Irisquinone A</text:p>
          </table:table-cell>
          <table:table-cell table:style-name="ce32" office:value-type="string" calcext:value-type="string">
            <text:p>C1(OC)=CC(=O)C=C(CCCCCCCCC\C=C/CCCCCC)C1=O</text:p>
          </table:table-cell>
          <table:table-cell office:value-type="string" calcext:value-type="string">
            <text:p>56495-82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LSD</text:p>
          </table:table-cell>
          <table:table-cell table:style-name="ce32" office:value-type="string" calcext:value-type="string">
            <text:p>c12c3C4=C[C@H](CN([C@@H]4Cc1c[nH]c2ccc3)C)C(=O)N(CC)CC</text:p>
          </table:table-cell>
          <table:table-cell office:value-type="string" calcext:value-type="string">
            <text:p>50-37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Marcaine</text:p>
          </table:table-cell>
          <table:table-cell table:style-name="ce32" office:value-type="string" calcext:value-type="string">
            <text:p>CCCCN1CCCCC1C(=O)Nc2c(cccc2C)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Medorubicin</text:p>
          </table:table-cell>
          <table:table-cell table:style-name="ce31" office:value-type="string" calcext:value-type="string">
            <text:p>C[C@@H]1O[C@H](C[C@H](N)[C@@H]1O)O[C@H]2C[C@@](O)(Cc3c(O)c4C(=O)c5ccccc5C(=O)c4c(O)c23)C(=O)CO</text:p>
          </table:table-cell>
          <table:table-cell office:value-type="string" calcext:value-type="string">
            <text:p>64314-52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Methopterine</text:p>
          </table:table-cell>
          <table:table-cell table:style-name="ce31" office:value-type="string" calcext:value-type="string">
            <text:p>C(N[C@@H](CCC(=O)O)C(O)=O)(c1ccc(N(Cc2nc3c(nc(nc3=O)N)[nH]c2)C)cc1)=O</text:p>
          </table:table-cell>
          <table:table-cell office:value-type="string" calcext:value-type="string">
            <text:p>2410-93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Methotrexate</text:p>
          </table:table-cell>
          <table:table-cell table:style-name="ce31" office:value-type="string" calcext:value-type="string">
            <text:p>CN(Cc1cnc2c(n1)c(nc(n2)N)N)c3ccc(cc3)C(=O)N[C@@H](CCC(=O)O)C(=O)O</text:p>
          </table:table-cell>
          <table:table-cell office:value-type="string" calcext:value-type="string">
            <text:p>59-05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Nonasulfan</text:p>
          </table:table-cell>
          <table:table-cell table:style-name="ce32" office:value-type="string" calcext:value-type="string">
            <text:p>O(S(C)(=O)=O)CCCCCCCCCOS(C)(=O)=O</text:p>
          </table:table-cell>
          <table:table-cell table:style-name="ce34" office:value-type="string" calcext:value-type="string">
            <text:p>4248-77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Pentapiperide</text:p>
          </table:table-cell>
          <table:table-cell table:style-name="ce32" office:value-type="string" calcext:value-type="string">
            <text:p>CCC(C)C(C1=CC=CC=C1)C(=O)OC2CCN(CC2)C</text:p>
          </table:table-cell>
          <table:table-cell office:value-type="string" calcext:value-type="string">
            <text:p>7009-54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henadoxone</text:p>
          </table:table-cell>
          <table:table-cell table:style-name="ce32" office:value-type="string" calcext:value-type="string">
            <text:p>CCC(=O)C(CC(C)N1CCOCC1)(C2=CC=CC=C2)C3=CC=CC=C3</text:p>
          </table:table-cell>
          <table:table-cell office:value-type="string" calcext:value-type="string">
            <text:p>467-84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Phenamet</text:p>
          </table:table-cell>
          <table:table-cell table:style-name="ce32" office:value-type="string" calcext:value-type="string">
            <text:p>CCOC(=O)[C@H](CCSC)NC(=O)Cc1ccc(cc1)N(CCCl)CCCl</text:p>
          </table:table-cell>
          <table:table-cell office:value-type="string" calcext:value-type="string">
            <text:p>3819-34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Prochlorperazine</text:p>
          </table:table-cell>
          <table:table-cell table:style-name="ce32" office:value-type="string" calcext:value-type="string">
            <text:p>CN1CCN(CC1)CCCN2C3=CC=CC=C3SC4=C2C=C(C=C4)Cl</text:p>
          </table:table-cell>
          <table:table-cell office:value-type="string" calcext:value-type="string">
            <text:p>58-38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Magestrol Acetate</text:p>
          </table:table-cell>
          <table:table-cell table:style-name="ce31" office:value-type="string" calcext:value-type="string">
            <text:p>CC1=C[C@@H]2[C@H](CC[C@]3([C@H]2CC[C@@]3(C(=O)C)OC(=O)C)C)[C@@]4(C1=CC(=O)CC4)C</text:p>
          </table:table-cell>
          <table:table-cell office:value-type="string" calcext:value-type="string">
            <text:p>595-33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MCN-2840-46</text:p>
          </table:table-cell>
          <table:table-cell table:style-name="ce32" office:value-type="string" calcext:value-type="string">
            <text:p>CCOC1=C(C=C(C=C1)C(CN=C2CCCN2C)OC)OCC</text:p>
          </table:table-cell>
          <table:table-cell office:value-type="string" calcext:value-type="string">
            <text:p>34866-51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Meclizine</text:p>
          </table:table-cell>
          <table:table-cell table:style-name="ce31" office:value-type="string" calcext:value-type="string">
            <text:p>CC1=CC(=CC=C1)CN2CCN(CC2)C(C3=CC=CC=C3)C4=CC=C(C=C4)Cl</text:p>
          </table:table-cell>
          <table:table-cell office:value-type="string" calcext:value-type="string">
            <text:p>569-65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Mepenzolate</text:p>
          </table:table-cell>
          <table:table-cell table:style-name="ce32" office:value-type="string" calcext:value-type="string">
            <text:p>C[N+]1(CCCC(C1)OC(=O)C(C2=CC=CC=C2)(C3=CC=CC=C3)O)C</text:p>
          </table:table-cell>
          <table:table-cell office:value-type="string" calcext:value-type="string">
            <text:p>25990-43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Mesyldegranol</text:p>
          </table:table-cell>
          <table:table-cell table:style-name="ce32" office:value-type="string" calcext:value-type="string">
            <text:p>CS(=O)(=O)CC(=O)n3c1ccccc1ccc2ccccc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Methasquin</text:p>
          </table:table-cell>
          <table:table-cell table:style-name="ce31" office:value-type="string" calcext:value-type="string">
            <text:p>CC1=C(C=CC2=C1C(=NC(=N2)N)N)CNC3=CC=C(C=C3)C(=O)NC(CC(=O)O)C(=O)O</text:p>
          </table:table-cell>
          <table:table-cell office:value-type="string" calcext:value-type="string">
            <text:p>18921-70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Mitopodozide</text:p>
          </table:table-cell>
          <table:table-cell table:style-name="ce31" office:value-type="string" calcext:value-type="string">
            <text:p>CCNNC(=O)[C@H]1[C@@H]([C@H](c2cc3c(cc2[C@H]1c4cc(c(c(c4)OC)OC)OC)OCO3)O)CO</text:p>
          </table:table-cell>
          <table:table-cell office:value-type="string" calcext:value-type="string">
            <text:p>1508-45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Mitoxantrone</text:p>
          </table:table-cell>
          <table:table-cell table:style-name="ce31" office:value-type="string" calcext:value-type="string">
            <text:p>C1=CC(=C2C(=C1NCCNCCO)C(=O)C3=C(C=CC(=C3C2=O)O)O)NCCNCCO</text:p>
          </table:table-cell>
          <table:table-cell office:value-type="string" calcext:value-type="string">
            <text:p>65271-80-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Nicosin</text:p>
          </table:table-cell>
          <table:table-cell table:style-name="ce32" office:value-type="string" calcext:value-type="string">
            <text:p>c1cc(cnc1)C(=O)N</text:p>
          </table:table-cell>
          <table:table-cell office:value-type="string" calcext:value-type="string">
            <text:p>98-92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Osayin</text:p>
          </table:table-cell>
          <table:table-cell table:style-name="ce32" office:value-type="string" calcext:value-type="string">
            <text:p>CC(=CCc1c(c2c(=O)c(coc2c3c1OC(C=C3)(C)C)c4ccc(cc4)O)O)C</text:p>
          </table:table-cell>
          <table:table-cell office:value-type="string" calcext:value-type="string">
            <text:p>482-53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Pentaquine</text:p>
          </table:table-cell>
          <table:table-cell table:style-name="ce32" office:value-type="string" calcext:value-type="string">
            <text:p>CC(C)NCCCCCNC1=C2C(=CC(=C1)OC)C=CC=N2</text:p>
          </table:table-cell>
          <table:table-cell office:value-type="string" calcext:value-type="string">
            <text:p>86-78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Phenazine; 5-oxide</text:p>
          </table:table-cell>
          <table:table-cell table:style-name="ce32" office:value-type="string" calcext:value-type="string">
            <text:p>c12c(n(c3ccccc3n1)=O)cccc2</text:p>
          </table:table-cell>
          <table:table-cell office:value-type="string" calcext:value-type="string">
            <text:p>304-81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Phenaline</text:p>
          </table:table-cell>
          <table:table-cell table:style-name="ce32" office:value-type="string" calcext:value-type="string">
            <text:p>CN(C)CCC(c1ccc(Cl)cc1)c2ccccn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Pipazethate</text:p>
          </table:table-cell>
          <table:table-cell table:style-name="ce32" office:value-type="string" calcext:value-type="string">
            <text:p>C1CCN(CC1)CCOCCOC(=O)N2C3=CC=CC=C3SC4=C2N=CC=C4</text:p>
          </table:table-cell>
          <table:table-cell office:value-type="string" calcext:value-type="string">
            <text:p>2167-85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Thiphenamil</text:p>
          </table:table-cell>
          <table:table-cell table:style-name="ce32" office:value-type="string" calcext:value-type="string">
            <text:p>CCN(CC)CCSC(=O)C(C1=CC=CC=C1)C2=CC=CC=C2</text:p>
          </table:table-cell>
          <table:table-cell office:value-type="string" calcext:value-type="string">
            <text:p>82-99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Tiodazosin</text:p>
          </table:table-cell>
          <table:table-cell table:style-name="ce31" office:value-type="string" calcext:value-type="string">
            <text:p>COC1=C(C=C2C(=C1)C(=NC(=N2)N3CCN(CC3)C(=O)C4=NN=C(O4)SC)N)OC</text:p>
          </table:table-cell>
          <table:table-cell office:value-type="string" calcext:value-type="string">
            <text:p>66969-81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Toromycin</text:p>
          </table:table-cell>
          <table:table-cell table:style-name="ce31" office:value-type="string" calcext:value-type="string">
            <text:p>c12c3c(c4c(cc(C=C)cc4OC)c(o3)=O)cc(c2c(O)ccc1[C@@H]1[C@@H]([C@H]([C@@H](O)[C@H](O1)C)O)O)OC</text:p>
          </table:table-cell>
          <table:table-cell office:value-type="string" calcext:value-type="string">
            <text:p>77879-90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TR 35</text:p>
          </table:table-cell>
          <table:table-cell table:style-name="ce32" office:value-type="string" calcext:value-type="string">
            <text:p>C(\c1ccccc1)=N\Nc1nc(nc(n1)C(C)(C)C)N1CCNCC1</text:p>
          </table:table-cell>
          <table:table-cell office:value-type="string" calcext:value-type="string">
            <text:p>58892-44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restolone acetate</text:p>
          </table:table-cell>
          <table:table-cell table:style-name="ce31" office:value-type="string" calcext:value-type="string">
            <text:p>C[C@@H]1CC2=CC(=O)CC[C@@H]2[C@H]3CC[C@]4(C)[C@H](CC[C@H]4[C@H]13)OC(=O)C</text:p>
          </table:table-cell>
          <table:table-cell office:value-type="string" calcext:value-type="string">
            <text:p>6157-87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Triazinate</text:p>
          </table:table-cell>
          <table:table-cell table:style-name="ce31" office:value-type="string" calcext:value-type="string">
            <text:p>CC1(N=C(N=C(N1C2=CC(=C(C=C2)OCC3=CC=CC(=C3)C(=O)N(C)C)Cl)N)N)C</text:p>
          </table:table-cell>
          <table:table-cell office:value-type="string" calcext:value-type="string">
            <text:p>41191-04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Trifluoperazine</text:p>
          </table:table-cell>
          <table:table-cell table:style-name="ce32" office:value-type="string" calcext:value-type="string">
            <text:p>CN1CCN(CC1)CCCN2C3=CC=CC=C3SC4=C2C=C(C=C4)C(F)(F)F</text:p>
          </table:table-cell>
          <table:table-cell office:value-type="string" calcext:value-type="string">
            <text:p>117-89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Trimethobenzamide</text:p>
          </table:table-cell>
          <table:table-cell table:style-name="ce32" office:value-type="string" calcext:value-type="string">
            <text:p>CN(C)CCOC1=CC=C(C=C1)CNC(=O)C2=CC(=C(C(=C2)OC)OC)OC</text:p>
          </table:table-cell>
          <table:table-cell office:value-type="string" calcext:value-type="string">
            <text:p>138-56-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rimetrexate</text:p>
          </table:table-cell>
          <table:table-cell table:style-name="ce31" office:value-type="string" calcext:value-type="string">
            <text:p>CC1=C(C=CC2=C1C(=NC(=N2)N)N)CNC3=CC(=C(C(=C3)OC)OC)OC</text:p>
          </table:table-cell>
          <table:table-cell office:value-type="string" calcext:value-type="string">
            <text:p>52128-35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Spergualin</text:p>
          </table:table-cell>
          <table:table-cell table:style-name="ce31" office:value-type="string" calcext:value-type="string">
            <text:p>C(CCNC(=N)N)C[C@@H](CC(=O)N[C@H](C(=O)NCCCCNCCCN)O)O</text:p>
          </table:table-cell>
          <table:table-cell office:value-type="string" calcext:value-type="string">
            <text:p>80902-43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Spirazidine</text:p>
          </table:table-cell>
          <table:table-cell table:style-name="ce32" office:value-type="string" calcext:value-type="string">
            <text:p>C1C[N+]2(CCN1CCCl)CC[N+]3(CCN(CC3)CCCl)CC2.[Cl-].[Cl-]</text:p>
          </table:table-cell>
          <table:table-cell office:value-type="string" calcext:value-type="string">
            <text:p>1158-80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Spirogermanium</text:p>
          </table:table-cell>
          <table:table-cell table:style-name="ce32" office:value-type="string" calcext:value-type="string">
            <text:p>CC[Ge]1(CCC2(CCN(C2)CCCN(C)C)CC1)CC</text:p>
          </table:table-cell>
          <table:table-cell office:value-type="string" calcext:value-type="string">
            <text:p>41992-23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Sulfinpyrazone</text:p>
          </table:table-cell>
          <table:table-cell table:style-name="ce31" office:value-type="string" calcext:value-type="string">
            <text:p>C1=CC=C(C=C1)N2C(=O)C(C(=O)N2C3=CC=CC=C3)CCS(=O)C4=CC=CC=C4</text:p>
          </table:table-cell>
          <table:table-cell office:value-type="string" calcext:value-type="string">
            <text:p>57-96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Ketotrexate</text:p>
          </table:table-cell>
          <table:table-cell table:style-name="ce31" office:value-type="string" calcext:value-type="string">
            <text:p>Nc1nc(c2N([C@@H](CNc2[nH]1)CCNc1ccc(cc1)C(N[C@@H](CCC(O)=O)C(O)=O)=O)C)=O</text:p>
          </table:table-cell>
          <table:table-cell office:value-type="string" calcext:value-type="string">
            <text:p>52196-22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Lofenal</text:p>
          </table:table-cell>
          <table:table-cell table:style-name="ce32" office:value-type="string" calcext:value-type="string">
            <text:p>C([C@@H](NC(=O)Cc1ccc(cc1)N(CCCl)CCCl)Cc1ccccc1)(=O)O</text:p>
          </table:table-cell>
          <table:table-cell office:value-type="string" calcext:value-type="string">
            <text:p>10047-08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Lomenin</text:p>
          </table:table-cell>
          <table:table-cell table:style-name="ce32" office:value-type="string" calcext:value-type="string">
            <text:p>CSCC[C@H](NC(=O)Cc1ccc(N(CCCl)CCCl)cc1)C(=O)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M-83</text:p>
          </table:table-cell>
          <table:table-cell table:style-name="ce31" office:value-type="string" calcext:value-type="string">
            <text:p>CO[C@]12[C@H]3N[C@H]3CN1C4=C([C@H]2COC(=O)N)C(=O)C(=C(C)C4=O)Nc5ccc(O)cc5</text:p>
          </table:table-cell>
          <table:table-cell table:style-name="ce32" office:value-type="string" calcext:value-type="string">
            <text:p>70343-57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Sibiromycin</text:p>
          </table:table-cell>
          <table:table-cell table:style-name="ce31" office:value-type="string" calcext:value-type="string">
            <text:p>C/C=C/C1=CN2[C@@H](C1)[C@H](Nc3c(cc(c(c3O)C)O[C@H]4[C@@H]([C@]([C@H]([C@@H](O4)C)NC)(C)O)O)C2=O)O</text:p>
          </table:table-cell>
          <table:table-cell office:value-type="string" calcext:value-type="string">
            <text:p>12684-33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Isopropylkyanid</text:p>
          </table:table-cell>
          <table:table-cell table:style-name="ce32" office:value-type="string" calcext:value-type="string">
            <text:p>C(C#N)(C)C</text:p>
          </table:table-cell>
          <table:table-cell office:value-type="string" calcext:value-type="string">
            <text:p>78-82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V-100</text:p>
          </table:table-cell>
          <table:table-cell table:style-name="ce32" office:value-type="string" calcext:value-type="string">
            <text:p>Oc1nc(O)c3c(n1)Oc2nc(O)nc(O)c2C3c4ccccc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Votracon</text:p>
          </table:table-cell>
          <table:table-cell table:style-name="ce32" office:value-type="string" calcext:value-type="string">
            <text:p>C(c1ccc(cc1)N)(=O)N(C)[C@@H]1C[N@@](CC1)C1CCCCC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29" calcext:value-type="float">
            <text:p>129</text:p>
          </table:table-cell>
          <table:table-cell office:value-type="string" calcext:value-type="string">
            <text:p>Prospidium</text:p>
          </table:table-cell>
          <table:table-cell table:style-name="ce32" office:value-type="string" calcext:value-type="string">
            <text:p>C1C[N+]2(CCN1CC(CCl)O)CC[N+]3(CCN(CC3)CC(CCl)O)CC2</text:p>
          </table:table-cell>
          <table:table-cell office:value-type="string" calcext:value-type="string">
            <text:p>27115-14-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0" calcext:value-type="float">
            <text:p>130</text:p>
          </table:table-cell>
          <table:table-cell office:value-type="string" calcext:value-type="string">
            <text:p>QFI</text:p>
          </table:table-cell>
          <table:table-cell table:style-name="ce31" office:value-type="string" calcext:value-type="string">
            <text:p>COc4ccc(S(=O)(=O)N(CC(C)C)C[C@@H](O)[C@H](Cc1ccc(OCP(=O)(O)O)cc1)NC(=O)C[C@H]2CO[C@H]3OCC[C@@H]23)cc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string" calcext:value-type="string">
            <text:p>Rexamid</text:p>
          </table:table-cell>
          <table:table-cell table:style-name="ce32" office:value-type="string" calcext:value-type="string">
            <text:p>c1c(cccc1O)O</text:p>
          </table:table-cell>
          <table:table-cell table:style-name="ce32" office:value-type="string" calcext:value-type="string">
            <text:p>108-46-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TABAC</text:p>
          </table:table-cell>
          <table:table-cell table:style-name="ce32" office:value-type="string" calcext:value-type="string">
            <text:p>C(c1c(c(c(cc1I)I)NC(=O)C)I)(=O)OCCOC(=O)NC1CCCCC1</text:p>
          </table:table-cell>
          <table:table-cell office:value-type="string" calcext:value-type="string">
            <text:p>78969-69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3" calcext:value-type="float">
            <text:p>133</text:p>
          </table:table-cell>
          <table:table-cell office:value-type="string" calcext:value-type="string">
            <text:p>Valethamate Br</text:p>
          </table:table-cell>
          <table:table-cell table:style-name="ce32" office:value-type="string" calcext:value-type="string">
            <text:p>CCC(C)C(C1=CC=CC=C1)C(=O)OCC[N+](C)(CC)CC.[Br-]</text:p>
          </table:table-cell>
          <table:table-cell office:value-type="string" calcext:value-type="string">
            <text:p>90-22-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4" calcext:value-type="float">
            <text:p>134</text:p>
          </table:table-cell>
          <table:table-cell office:value-type="string" calcext:value-type="string">
            <text:p>Diampromide</text:p>
          </table:table-cell>
          <table:table-cell table:style-name="ce32" office:value-type="string" calcext:value-type="string">
            <text:p>CCC(=O)N(CC(C)N(C)CCC1=CC=CC=C1)C2=CC=CC=C2</text:p>
          </table:table-cell>
          <table:table-cell office:value-type="string" calcext:value-type="string">
            <text:p>552-25-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5" calcext:value-type="float">
            <text:p>135</text:p>
          </table:table-cell>
          <table:table-cell office:value-type="string" calcext:value-type="string">
            <text:p>Doxapram</text:p>
          </table:table-cell>
          <table:table-cell table:style-name="ce32" office:value-type="string" calcext:value-type="string">
            <text:p>CCN1CC(C(C1=O)(C2=CC=CC=C2)C3=CC=CC=C3)CCN4CCOCC4</text:p>
          </table:table-cell>
          <table:table-cell office:value-type="string" calcext:value-type="string">
            <text:p>309-29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string" calcext:value-type="string">
            <text:p>Phentyrin</text:p>
          </table:table-cell>
          <table:table-cell table:style-name="ce32" office:value-type="string" calcext:value-type="string">
            <text:p>C1=CC(=CC=C1CC(C(=O)O)N)OC2=CC=C(C=C2)N(CCCl)CCCl</text:p>
          </table:table-cell>
          <table:table-cell office:value-type="string" calcext:value-type="string">
            <text:p>857-95-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Fluoraquin</text:p>
          </table:table-cell>
          <table:table-cell table:style-name="ce32" office:value-type="string" calcext:value-type="string">
            <text:p>c1cc2c(cc(c(c2nc1)O)I)I</text:p>
          </table:table-cell>
          <table:table-cell office:value-type="string" calcext:value-type="string">
            <text:p>83-73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GEA-6414</text:p>
          </table:table-cell>
          <table:table-cell table:style-name="ce32" office:value-type="string" calcext:value-type="string">
            <text:p>c1ccc(c(c1Nc1ccccc1C(=O)O)C)Cl</text:p>
          </table:table-cell>
          <table:table-cell office:value-type="string" calcext:value-type="string">
            <text:p>13710-19-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string" calcext:value-type="string">
            <text:p>Promicil</text:p>
          </table:table-cell>
          <table:table-cell table:style-name="ce31" office:value-type="string" calcext:value-type="string">
            <text:p>CC(CN(CC(C)Cl)C1=CC=C(C=C1)CC(=O)NC2=CC=C(C=C2)C(=O)O)Cl</text:p>
          </table:table-cell>
          <table:table-cell office:value-type="string" calcext:value-type="string">
            <text:p>32656-65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140" calcext:value-type="float">
            <text:p>140</text:p>
          </table:table-cell>
          <table:table-cell office:value-type="string" calcext:value-type="string">
            <text:p>Cyclomethycaine</text:p>
          </table:table-cell>
          <table:table-cell table:style-name="ce32" office:value-type="string" calcext:value-type="string">
            <text:p>CC1CCCCN1CCCOC(=O)C2=CC=C(C=C2)OC3CCCCC3</text:p>
          </table:table-cell>
          <table:table-cell office:value-type="string" calcext:value-type="string">
            <text:p>139-62-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Lasalocid</text:p>
          </table:table-cell>
          <table:table-cell table:style-name="ce31" office:value-type="string" calcext:value-type="string">
            <text:p>CC[C@H]([C@@H]1[C@H](C[C@@](O1)(CC)[C@H]2CC[C@@]([C@@H](O2)C)(CC)O)C)C(=O)[C@@H](C)[C@H]([C@H](C)CCc3ccc(c(c3C(=O)O)O)C)O</text:p>
          </table:table-cell>
          <table:table-cell table:style-name="ce32" office:value-type="string" calcext:value-type="string">
            <text:p>25999-31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42" calcext:value-type="float">
            <text:p>142</text:p>
          </table:table-cell>
          <table:table-cell office:value-type="string" calcext:value-type="string">
            <text:p>Artemisinin</text:p>
          </table:table-cell>
          <table:table-cell office:value-type="string" calcext:value-type="string">
            <text:p>O=C3O[C@@H]4O[C@@]1(OO[C@@]42[C@@H](CC1)[C@H](C)CC[C@H]2[C@H]3C)C</text:p>
          </table:table-cell>
          <table:table-cell table:style-name="ce31" office:value-type="string" calcext:value-type="string">
            <text:p/>
            <text:p>63968-64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2" office:value-type="string" calcext:value-type="string">
            <text:p>carvacrol</text:p>
          </table:table-cell>
          <table:table-cell table:style-name="ce34" office:value-type="string" calcext:value-type="string">
            <text:p>CC1=C(C=C(C=C1)C(C)C)O</text:p>
          </table:table-cell>
          <table:table-cell office:value-type="string" calcext:value-type="string">
            <text:p>499-75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44" calcext:value-type="float">
            <text:p>144</text:p>
          </table:table-cell>
          <table:table-cell table:style-name="ce32" office:value-type="string" calcext:value-type="string">
            <text:p>thymol</text:p>
          </table:table-cell>
          <table:table-cell office:value-type="string" calcext:value-type="string">
            <text:p>CC1=CC(=C(C=C1)C(C)C)O</text:p>
          </table:table-cell>
          <table:table-cell office:value-type="string" calcext:value-type="string">
            <text:p>89-83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45" calcext:value-type="float">
            <text:p>145</text:p>
          </table:table-cell>
          <table:table-cell table:style-name="ce32" office:value-type="string" calcext:value-type="string">
            <text:p>isopulegol</text:p>
          </table:table-cell>
          <table:table-cell office:value-type="string" calcext:value-type="string">
            <text:p>C[C@@H]1CC[C@H]([C@@H](C1)O)C(=C)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46" calcext:value-type="float">
            <text:p>146</text:p>
          </table:table-cell>
          <table:table-cell table:style-name="ce32" office:value-type="string" calcext:value-type="string">
            <text:p>eugenol</text:p>
          </table:table-cell>
          <table:table-cell table:style-name="ce36" office:value-type="string" calcext:value-type="string">
            <text:p>COc1cc(CC=C)ccc1O</text:p>
          </table:table-cell>
          <table:table-cell table:style-name="ce37" office:value-type="string" calcext:value-type="string">
            <text:p>97-53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47" calcext:value-type="float">
            <text:p>147</text:p>
          </table:table-cell>
          <table:table-cell table:style-name="ce32" office:value-type="string" calcext:value-type="string">
            <text:p>carvone</text:p>
          </table:table-cell>
          <table:table-cell table:style-name="ce32" office:value-type="string" calcext:value-type="string">
            <text:p>CC(=C)C1CC=C(C)C(=O)C1</text:p>
          </table:table-cell>
          <table:table-cell table:style-name="ce32" office:value-type="string" calcext:value-type="string">
            <text:p>99-49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48" calcext:value-type="float">
            <text:p>148</text:p>
          </table:table-cell>
          <table:table-cell office:value-type="string" calcext:value-type="string">
            <text:p>Allicin</text:p>
          </table:table-cell>
          <table:table-cell table:style-name="ce32" office:value-type="string" calcext:value-type="string">
            <text:p>C=CC[S@@](SCC=C)=O</text:p>
          </table:table-cell>
          <table:table-cell office:value-type="string" calcext:value-type="string">
            <text:p>539-86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string" calcext:value-type="string">
            <text:p>Berberine</text:p>
          </table:table-cell>
          <table:table-cell table:style-name="ce31" office:value-type="string" calcext:value-type="string">
            <text:p>O1c2c(OC1)cc5c(c2)c4cc3ccc(OC)c(OC)c3c[n+]4CC5</text:p>
            <text:p/>
          </table:table-cell>
          <table:table-cell office:value-type="string" calcext:value-type="string">
            <text:p>2086-83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Eicosapentaenoic acid</text:p>
          </table:table-cell>
          <table:table-cell table:style-name="ce32" office:value-type="string" calcext:value-type="string">
            <text:p>O=C(O)CCC\C=C/C\C=C/C\C=C/C\C=C/C\C=C/CC</text:p>
          </table:table-cell>
          <table:table-cell office:value-type="string" calcext:value-type="string">
            <text:p>10417-94-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1" calcext:value-type="float">
            <text:p>151</text:p>
          </table:table-cell>
          <table:table-cell office:value-type="string" calcext:value-type="string">
            <text:p>Docosahexaenoic acid</text:p>
          </table:table-cell>
          <table:table-cell table:style-name="ce32" office:value-type="string" calcext:value-type="string">
            <text:p>O=C(O)CC\C=C/C/C=C\C\C=C/C\C=C/C\C=C/C\C=C/CC</text:p>
          </table:table-cell>
          <table:table-cell office:value-type="string" calcext:value-type="string">
            <text:p>6217-54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2" calcext:value-type="float">
            <text:p>152</text:p>
          </table:table-cell>
          <table:table-cell office:value-type="string" calcext:value-type="string">
            <text:p>Linolenic acid </text:p>
          </table:table-cell>
          <table:table-cell table:style-name="ce32" office:value-type="string" calcext:value-type="string">
            <text:p>CC/C=C\C/C=C\C/C=C\CCCCCCCC(=O)O</text:p>
          </table:table-cell>
          <table:table-cell office:value-type="string" calcext:value-type="string">
            <text:p>463-40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3" calcext:value-type="float">
            <text:p>153</text:p>
          </table:table-cell>
          <table:table-cell office:value-type="string" calcext:value-type="string">
            <text:p>Saponin</text:p>
          </table:table-cell>
          <table:table-cell office:value-type="string" calcext:value-type="string">
            <text:p>C[C@]1(CCC23COC4([C@H]2C1)CC[C@@H]5[C@]6(CC[C@@H](C(C6CC[C@]5([C@@]4(C[C@H]3O)C)C)(C)C)O[C@H]7[C@@H]([C@H]([C@H](CO7)O[C@H]8[C@@H]([C@H]([C@@H](CO8)O)O)O)O[C@@H]9[C@@H]([C@H]([C@@H]([C@H](O9)CO)O)O)O)O[C@H]1[C@@H]([C@H]([C@@H]([C@H](O1)CO)O)O)O[C@@H]1[C@@H]([C@H]([C@@H]([C@H](O1)CO)O)O)O)C)C=O</text:p>
          </table:table-cell>
          <table:table-cell office:value-type="string" calcext:value-type="string">
            <text:p>8047-15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office:value-type="float" office:value="154" calcext:value-type="float">
            <text:p>154</text:p>
          </table:table-cell>
          <table:table-cell office:value-type="string" calcext:value-type="string">
            <text:p>Curcumin (diferuloylmethane)</text:p>
          </table:table-cell>
          <table:table-cell table:style-name="ce31" office:value-type="string" calcext:value-type="string">
            <text:p>COC1=C(C=CC(=C1)C=CC(=O)CC(=O)C=CC2=CC(=C(C=C2)O)OC)O</text:p>
            <text:p/>
            <text:p/>
          </table:table-cell>
          <table:table-cell office:value-type="string" calcext:value-type="string">
            <text:p>458-37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5" calcext:value-type="float">
            <text:p>155</text:p>
          </table:table-cell>
          <table:table-cell office:value-type="string" calcext:value-type="string">
            <text:p>Maslinic acid</text:p>
          </table:table-cell>
          <table:table-cell office:value-type="string" calcext:value-type="string">
            <text:p>CC1(C)[C@@H](O)[C@H](O)C[C@@]2(C)[C@]([H])1CC[C@]3(C)[C@@]([H])2CC=C4[C@](C)3CC[C@]5([C@](O)=O)[C@]([H])4CC(C)(C)CC5</text:p>
          </table:table-cell>
          <table:table-cell office:value-type="string" calcext:value-type="string">
            <text:p>4373-41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6" calcext:value-type="float">
            <text:p>156</text:p>
          </table:table-cell>
          <table:table-cell office:value-type="string" calcext:value-type="string">
            <text:p>Febrifugine</text:p>
          </table:table-cell>
          <table:table-cell office:value-type="string" calcext:value-type="string">
            <text:p>C1C[C@@H]([C@H](NC1)CC(=O)CN2C=NC3=CC=CC=C3C2=O)O</text:p>
          </table:table-cell>
          <table:table-cell office:value-type="string" calcext:value-type="string">
            <text:p>24159-07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Cinnamaldehyde</text:p>
          </table:table-cell>
          <table:table-cell office:value-type="string" calcext:value-type="string">
            <text:p>c1ccc(cc1)/C=C/C=O</text:p>
          </table:table-cell>
          <table:table-cell office:value-type="string" calcext:value-type="string">
            <text:p>14371-10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8" calcext:value-type="float">
            <text:p>158</text:p>
          </table:table-cell>
          <table:table-cell office:value-type="string" calcext:value-type="string">
            <text:p>Acemannan</text:p>
          </table:table-cell>
          <table:table-cell office:value-type="string" calcext:value-type="string">
            <text:p>CC(=O)N[C@H]1[C@H]([C@@H]([C@H](O[C@@H]1O[C@@H]2[C@H](O[C@@H]([C@H]([C@H]2OC(=O)C)O)O[C@@H]3[C@H](O[C@@H]([C@H]([C@H]3OC(=O)C)O)O[C@@H]4[C@H](O[C@@H]([C@H]([C@H]4OC(=O)C)O)OC)CO)CO)CO)CO)O[C@@H]5[C@H]([C@H]([C@@H]([C@H](O5)CO)O[C@@H]6[C@H]([C@H]([C@@H]([C@H](O6)C(=O)[O-])O[C@@H]7[C@H]([C@H]([C@@H]([C@H](O7)CO)O[C@@H]8[C@H]([C@H]([C@@H]([C@H](O8)CO)OC)OC(=O)C)O)OC(=O)C)O)OC(=O)C)O)OC(=O)C)O)O</text:p>
          </table:table-cell>
          <table:table-cell office:value-type="string" calcext:value-type="string">
            <text:p>110042-95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59" calcext:value-type="float">
            <text:p>159</text:p>
          </table:table-cell>
          <table:table-cell office:value-type="string" calcext:value-type="string">
            <text:p>Tannin (pedunculagin)</text:p>
          </table:table-cell>
          <table:table-cell office:value-type="string" calcext:value-type="string">
            <text:p>C1C2C(C3C(C(O2)O)OC(=O)C4=CC(=C(C(=C4C5=C(C(=C(C=C5C(=O)O3)O)O)O)O)O)O)OC(=O)C6=CC(=C(C(=C6C7=C(C(=C(C=C7C(=O)O1)O)O)O)O)O)O</text:p>
          </table:table-cell>
          <table:table-cell office:value-type="string" calcext:value-type="string">
            <text:p>7045-42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0" calcext:value-type="float">
            <text:p>160</text:p>
          </table:table-cell>
          <table:table-cell office:value-type="string" calcext:value-type="string">
            <text:p>Chicoric acid</text:p>
          </table:table-cell>
          <table:table-cell office:value-type="string" calcext:value-type="string">
            <text:p>O=C(O)[C@H](OC(=O)\C=C\c1ccc(O)c(O)c1)[C@@H](OC(=O)\C=C\c2cc(O)c(O)cc2)C(=O)O</text:p>
          </table:table-cell>
          <table:table-cell office:value-type="string" calcext:value-type="string">
            <text:p>‎6537-80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1" calcext:value-type="float">
            <text:p>161</text:p>
          </table:table-cell>
          <table:table-cell office:value-type="string" calcext:value-type="string">
            <text:p><text:span text:style-name="T3">γ</text:span><text:span text:style-name="T4">-tocopherol</text:span></text:p>
          </table:table-cell>
          <table:table-cell office:value-type="string" calcext:value-type="string">
            <text:p>CC1=C(C=C2CC[C@@](OC2=C1C)(C)CCC[C@H](C)CCC[C@H](C)CCCC(C)C)O</text:p>
          </table:table-cell>
          <table:table-cell office:value-type="string" calcext:value-type="string">
            <text:p>54-28-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Betaine</text:p>
          </table:table-cell>
          <table:table-cell office:value-type="string" calcext:value-type="string">
            <text:p>C[N+](C)(C)CC(=O)[O-]</text:p>
          </table:table-cell>
          <table:table-cell office:value-type="string" calcext:value-type="string">
            <text:p>107-43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3" calcext:value-type="float">
            <text:p>163</text:p>
          </table:table-cell>
          <table:table-cell office:value-type="string" calcext:value-type="string">
            <text:p>cineole</text:p>
          </table:table-cell>
          <table:table-cell table:style-name="ce32" office:value-type="string" calcext:value-type="string">
            <text:p>C[C@@]12CC[C@@H](CC1)C(C)(C)O2</text:p>
          </table:table-cell>
          <table:table-cell office:value-type="string" calcext:value-type="string">
            <text:p>470-82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64" calcext:value-type="float">
            <text:p>164</text:p>
          </table:table-cell>
          <table:table-cell office:value-type="string" calcext:value-type="string">
            <text:p>carveol</text:p>
          </table:table-cell>
          <table:table-cell table:style-name="ce46" office:value-type="string" calcext:value-type="string">
            <text:p>C1(CC(C(=CC1)C)O)C(=C)C</text:p>
          </table:table-cell>
          <table:table-cell office:value-type="string" calcext:value-type="string">
            <text:p/>
            <text:p>99-48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5" calcext:value-type="float">
            <text:p>165</text:p>
          </table:table-cell>
          <table:table-cell office:value-type="string" calcext:value-type="string">
            <text:p>papain</text:p>
          </table:table-cell>
          <table:table-cell office:value-type="string" calcext:value-type="string">
            <text:p>C1=C(NC=N1)CC(C(=O)O)NC(=O)CCN</text:p>
          </table:table-cell>
          <table:table-cell office:value-type="string" calcext:value-type="string">
            <text:p>305-84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galactromannans</text:p>
          </table:table-cell>
          <table:table-cell office:value-type="string" calcext:value-type="string">
            <text:p>C([C@@H]1[C@@H]([C@@H]([C@H]([C@H](O1)OC[C@@H]2[C@H]([C@@H]([C@@H]([C@@H](O2)O)O)O)O[C@H]3[C@H]([C@H]([C@@H]([C@H](O3)CO)O)O)O)O)O)O)O</text:p>
          </table:table-cell>
          <table:table-cell office:value-type="string" calcext:value-type="string">
            <text:p>11078-30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7" calcext:value-type="float">
            <text:p>167</text:p>
          </table:table-cell>
          <table:table-cell office:value-type="string" calcext:value-type="string">
            <text:p>Aklomide</text:p>
          </table:table-cell>
          <table:table-cell office:value-type="string" calcext:value-type="string">
            <text:p>C1=CC(=C(C=C1[N+](=O)[O-])Cl)C(=O)N</text:p>
          </table:table-cell>
          <table:table-cell table:style-name="ce32" office:value-type="string" calcext:value-type="string">
            <text:p>3011-89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8" calcext:value-type="float">
            <text:p>168</text:p>
          </table:table-cell>
          <table:table-cell table:style-name="ce40" office:value-type="string" calcext:value-type="string">
            <text:p>Amprolium</text:p>
          </table:table-cell>
          <table:table-cell office:value-type="string" calcext:value-type="string">
            <text:p>CCCC1=NC=C(C(=N1)N)C[N+]2=CC=CC=C2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Amquinate</text:p>
          </table:table-cell>
          <table:table-cell office:value-type="string" calcext:value-type="string">
            <text:p>CCCC1=C(C=C2C(=C1)C(=O)C(=CN2)C(=O)OC)N(CC)CC</text:p>
          </table:table-cell>
          <table:table-cell office:value-type="string" calcext:value-type="string">
            <text:p>17230-85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0" calcext:value-type="float">
            <text:p>170</text:p>
          </table:table-cell>
          <table:table-cell office:value-type="string" calcext:value-type="string">
            <text:p>Arprinocid</text:p>
          </table:table-cell>
          <table:table-cell table:style-name="ce38" office:value-type="string" calcext:value-type="string">
            <text:p>c12n(Cc3c(cccc3Cl)F)cnc1c(ncn2)N</text:p>
          </table:table-cell>
          <table:table-cell office:value-type="string" calcext:value-type="string">
            <text:p>55779-18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Bay g 7183</text:p>
          </table:table-cell>
          <table:table-cell table:style-name="ce31" office:value-type="string" calcext:value-type="string">
            <text:p>Cn3c(=O)[nH]c(=O)n(c2cc(Cl)c(Oc1ccc(S(=O)(=O)C(F)(F)F)cc1)c(Cl)c2)c3=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2" calcext:value-type="float">
            <text:p>172</text:p>
          </table:table-cell>
          <table:table-cell office:value-type="string" calcext:value-type="string">
            <text:p>Beclotiamine</text:p>
          </table:table-cell>
          <table:table-cell office:value-type="string" calcext:value-type="string">
            <text:p>CC1=C(SC=[N+]1CC2=CN=C(N=C2N)C)CCCl.[Cl-]</text:p>
          </table:table-cell>
          <table:table-cell office:value-type="string" calcext:value-type="string">
            <text:p>13471-78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3" calcext:value-type="float">
            <text:p>173</text:p>
          </table:table-cell>
          <table:table-cell office:value-type="string" calcext:value-type="string">
            <text:p>Bitipazone</text:p>
          </table:table-cell>
          <table:table-cell office:value-type="string" calcext:value-type="string">
            <text:p>CC(=NNC(=S)NCCN1CCCCC1)C(=NNC(=S)NCCN2CCCCC2)C</text:p>
          </table:table-cell>
          <table:table-cell office:value-type="string" calcext:value-type="string">
            <text:p>13456-08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4" calcext:value-type="float">
            <text:p>174</text:p>
          </table:table-cell>
          <table:table-cell office:value-type="string" calcext:value-type="string">
            <text:p>Buquinolate</text:p>
          </table:table-cell>
          <table:table-cell office:value-type="string" calcext:value-type="string">
            <text:p>c12c(cc(OCC(C)C)c(c2)OCC(C)C)ncc(c1O)C(OCC)=O</text:p>
          </table:table-cell>
          <table:table-cell table:style-name="ce39" office:value-type="date" office:date-value="5486-03-03" calcext:value-type="date">
            <text:p>03/03/5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5" calcext:value-type="float">
            <text:p>175</text:p>
          </table:table-cell>
          <table:table-cell office:value-type="string" calcext:value-type="string">
            <text:p>Ciproquinate</text:p>
          </table:table-cell>
          <table:table-cell office:value-type="string" calcext:value-type="string">
            <text:p>CCOC(O)c4c[nH]c3cc(OCC1CC1)c(OCC2CC2)cc3c4=O</text:p>
          </table:table-cell>
          <table:table-cell office:value-type="string" calcext:value-type="string">
            <text:p>19485-08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6" calcext:value-type="float">
            <text:p>176</text:p>
          </table:table-cell>
          <table:table-cell office:value-type="string" calcext:value-type="string">
            <text:p>Claruzil</text:p>
          </table:table-cell>
          <table:table-cell office:value-type="string" calcext:value-type="string">
            <text:p>Clc1ccc(cc1)C(C#N)c3c(Cl)cc(N2/N=C\C(=O)NC2=O)cc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7" calcext:value-type="float">
            <text:p>177</text:p>
          </table:table-cell>
          <table:table-cell table:style-name="ce40" office:value-type="string" calcext:value-type="string">
            <text:p>Clopidol</text:p>
          </table:table-cell>
          <table:table-cell office:value-type="string" calcext:value-type="string">
            <text:p>CC1=C(Cl)C(O)=C(Cl)C(C)=N1</text:p>
          </table:table-cell>
          <table:table-cell office:value-type="string" calcext:value-type="string">
            <text:p>2971-90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8" calcext:value-type="float">
            <text:p>178</text:p>
          </table:table-cell>
          <table:table-cell office:value-type="string" calcext:value-type="string">
            <text:p>CP-25415</text:p>
          </table:table-cell>
          <table:table-cell office:value-type="string" calcext:value-type="string">
            <text:p>O=C(c1ccc(Cl)cc1)c3ccc(n2ncc(=O)[nH]c2=O)cc3C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79" calcext:value-type="float">
            <text:p>179</text:p>
          </table:table-cell>
          <table:table-cell table:style-name="ce40" office:value-type="string" calcext:value-type="string">
            <text:p>Decoquinate</text:p>
          </table:table-cell>
          <table:table-cell office:value-type="string" calcext:value-type="string">
            <text:p>CCCCCCCCCCOC1=C(C=C2C(=C1)C(=O)C(=CN2)C(=O)OCC)OCC</text:p>
          </table:table-cell>
          <table:table-cell table:style-name="ce32" office:value-type="string" calcext:value-type="string">
            <text:p>18507-89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0" calcext:value-type="float">
            <text:p>180</text:p>
          </table:table-cell>
          <table:table-cell table:style-name="ce32" office:value-type="string" calcext:value-type="string">
            <text:p>Diaveridine</text:p>
          </table:table-cell>
          <table:table-cell table:style-name="ce31" office:value-type="string" calcext:value-type="string">
            <text:p>COC1=C(C=C(C=C1)CC2=CN=C(N=C2N)N)OC</text:p>
          </table:table-cell>
          <table:table-cell office:value-type="string" calcext:value-type="string">
            <text:p>5355-16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1" calcext:value-type="float">
            <text:p>181</text:p>
          </table:table-cell>
          <table:table-cell table:style-name="ce40" office:value-type="string" calcext:value-type="string">
            <text:p>Diclazuril</text:p>
          </table:table-cell>
          <table:table-cell office:value-type="string" calcext:value-type="string">
            <text:p>C1=CC(=CC=C1C(C#N)C2=C(C=C(C=C2Cl)N3C(=O)NC(=O)C=N3)Cl)Cl</text:p>
          </table:table-cell>
          <table:table-cell table:style-name="ce32" office:value-type="string" calcext:value-type="string">
            <text:p>101831-37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float" office:value="182" calcext:value-type="float">
            <text:p>182</text:p>
          </table:table-cell>
          <table:table-cell table:style-name="ce35" office:value-type="string" calcext:value-type="string">
            <text:p>Dimethialium</text:p>
          </table:table-cell>
          <table:table-cell office:value-type="string" calcext:value-type="string">
            <text:p>s1c[n+](c(c1C)C)Cc1c(nc(nc1)C)N</text:p>
          </table:table-cell>
          <table:table-cell table:style-name="ce31" office:value-type="string" calcext:value-type="string">
            <text:p/>
            <text:p>15659-74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3" calcext:value-type="float">
            <text:p>183</text:p>
          </table:table-cell>
          <table:table-cell table:style-name="ce40" office:value-type="string" calcext:value-type="string">
            <text:p>Dinitolmide</text:p>
          </table:table-cell>
          <table:table-cell office:value-type="string" calcext:value-type="string">
            <text:p>O=[N+]([O-])c1cc(cc(C(=O)N)c1C)[N+]([O-])=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4" calcext:value-type="float">
            <text:p>184</text:p>
          </table:table-cell>
          <table:table-cell office:value-type="string" calcext:value-type="string">
            <text:p>Ethopabate</text:p>
          </table:table-cell>
          <table:table-cell table:style-name="ce31" office:value-type="string" calcext:value-type="string">
            <text:p>CCOC1=C(C=CC(=C1)NC(=O)C)C(=O)OC</text:p>
          </table:table-cell>
          <table:table-cell office:value-type="string" calcext:value-type="string">
            <text:p>59-06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5" calcext:value-type="float">
            <text:p>185</text:p>
          </table:table-cell>
          <table:table-cell office:value-type="string" calcext:value-type="string">
            <text:p>Febrifugine</text:p>
          </table:table-cell>
          <table:table-cell table:style-name="ce31" office:value-type="string" calcext:value-type="string">
            <text:p>c1ccc2c(c1)ncn(CC(C[C@@H]1NCCC[C@H]1O)=O)c2=O</text:p>
          </table:table-cell>
          <table:table-cell office:value-type="string" calcext:value-type="string">
            <text:p>24159-07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6" calcext:value-type="float">
            <text:p>186</text:p>
          </table:table-cell>
          <table:table-cell office:value-type="string" calcext:value-type="string">
            <text:p>Glycarbylamide</text:p>
          </table:table-cell>
          <table:table-cell table:style-name="ce31" office:value-type="string" calcext:value-type="string">
            <text:p>c1(c(C(=O)N)nc[nH]1)C(N)=O</text:p>
          </table:table-cell>
          <table:table-cell office:value-type="string" calcext:value-type="string">
            <text:p>83-39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7" calcext:value-type="float">
            <text:p>187</text:p>
          </table:table-cell>
          <table:table-cell office:value-type="string" calcext:value-type="string">
            <text:p>Halofuginone</text:p>
          </table:table-cell>
          <table:table-cell office:value-type="string" calcext:value-type="string">
            <text:p>O=C(CN3C=NC2=CC(Br)=C(Cl)C=C2C3=O)C[C@@H]1NCCC[C@H]1O</text:p>
          </table:table-cell>
          <table:table-cell table:style-name="ce32" office:value-type="string" calcext:value-type="string">
            <text:p>55837-20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8" calcext:value-type="float">
            <text:p>188</text:p>
          </table:table-cell>
          <table:table-cell table:style-name="ce40" office:value-type="string" calcext:value-type="string">
            <text:p>Lasalocid</text:p>
          </table:table-cell>
          <table:table-cell office:value-type="string" calcext:value-type="string">
            <text:p>O=C(O)c1c(O)c(ccc1CC[C@@H](C)[C@H](O)[C@@H](C(=O)[C@@H]([C@H]3O[C@@]([C@@H]2O[C@H]([C@](O)(CC2)CC)C)(CC)C[C@@H]3C)CC)C)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89" calcext:value-type="float">
            <text:p>189</text:p>
          </table:table-cell>
          <table:table-cell table:style-name="ce40" office:value-type="string" calcext:value-type="string">
            <text:p>Maduramicin</text:p>
          </table:table-cell>
          <table:table-cell office:value-type="string" calcext:value-type="string">
            <text:p>O=C(O)C[C@@]1(O)O[C@H]([C@H](OC)[C@@H](OC)[C@@H]1C)[C@H](C)[C@H]7O[C@]6(O[C@](C)([C@@H]5O[C@](C)([C@@H]4O[C@@H]([C@H]2O[C@@](O)(C)[C@H](C)C[C@@H]2C)C[C@@H]4O[C@H]3O[C@@H](C)[C@H](OC)[C@@H](OC)C3)CC5)CC6)C[C@H](O)[C@H]7C</text:p>
          </table:table-cell>
          <table:table-cell table:style-name="ce32" office:value-type="string" calcext:value-type="string">
            <text:p>79356-08-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0" calcext:value-type="float">
            <text:p>190</text:p>
          </table:table-cell>
          <table:table-cell table:style-name="ce32" office:value-type="string" calcext:value-type="string">
            <text:p>Methiotriazamine</text:p>
          </table:table-cell>
          <table:table-cell office:value-type="string" calcext:value-type="string">
            <text:p>CC1(N=C(N=C(N1C2=CC=C(C=C2)SC)N)N)C</text:p>
          </table:table-cell>
          <table:table-cell office:value-type="string" calcext:value-type="string">
            <text:p>6043-86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1" calcext:value-type="float">
            <text:p>191</text:p>
          </table:table-cell>
          <table:table-cell table:style-name="ce40" office:value-type="string" calcext:value-type="string">
            <text:p>Monensin</text:p>
          </table:table-cell>
          <table:table-cell office:value-type="string" calcext:value-type="string">
            <text:p>O=C(O)[C@@H](C)[C@H](OC)[C@H](C)[C@H]5O[C@]1(O[C@@](C)(CC1)[C@@H]2O[C@@](CC)(CC2)[C@@H]4O[C@@H]([C@H]3O[C@@](O)(CO)[C@@H](C[C@@H]3C)C)C[C@@H]4C)C[C@H](O)[C@H]5C</text:p>
          </table:table-cell>
          <table:table-cell office:value-type="string" calcext:value-type="string">
            <text:p>17090-79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2" calcext:value-type="float">
            <text:p>192</text:p>
          </table:table-cell>
          <table:table-cell office:value-type="string" calcext:value-type="string">
            <text:p>N-1-Naphthylphthalamic acid</text:p>
          </table:table-cell>
          <table:table-cell office:value-type="string" calcext:value-type="string">
            <text:p>O=C(O)c1ccccc1C(=O)Nc2cccc3ccccc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3" calcext:value-type="float">
            <text:p>193</text:p>
          </table:table-cell>
          <table:table-cell table:style-name="ce41" office:value-type="string" calcext:value-type="string">
            <text:p><text:a xlink:href="http://www.poultrymed.com/Narasin" xlink:type="simple">Narasin</text:a></text:p>
          </table:table-cell>
          <table:table-cell office:value-type="string" calcext:value-type="string">
            <text:p>O=C([C@@H](C)[C@@H](O)[C@H](C)[C@]5([H])O[C@]([C@@H](CC)C(O)=O)([H])[C@@H](C)C[C@@H]5C)[C@H](CC)[C@@]1([H])O[C@@]2(O[C@@]3(CC[C@]([C@]4([H])O[C@@H](C)[C@@](O)(CC)CC4)(C)O3)[C@H](O)C=C2)[C@H](C)C[C@@H]1C</text:p>
          </table:table-cell>
          <table:table-cell table:style-name="ce32" office:value-type="string" calcext:value-type="string">
            <text:p>55134-13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4" calcext:value-type="float">
            <text:p>194</text:p>
          </table:table-cell>
          <table:table-cell office:value-type="string" calcext:value-type="string">
            <text:p>Nequinate </text:p>
          </table:table-cell>
          <table:table-cell office:value-type="string" calcext:value-type="string">
            <text:p>CCCCC1=C(C=C2C(=C1)C(=O)C(=CN2)C(=O)OC)OCC3=CC=CC=C3</text:p>
          </table:table-cell>
          <table:table-cell office:value-type="string" calcext:value-type="string">
            <text:p>13997-19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5" calcext:value-type="float">
            <text:p>195</text:p>
          </table:table-cell>
          <table:table-cell table:style-name="ce40" office:value-type="string" calcext:value-type="string">
            <text:p>Nicarbazin</text:p>
          </table:table-cell>
          <table:table-cell office:value-type="string" calcext:value-type="string">
            <text:p>[O-][N+](=O)c1ccc(cc1)NC(=O)Nc2ccc([N+]([O-])=O)cc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6" calcext:value-type="float">
            <text:p>196</text:p>
          </table:table-cell>
          <table:table-cell table:style-name="ce32" office:value-type="string" calcext:value-type="string">
            <text:p>Nitromide</text:p>
          </table:table-cell>
          <table:table-cell office:value-type="string" calcext:value-type="string">
            <text:p>NC(=O)c1cc(C[N+](=O)[O-])cc(C[N+](=O)[O-])c1</text:p>
          </table:table-cell>
          <table:table-cell office:value-type="string" calcext:value-type="string">
            <text:p>121-81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7" calcext:value-type="float">
            <text:p>197</text:p>
          </table:table-cell>
          <table:table-cell table:style-name="ce32" office:value-type="string" calcext:value-type="string">
            <text:p>Nitrophenide</text:p>
          </table:table-cell>
          <table:table-cell office:value-type="string" calcext:value-type="string">
            <text:p>C1=CC(=CC(=C1)SSC2=CC=CC(=C2)[N+](=O)[O-])[N+](=O)[O-]</text:p>
          </table:table-cell>
          <table:table-cell office:value-type="string" calcext:value-type="string">
            <text:p>537-91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8" calcext:value-type="float">
            <text:p>198</text:p>
          </table:table-cell>
          <table:table-cell office:value-type="string" calcext:value-type="string">
            <text:p>Oryzalin</text:p>
          </table:table-cell>
          <table:table-cell office:value-type="string" calcext:value-type="string">
            <text:p>CCCN(CCC)C1=C(C=C(C=C1[N+](=O)[O-])S(=O)(=O)N)[N+](=O)[O-]</text:p>
          </table:table-cell>
          <table:table-cell table:style-name="ce32" office:value-type="string" calcext:value-type="string">
            <text:p>19044-88-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Ponazuril</text:p>
          </table:table-cell>
          <table:table-cell office:value-type="string" calcext:value-type="string">
            <text:p>CC1=C(C=CC(=C1)N2C(=O)NC(=O)N(C2=O)C)OC3=CC=C(C=C3)S(=O)(=O)C(F)(F)F</text:p>
          </table:table-cell>
          <table:table-cell table:style-name="ce32" office:value-type="string" calcext:value-type="string">
            <text:p>69004-04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32" office:value-type="string" calcext:value-type="string">
            <text:p>Proquinolate</text:p>
          </table:table-cell>
          <table:table-cell table:style-name="ce31" office:value-type="string" calcext:value-type="string">
            <text:p>COC(=O)/C2=C/Nc1cc(OC(C)C)c(OC(C)C)cc1C2O</text:p>
          </table:table-cell>
          <table:table-cell office:value-type="string" calcext:value-type="string">
            <text:p>1698-95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1" calcext:value-type="float">
            <text:p>201</text:p>
          </table:table-cell>
          <table:table-cell table:style-name="ce40" office:value-type="string" calcext:value-type="string">
            <text:p>Robenidine</text:p>
          </table:table-cell>
          <table:table-cell table:style-name="ce38" office:value-type="string" calcext:value-type="string">
            <text:p>C1=CC(=CC=C1C=NNC(=NN=CC2=CC=C(C=C2)Cl)N)Cl</text:p>
          </table:table-cell>
          <table:table-cell office:value-type="string" calcext:value-type="string">
            <text:p>25875-51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2" calcext:value-type="float">
            <text:p>202</text:p>
          </table:table-cell>
          <table:table-cell table:style-name="ce32" office:value-type="string" calcext:value-type="string">
            <text:p>Romet</text:p>
          </table:table-cell>
          <table:table-cell office:value-type="string" calcext:value-type="string">
            <text:p>c12c3c([nH]c(c1c(cc(o2)C(OCCC(C)C)=O)=O)=O)c(c(C)cc3)C</text:p>
          </table:table-cell>
          <table:table-cell office:value-type="string" calcext:value-type="string">
            <text:p>73080-51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string" calcext:value-type="string">
            <text:p>Roxarsone</text:p>
          </table:table-cell>
          <table:table-cell office:value-type="string" calcext:value-type="string">
            <text:p>Oc1ccc(cc1[N+](=O)[O-])[As](O)(O)=O</text:p>
          </table:table-cell>
          <table:table-cell office:value-type="string" calcext:value-type="string">
            <text:p>121-19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4" calcext:value-type="float">
            <text:p>204</text:p>
          </table:table-cell>
          <table:table-cell table:style-name="ce40" office:value-type="string" calcext:value-type="string">
            <text:p>Salinomycin</text:p>
          </table:table-cell>
          <table:table-cell office:value-type="string" calcext:value-type="string">
            <text:p>O=C([C@H]([C@H]([C@@H]([C@]3([H])O[C@]([C@@H](CC)C(O)=O)([H])CC[C@@H]3C)C)O)C)[C@H](CC)[C@@]([C@@H](C)C[C@H]2C)([H])O[C@]12O[C@@]4(CC[C@]([C@]5([H])O[C@@H](C)[C@](CC)(O)CC5)(C)O4)[C@H](O)C=C1</text:p>
          </table:table-cell>
          <table:table-cell office:value-type="string" calcext:value-type="string">
            <text:p>53003-10-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5" calcext:value-type="float">
            <text:p>205</text:p>
          </table:table-cell>
          <table:table-cell table:style-name="ce41" office:value-type="string" calcext:value-type="string">
            <text:p>Sch 18545</text:p>
          </table:table-cell>
          <table:table-cell office:value-type="string" calcext:value-type="string">
            <text:p>CC(C(=O)Nc1ccc(c(c1)C(F)(F)F)C(F)(F)F)C(=O)Nc2ccc(c(c2)C(F)(F)F)C(F)(F)F</text:p>
          </table:table-cell>
          <table:table-cell office:value-type="string" calcext:value-type="string">
            <text:p>60131-74-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6" calcext:value-type="float">
            <text:p>206</text:p>
          </table:table-cell>
          <table:table-cell table:style-name="ce40" office:value-type="string" calcext:value-type="string">
            <text:p>Semduramicin</text:p>
          </table:table-cell>
          <table:table-cell office:value-type="string" calcext:value-type="string">
            <text:p>CC1CC(C(OC1C2CC(C(O2)C3(CCC(O3)C4(CCC5(O4)CC(C(C(O5)C(C)C6C(C(C(C(O6)(CC(=O)O)O)C)O)OC)C)O)C)C)OC7CCC(C(O7)C)OC)(C)O)C</text:p>
          </table:table-cell>
          <table:table-cell office:value-type="string" calcext:value-type="string">
            <text:p>113378-31-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Spiramycin</text:p>
          </table:table-cell>
          <table:table-cell office:value-type="string" calcext:value-type="string">
            <text:p>O=CCC4C(OC2OC(C(OC1OC(C)C(O)C(O)(C)C1)C(N(C)C)C2O)C)C(OC)C(O)CC(=O)OC(C)C\C=C\C=C\C(OC3OC(C)C(N(C)C)CC3)C(C)C4</text:p>
          </table:table-cell>
          <table:table-cell office:value-type="string" calcext:value-type="string">
            <text:p>8025-81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string" calcext:value-type="string">
            <text:p>Sulfabenz</text:p>
          </table:table-cell>
          <table:table-cell office:value-type="string" calcext:value-type="string">
            <text:p>c1ccc(cc1)NS(=O)(=O)c2ccc(cc2)N</text:p>
          </table:table-cell>
          <table:table-cell office:value-type="string" calcext:value-type="string">
            <text:p>127-77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Sulfaclozine</text:p>
          </table:table-cell>
          <table:table-cell office:value-type="string" calcext:value-type="string">
            <text:p>S(Nc1nc(Cl)cnc1)(c1ccc(cc1)N)(=O)=O</text:p>
          </table:table-cell>
          <table:table-cell table:style-name="ce32" office:value-type="string" calcext:value-type="string">
            <text:p>102-65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string" calcext:value-type="string">
            <text:p>Sulfadiazine</text:p>
          </table:table-cell>
          <table:table-cell table:style-name="ce31" office:value-type="string" calcext:value-type="string">
            <text:p>C1=CN=C(N=C1)NS(=O)(=O)C2=CC=C(C=C2)N</text:p>
          </table:table-cell>
          <table:table-cell table:style-name="ce32" office:value-type="string" calcext:value-type="string">
            <text:p>68-35-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Sulfadimethoxine</text:p>
          </table:table-cell>
          <table:table-cell office:value-type="string" calcext:value-type="string">
            <text:p>COc1cc(nc(n1)OC)NS(=O)(=O)c2ccc(cc2)N</text:p>
          </table:table-cell>
          <table:table-cell table:style-name="ce32" office:value-type="string" calcext:value-type="string">
            <text:p>122-11-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string" calcext:value-type="string">
            <text:p>Sulfametrole</text:p>
          </table:table-cell>
          <table:table-cell office:value-type="string" calcext:value-type="string">
            <text:p>COc1c(nsn1)NS(=O)(=O)c2ccc(cc2)N</text:p>
          </table:table-cell>
          <table:table-cell table:style-name="ce32" office:value-type="string" calcext:value-type="string">
            <text:p>32909-92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3" calcext:value-type="float">
            <text:p>213</text:p>
          </table:table-cell>
          <table:table-cell table:style-name="ce31" office:value-type="string" calcext:value-type="string">
            <text:p>Sulfaquinoxaline</text:p>
          </table:table-cell>
          <table:table-cell office:value-type="string" calcext:value-type="string">
            <text:p>C1=CC=C2C(=C1)N=CC(=N2)NS(=O)(=O)C3=CC=C(C=C3)N</text:p>
          </table:table-cell>
          <table:table-cell office:value-type="string" calcext:value-type="string">
            <text:p>59-40-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4" calcext:value-type="float">
            <text:p>214</text:p>
          </table:table-cell>
          <table:table-cell table:style-name="ce32" office:value-type="string" calcext:value-type="string">
            <text:p>Tiazuril</text:p>
          </table:table-cell>
          <table:table-cell office:value-type="string" calcext:value-type="string">
            <text:p>c1(ccc(cc1)Sc1c(cc(cc1C)n1ncc([nH]c1=O)=O)C)Cl</text:p>
          </table:table-cell>
          <table:table-cell table:style-name="ce32" office:value-type="string" calcext:value-type="string">
            <text:p>35319-70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5" calcext:value-type="float">
            <text:p>215</text:p>
          </table:table-cell>
          <table:table-cell table:style-name="ce32" office:value-type="string" calcext:value-type="string">
            <text:p>Tosulur</text:p>
          </table:table-cell>
          <table:table-cell office:value-type="string" calcext:value-type="string">
            <text:p>Cc1ccc(cc1)S(=O)(=O)NC(=O)OCCOC</text:p>
          </table:table-cell>
          <table:table-cell table:style-name="ce32" office:value-type="string" calcext:value-type="string">
            <text:p>87051-13-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Toltrazuril</text:p>
          </table:table-cell>
          <table:table-cell office:value-type="string" calcext:value-type="string">
            <text:p>CC1=C(C=CC(=C1)N2C(=O)NC(=O)N(C2=O)C)OC3=CC=C(C=C3)SC(F)(F)F</text:p>
          </table:table-cell>
          <table:table-cell table:style-name="ce32" office:value-type="string" calcext:value-type="string">
            <text:p>69004-03-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float" office:value="217" calcext:value-type="float">
            <text:p>217</text:p>
          </table:table-cell>
          <table:table-cell office:value-type="string" calcext:value-type="string">
            <text:p>Dinsed</text:p>
          </table:table-cell>
          <table:table-cell office:value-type="string" calcext:value-type="string">
            <text:p>c1ccc(cc1S(NCCNS(c1cc(ccc1)[N+]([O-])=O)(=O)=O)(=O)=O)[N+]([O-])=O</text:p>
          </table:table-cell>
          <table:table-cell office:value-type="string" calcext:value-type="string">
            <text:p>96-62-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 table:number-rows-repeated="1048358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Inactivos" table:style-name="ta1">
        <table:table-column table:style-name="co1" table:default-cell-style-name="ce55"/>
        <table:table-column table:style-name="co2" table:default-cell-style-name="ce55"/>
        <table:table-column table:style-name="co3" table:number-columns-repeated="2" table:default-cell-style-name="ce55"/>
        <table:table-column table:style-name="co4" table:default-cell-style-name="ce66"/>
        <table:table-column table:style-name="co5" table:default-cell-style-name="ce55"/>
        <table:table-column table:style-name="co6" table:number-columns-repeated="1018" table:default-cell-style-name="ce55"/>
        <table:table-row table:style-name="ro3">
          <table:table-cell table:style-name="ce51" office:value-type="string" calcext:value-type="string">
            <text:p>CAM (cloranfenicol)</text:p>
          </table:table-cell>
          <table:table-cell table:style-name="ce51" office:value-type="string" calcext:value-type="string">
            <text:p>c1cc(ccc1[C@H]([C@@H](CO)NC(=O)C(Cl)Cl)O)[N+](=O)[O-]</text:p>
          </table:table-cell>
          <table:table-cell table:style-name="ce51" office:value-type="string" calcext:value-type="string">
            <text:p>56-75-7</text:p>
          </table:table-cell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2,4 DEP</text:p>
          </table:table-cell>
          <table:table-cell table:style-name="ce51" office:value-type="string" calcext:value-type="string">
            <text:p>C1=CC(=C(C=C1Cl)Cl)OCCOP(OCCOC2=C(C=C(C=C2)Cl)Cl)OCCOC3=C(C=C(C=C3)Cl)Cl</text:p>
          </table:table-cell>
          <table:table-cell table:style-name="ce51" office:value-type="string" calcext:value-type="string">
            <text:p>94-84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cetoxycycloheximidine</text:p>
          </table:table-cell>
          <table:table-cell table:style-name="ce56" office:value-type="string" calcext:value-type="string">
            <text:p>CC(=O)C[C@]2(C)C[C@H](C)C(=O)[C@H]([C@H](O)CC1CC(=O)NC(=O)C1)C2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-Denopterin</text:p>
          </table:table-cell>
          <table:table-cell table:style-name="ce56" office:value-type="string" calcext:value-type="string">
            <text:p>CC(C1=CN=C2C(=N1)C(=NC(=N2)N)N)N(C)C3=CC=C(C=C3)C(=O)N[C@@H](CCC(=O)O)C(=O)O</text:p>
          </table:table-cell>
          <table:table-cell table:style-name="ce51" office:value-type="string" calcext:value-type="string">
            <text:p>25663-23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L-1965</text:p>
          </table:table-cell>
          <table:table-cell table:style-name="ce51" office:value-type="string" calcext:value-type="string">
            <text:p>C1CN(CCC12OCCO2)CCN3CCN(C3=O)C4=CC(=CC(=C4)Cl)Cl</text:p>
          </table:table-cell>
          <table:table-cell table:style-name="ce51" office:value-type="string" calcext:value-type="string">
            <text:p>39113-89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mbunol</text:p>
          </table:table-cell>
          <table:table-cell table:style-name="ce51" office:value-type="string" calcext:value-type="string">
            <text:p>CC(C)(C)C1=CC(=CC(=C1O)C(C)(C)C)CN(CCO)CCO</text:p>
          </table:table-cell>
          <table:table-cell table:style-name="ce51" office:value-type="string" calcext:value-type="string">
            <text:p>2226-97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medin</text:p>
          </table:table-cell>
          <table:table-cell table:style-name="ce51" office:value-type="string" calcext:value-type="string">
            <text:p>CN(C)CCOC(=O)C(C1CCCCC1)(C2=CC=CC=C2)O</text:p>
          </table:table-cell>
          <table:table-cell table:style-name="ce51" office:value-type="string" calcext:value-type="string">
            <text:p>25520-98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minohexan/ Aminohexane</text:p>
          </table:table-cell>
          <table:table-cell table:style-name="ce51" office:value-type="string" calcext:value-type="string">
            <text:p>CCC1(CCCCC1CN(C)C)OC(=O)C2=CC=CC=C2</text:p>
          </table:table-cell>
          <table:table-cell table:style-name="ce51" office:value-type="string" calcext:value-type="string">
            <text:p>5959-44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minopterin</text:p>
          </table:table-cell>
          <table:table-cell table:style-name="ce56" office:value-type="string" calcext:value-type="string">
            <text:p>Nc3nc(N)c2nc(CNc1ccc(C(=O)N[C@@H](CCC(=O)O)C(=O)O)cc1)cnc2n3</text:p>
          </table:table-cell>
          <table:table-cell table:style-name="ce51" office:value-type="string" calcext:value-type="string">
            <text:p>54-62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saline</text:p>
          </table:table-cell>
          <table:table-cell table:style-name="ce56" office:value-type="string" calcext:value-type="string">
            <text:p>C(=O)(OCC)[C@H](NC([C@@H](Cc1ccc(N(CCCl)CCCl)cc1)NC(=O)C)=O)C(C)C</text:p>
          </table:table-cell>
          <table:table-cell table:style-name="ce51" office:value-type="string" calcext:value-type="string">
            <text:p>13425-94-0</text:p>
          </table:table-cell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Asamet</text:p>
          </table:table-cell>
          <table:table-cell table:style-name="ce56" office:value-type="string" calcext:value-type="string">
            <text:p>CCOC(=O)[C@H](CCSC)NC(=O)[C@H](Cc1ccc(N(CCCl)CCCl)cc1)NC(C)=O</text:p>
          </table:table-cell>
          <table:table-cell table:style-name="ce51" table:number-columns-repeated="2"/>
          <table:table-cell table:number-columns-repeated="1020"/>
        </table:table-row>
        <table:table-row table:style-name="ro3">
          <table:table-cell table:style-name="ce51" office:value-type="string" calcext:value-type="string">
            <text:p>Asazol</text:p>
          </table:table-cell>
          <table:table-cell table:style-name="ce56" office:value-type="string" calcext:value-type="string">
            <text:p>C[As](=O)(O)[O-].[Na+]</text:p>
          </table:table-cell>
          <table:table-cell table:style-name="ce51" office:value-type="string" calcext:value-type="string">
            <text:p>2163-80-6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T-16</text:p>
          </table:table-cell>
          <table:table-cell table:style-name="ce56" office:value-type="string" calcext:value-type="string">
            <text:p>c1cc(\C=N\[C@@H](CO)[C@@H](O)c2ccc([N+]([O-])=O)cc2)ccc1N(CCCl)CCCl</text:p>
          </table:table-cell>
          <table:table-cell table:style-name="ce51" office:value-type="string" calcext:value-type="string">
            <text:p>1952-96-1</text:p>
          </table:table-cell>
          <table:table-cell table:style-name="ce51"/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zotomycin</text:p>
          </table:table-cell>
          <table:table-cell table:style-name="ce56" office:value-type="string" calcext:value-type="string">
            <text:p>C(=O)(CC[C@@H](C(=O)O)N)N[C@H](C(=O)N[C@@H](CCC(=O)C=[N+]=[NH-])C(=O)O)CCC(=O)C=[N+]=[NH-]</text:p>
          </table:table-cell>
          <table:table-cell office:value-type="string" calcext:value-type="string">
            <text:p>7644-67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imolane</text:p>
          </table:table-cell>
          <table:table-cell table:style-name="ce51" office:value-type="string" calcext:value-type="string">
            <text:p>N1(C(CN(CC1=O)CCN1CC(=O)N(C(C1)=O)CN1CCOCC1)=O)CN1CCOCC1</text:p>
          </table:table-cell>
          <table:table-cell office:value-type="string" calcext:value-type="string">
            <text:p>74550-97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iperiden</text:p>
          </table:table-cell>
          <table:table-cell table:style-name="ce51" office:value-type="string" calcext:value-type="string">
            <text:p>C1CCN(CC1)CCC(C2CC3CC2C=C3)(C4=CC=CC=C4)O</text:p>
          </table:table-cell>
          <table:table-cell office:value-type="string" calcext:value-type="string">
            <text:p>514-65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isantrene</text:p>
          </table:table-cell>
          <table:table-cell table:style-name="ce51" office:value-type="string" calcext:value-type="string">
            <text:p>c1(c2c(cccc2)c(c2c1cccc2)\C=N\NC1=NCCN1)\C=N\NC1=NCCN1</text:p>
          </table:table-cell>
          <table:table-cell office:value-type="string" calcext:value-type="string">
            <text:p>78186-34-2</text:p>
          </table:table-cell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Bremfol</text:p>
          </table:table-cell>
          <table:table-cell table:style-name="ce56" office:value-type="string" calcext:value-type="string">
            <text:p>CC(C1=CN=C2C(=N1)C(=O)NC(=N2)N)NC3=CC=C(C=C3)C(=O)NC(CCC(=O)O)C(=O)O</text:p>
            <text:p>CC(C1=CN=C2C(=N1)C(=O)NC(=N2)N)NC3=CC=C(C=C3)C(=O)N[C@@H](CCC(=O)O)C(=O)O</text:p>
          </table:table-cell>
          <table:table-cell office:value-type="string" calcext:value-type="string">
            <text:p>2179-16-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rucine</text:p>
          </table:table-cell>
          <table:table-cell table:style-name="ce52" office:value-type="string" calcext:value-type="string">
            <text:p>O=C7N2c1cc(OC)c(OC)cc1[C@@]64[C@@H]2[C@@H]3[C@@H](OC/C=C5\[C@@H]3C[C@@H]6N(CC4)C5)C7</text:p>
          </table:table-cell>
          <table:table-cell table:style-name="ce52" office:value-type="string" calcext:value-type="string">
            <text:p>357-57-3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Bupivacaine</text:p>
          </table:table-cell>
          <table:table-cell table:style-name="ce52" office:value-type="string" calcext:value-type="string">
            <text:p>O=C(C1N(CCCC1)CCCC)NC2=C(C)C=CC=C2C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Burseran</text:p>
          </table:table-cell>
          <table:table-cell table:style-name="ce56" office:value-type="string" calcext:value-type="string">
            <text:p>COC1=CC(=CC(=C1OC)OC)CC2COCC2CC3=CC4=C(C=C3)OCO4</text:p>
            <text:p>COC1=CC(=CC(=C1OC)OC)C[C@@H]2COC[C@H]2CC3=CC4=C(C=C3)OCO4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utatensin</text:p>
          </table:table-cell>
          <table:table-cell table:style-name="ce56" office:value-type="string" calcext:value-type="string">
            <text:p>NC(OCC(C)(COC(N)=O)[C@@H](C)CC)=O</text:p>
          </table:table-cell>
          <table:table-cell office:value-type="string" calcext:value-type="string">
            <text:p>64-55-1</text:p>
          </table:table-cell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Butaverine</text:p>
          </table:table-cell>
          <table:table-cell table:style-name="ce51" office:value-type="string" calcext:value-type="string">
            <text:p>CCCCOC(=O)CC(C1=CC=CC=C1)N2CCCCC2</text:p>
          </table:table-cell>
          <table:table-cell office:value-type="string" calcext:value-type="string">
            <text:p>55837-14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utotricin</text:p>
          </table:table-cell>
          <table:table-cell table:style-name="ce51" office:value-type="string" calcext:value-type="string">
            <text:p>CCOC(=O)CNC(=O)CNC(=O)CNC(=O)CCCCSC1=NC=NC2=C1NC=N2</text:p>
          </table:table-cell>
          <table:table-cell office:value-type="string" calcext:value-type="string">
            <text:p>23374-45-0</text:p>
          </table:table-cell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Calcio Mefolinas</text:p>
          </table:table-cell>
          <table:table-cell table:style-name="ce57" office:value-type="string" calcext:value-type="string">
            <text:p><text:a xlink:href="mailto:N1%5BC@@H%5D(%5BC@@H%5D(OCC1)c1ccccc1)C.Cl" xlink:type="simple">N1[C@@H]([C@@H](OCC1)c1ccccc1)C.Cl</text:a></text:p>
          </table:table-cell>
          <table:table-cell office:value-type="string" calcext:value-type="string">
            <text:p>1707-14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Fotretamina</text:p>
          </table:table-cell>
          <table:table-cell table:style-name="ce56" office:value-type="string" calcext:value-type="string">
            <text:p>P1(=NP(N2CC2)(=NP(N2CC2)(N2CC2)=N1)N1CCOCC1)(N1CC1)N1CC1</text:p>
          </table:table-cell>
          <table:table-cell table:style-name="ce51" office:value-type="string" calcext:value-type="string">
            <text:p>37132-72-2</text:p>
          </table:table-cell>
          <table:table-cell table:style-name="ce51"/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Hexacaine</text:p>
          </table:table-cell>
          <table:table-cell table:style-name="ce51" office:value-type="string" calcext:value-type="string">
            <text:p>CCCOC1=CC=C(C=C1)C(=O)CCN2CCCCCC2</text:p>
          </table:table-cell>
          <table:table-cell office:value-type="string" calcext:value-type="string">
            <text:p>16689-12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Hexestrol Diphosphate</text:p>
          </table:table-cell>
          <table:table-cell table:style-name="ce56" office:value-type="string" calcext:value-type="string">
            <text:p>C(C)[C@@H]([C@@H](CC)c1ccc(cc1)OP(=O)(O)O)c1ccc(cc1)OP(=O)(O)O</text:p>
          </table:table-cell>
          <table:table-cell office:value-type="string" calcext:value-type="string">
            <text:p>24809-02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Homocoralyne</text:p>
          </table:table-cell>
          <table:table-cell table:style-name="ce56" office:value-type="string" calcext:value-type="string">
            <text:p>CCC1=C2C=C(C(=CC2=CC3=[N+]1C=CC4=CC(=C(C=C43)OC)OC)OC)OC</text:p>
          </table:table-cell>
          <table:table-cell/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Hydroxizine</text:p>
          </table:table-cell>
          <table:table-cell table:style-name="ce51" office:value-type="string" calcext:value-type="string">
            <text:p>C1CN(CCN1CCOCCO)C(C2=CC=CC=C2)C3=CC=C(C=C3)Cl</text:p>
          </table:table-cell>
          <table:table-cell office:value-type="string" calcext:value-type="string">
            <text:p>68-88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Idarubicin</text:p>
          </table:table-cell>
          <table:table-cell table:style-name="ce56" office:value-type="string" calcext:value-type="string">
            <text:p>C[C@@H]1O[C@H](C[C@H](N)[C@@H]1O)O[C@H]2C[C@@](O)(Cc3c(O)c4C(=O)c5ccccc5C(=O)c4c(O)c23)C(=O)C</text:p>
          </table:table-cell>
          <table:table-cell office:value-type="string" calcext:value-type="string">
            <text:p>58957-92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Imipramine</text:p>
          </table:table-cell>
          <table:table-cell table:style-name="ce51" office:value-type="string" calcext:value-type="string">
            <text:p>CN(C)CCCN1C2=CC=CC=C2CCC3=CC=CC=C31</text:p>
          </table:table-cell>
          <table:table-cell office:value-type="string" calcext:value-type="string">
            <text:p>50-49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Isopentaquine</text:p>
          </table:table-cell>
          <table:table-cell table:style-name="ce51" office:value-type="string" calcext:value-type="string">
            <text:p>CC(C)NCCCC(C)NC1=C2C(=CC(=C1)OC)C=CC=N2</text:p>
          </table:table-cell>
          <table:table-cell office:value-type="string" calcext:value-type="string">
            <text:p>529-73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ylophorine</text:p>
          </table:table-cell>
          <table:table-cell table:style-name="ce56" office:value-type="string" calcext:value-type="string">
            <text:p>C1CC[C@@H]2[N@@]1Cc1c3cc(OC)c(OC)cc3c3cc(OC)c(cc3c1C2)OC</text:p>
          </table:table-cell>
          <table:table-cell office:value-type="string" calcext:value-type="string">
            <text:p>482-20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Zimet 54/79</text:p>
          </table:table-cell>
          <table:table-cell table:style-name="ce51" office:value-type="string" calcext:value-type="string">
            <text:p>CC1=CC2=C(C=C1C)NC3C(CN2)COC4=C3C=CC(=C4OC)OC</text:p>
          </table:table-cell>
          <table:table-cell office:value-type="string" calcext:value-type="string">
            <text:p>83114-27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lifedrine</text:p>
          </table:table-cell>
          <table:table-cell table:style-name="ce52" office:value-type="string" calcext:value-type="string">
            <text:p>C[C@@H]([C@@H](c1ccccc1)O)NCCC(=O)C2CCCCC2</text:p>
          </table:table-cell>
          <table:table-cell office:value-type="string" calcext:value-type="string">
            <text:p>78756-61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Amino Anfol</text:p>
          </table:table-cell>
          <table:table-cell table:style-name="ce52" office:value-type="string" calcext:value-type="string">
            <text:p>c1cc(ccc1C(=O)NC(CC(=O)O)C(=O)O)NCc2cnc3c(n2)c(nc(n3)N)N</text:p>
          </table:table-cell>
          <table:table-cell table:style-name="ce51" office:value-type="string" calcext:value-type="string">
            <text:p>25312-31-6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minotreofol</text:p>
          </table:table-cell>
          <table:table-cell table:style-name="ce56" office:value-type="string" calcext:value-type="string">
            <text:p>CC(C(C(=O)O)NC(=O)C1=CC=C(C=C1)NCC2=CN=C3C(=N2)C(=NC(=N3)N)N)O</text:p>
          </table:table-cell>
          <table:table-cell table:style-name="ce52" office:value-type="string" calcext:value-type="string">
            <text:p>26188-15-8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mygdalin</text:p>
          </table:table-cell>
          <table:table-cell table:style-name="ce51" office:value-type="string" calcext:value-type="string">
            <text:p>OC[C@H]1O[C@@H](OC[C@H]2O[C@@H](O[C@@H](C#N)c3ccccc3)[C@H](O)[C@@H](O)[C@@H]2O)[C@H](O)[C@@H](O)[C@@H]1O</text:p>
          </table:table-cell>
          <table:table-cell office:value-type="string" calcext:value-type="string">
            <text:p>29883-15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ufumustine</text:p>
          </table:table-cell>
          <table:table-cell table:style-name="ce56" office:value-type="string" calcext:value-type="string">
            <text:p>CC1(C)O[C@@H]2[C@@H](COC(=O)c3ccc(cc3)[N+](=O)[O-])OC(NC(=O)N(CCCl)N=O)[C@@H]2O1</text:p>
          </table:table-cell>
          <table:table-cell table:style-name="ce51" office:value-type="string" calcext:value-type="string">
            <text:p>55102-44-8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Butacaine</text:p>
          </table:table-cell>
          <table:table-cell table:style-name="ce51" office:value-type="string" calcext:value-type="string">
            <text:p>CCCCN(CCCC)CCCOC(=O)c1ccc(cc1)N</text:p>
          </table:table-cell>
          <table:table-cell office:value-type="string" calcext:value-type="string">
            <text:p>149-16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utocin</text:p>
          </table:table-cell>
          <table:table-cell table:style-name="ce51" office:value-type="string" calcext:value-type="string">
            <text:p>CCOC(=O)CNC(=O)CNC(=O)CCCCSc2ncnc1/N=C\CNc12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No es este compuesto</text:p>
          </table:table-cell>
          <table:table-cell table:number-columns-repeated="1019"/>
        </table:table-row>
        <table:table-row table:style-name="ro3">
          <table:table-cell table:style-name="ce51" office:value-type="string" calcext:value-type="string">
            <text:p>Carbetapentane</text:p>
          </table:table-cell>
          <table:table-cell table:style-name="ce51" office:value-type="string" calcext:value-type="string">
            <text:p>CCN(CC)CCOCCOC(=O)C1(CCCC1)C2=CC=CC=C2</text:p>
          </table:table-cell>
          <table:table-cell office:value-type="string" calcext:value-type="string">
            <text:p>77-23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lofencilan</text:p>
          </table:table-cell>
          <table:table-cell table:style-name="ce52" office:value-type="string" calcext:value-type="string">
            <text:p>C1(c2ccc(Cl)cc2)(CCCCC1)OCCN(CC)CC</text:p>
          </table:table-cell>
          <table:table-cell table:style-name="ce51" office:value-type="string" calcext:value-type="string">
            <text:p>5632-52-0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Colchicine</text:p>
          </table:table-cell>
          <table:table-cell table:style-name="ce56" office:value-type="string" calcext:value-type="string">
            <text:p>COC1=CC=C2C(=CC1=O)[C@H](CCc3cc(OC)c(OC)c(OC)c23)NC(=O)C</text:p>
          </table:table-cell>
          <table:table-cell office:value-type="string" calcext:value-type="string">
            <text:p>64-86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oralyne Chloride</text:p>
          </table:table-cell>
          <table:table-cell table:style-name="ce51" office:value-type="string" calcext:value-type="string">
            <text:p>CC1=C2C=C(C(=CC2=CC3=[N+]1C=CC4=CC(=C(C=C43)OC)OC)OC)OC.[Cl-]</text:p>
          </table:table-cell>
          <table:table-cell office:value-type="string" calcext:value-type="string">
            <text:p>6872-73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RC-7001</text:p>
          </table:table-cell>
          <table:table-cell table:style-name="ce58" office:value-type="string" calcext:value-type="string">
            <text:p><text:a xlink:href="mailto:C1COCC%5BN+%5D21CCN(CC2)%5BC@@H%5D(c1ccccc1)c1ccc(cc1)Cl.%5BClH-%5D.Cl" xlink:type="simple">C1COCC[N+]21CCN(CC2)[C@@H](c1ccccc1)c1ccc(cc1)Cl.[ClH-].Cl</text:a></text:p>
          </table:table-cell>
          <table:table-cell table:style-name="ce51" office:value-type="string" calcext:value-type="string">
            <text:p>55981-23-2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Calusterone</text:p>
          </table:table-cell>
          <table:table-cell table:style-name="ce56" office:value-type="string" calcext:value-type="string">
            <text:p>C[C@H]1CC2=CC(=O)CC[C@@]2([C@@H]3[C@@H]1[C@@H]4CC[C@]([C@]4(CC3)C)(C)O)C</text:p>
          </table:table-cell>
          <table:table-cell office:value-type="string" calcext:value-type="string">
            <text:p>17021-26-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aptodiamine</text:p>
          </table:table-cell>
          <table:table-cell table:style-name="ce51" office:value-type="string" calcext:value-type="string">
            <text:p>CCCCSC1=CC=C(C=C1)C(C2=CC=CC=C2)SCCN(C)C</text:p>
          </table:table-cell>
          <table:table-cell office:value-type="string" calcext:value-type="string">
            <text:p>486-17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aramiphen</text:p>
          </table:table-cell>
          <table:table-cell table:style-name="ce51" office:value-type="string" calcext:value-type="string">
            <text:p>CCN(CC)CCOC(=O)C1(CCCC1)C2=CC=CC=C2</text:p>
          </table:table-cell>
          <table:table-cell office:value-type="string" calcext:value-type="string">
            <text:p>77-22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B-10252</text:p>
          </table:table-cell>
          <table:table-cell table:style-name="ce51" office:value-type="string" calcext:value-type="string">
            <text:p>CC1=C(C=CC(=C1)N(CC(C)Br)CC(C)Br)N=NC2=CC=CC=C2C(=O)O</text:p>
          </table:table-cell>
          <table:table-cell office:value-type="string" calcext:value-type="string">
            <text:p>39669-49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hlorasquin</text:p>
          </table:table-cell>
          <table:table-cell table:style-name="ce56" office:value-type="string" calcext:value-type="string">
            <text:p>c12c(ccc(c1Cl)CNc1ccc(C(N[C@@H](CC(O)=O)C(O)=O)=O)cc1)nc(N)nc2N</text:p>
          </table:table-cell>
          <table:table-cell office:value-type="string" calcext:value-type="string">
            <text:p>18921-73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itostal</text:p>
          </table:table-cell>
          <table:table-cell table:style-name="ce57" office:value-type="string" calcext:value-type="string">
            <text:p><text:a xlink:href="mailto:COC1%3DCC%3DC2C(%3DCC1%3DO)%5BC@@H%5D(N)CCc3cc(OC)c(OC)c(OC)c23.OC(C(O)C(%3DO)O)C(%3DO)O" xlink:type="simple">COC1=CC=C2C(=CC1=O)[C@@H](N)CCc3cc(OC)c(OC)c(OC)c23.OC(C(O)C(=O)O)C(=O)O</text:a></text:p>
          </table:table-cell>
          <table:table-cell office:value-type="string" calcext:value-type="string">
            <text:p>27963-65-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yanocyline A</text:p>
          </table:table-cell>
          <table:table-cell table:style-name="ce56" office:value-type="string" calcext:value-type="string">
            <text:p>COC1=C(C)C(=O)C2=C(C(CO)N3C(C#N)C4CC5C6OCCN6C2C3C5N4C)C1=O</text:p>
          </table:table-cell>
          <table:table-cell table:style-name="ce51" office:value-type="string" calcext:value-type="string">
            <text:p>82423-05-0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67" office:value-type="string" calcext:value-type="string">
            <text:p>Cyanonaphthyridinomycin</text:p>
          </table:table-cell>
          <table:table-cell table:style-name="ce51" table:number-columns-repeated="1018"/>
        </table:table-row>
        <table:table-row table:style-name="ro3">
          <table:table-cell table:style-name="ce51" office:value-type="string" calcext:value-type="string">
            <text:p>Cycrimine</text:p>
          </table:table-cell>
          <table:table-cell table:style-name="ce51" office:value-type="string" calcext:value-type="string">
            <text:p>C1CCN(CC1)CCC(C2CCCC2)(C3=CC=CC=C3)O</text:p>
          </table:table-cell>
          <table:table-cell office:value-type="string" calcext:value-type="string">
            <text:p>77-39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emecolcine</text:p>
          </table:table-cell>
          <table:table-cell table:style-name="ce52" office:value-type="string" calcext:value-type="string">
            <text:p>CN[C@H]1CCc2cc(OC)c(OC)c(OC)c2C3=CC=C(OC)C(=O)C=C13</text:p>
          </table:table-cell>
          <table:table-cell office:value-type="string" calcext:value-type="string">
            <text:p>477-30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enopterin</text:p>
          </table:table-cell>
          <table:table-cell table:style-name="ce56" office:value-type="string" calcext:value-type="string">
            <text:p>CC(c1c[nH]c-2nc(nc(=O)c2n1)N)N(C)c3ccc(cc3)C(=O)N[C@@H](CCC(=O)O)C(=O)O</text:p>
          </table:table-cell>
          <table:table-cell office:value-type="string" calcext:value-type="string">
            <text:p>22006-84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ibucaine</text:p>
          </table:table-cell>
          <table:table-cell table:style-name="ce52" office:value-type="string" calcext:value-type="string">
            <text:p>CCCCOC1=NC2=CC=CC=C2C(=C1)C(=O)NCCN(CC)CC</text:p>
          </table:table-cell>
          <table:table-cell office:value-type="string" calcext:value-type="string">
            <text:p>85-79-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iethylstilbestrol</text:p>
          </table:table-cell>
          <table:table-cell table:style-name="ce52" office:value-type="string" calcext:value-type="string">
            <text:p>C(=C(\c1ccc(O)cc1)CC)(\c1ccc(O)cc1)CC</text:p>
          </table:table-cell>
          <table:table-cell table:style-name="ce51" office:value-type="string" calcext:value-type="string">
            <text:p>56-53-1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Dimezol</text:p>
          </table:table-cell>
          <table:table-cell table:style-name="ce52" office:value-type="string" calcext:value-type="string">
            <text:p>c12c(cc(C)c(c1)C)nc[nH]2</text:p>
          </table:table-cell>
          <table:table-cell table:style-name="ce59" office:value-type="string" calcext:value-type="string">
            <text:p>582-60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iphenhidramine</text:p>
          </table:table-cell>
          <table:table-cell table:style-name="ce52" office:value-type="string" calcext:value-type="string">
            <text:p>CN(C)CCOC(C1=CC=CC=C1)C2=CC=CC=C2</text:p>
          </table:table-cell>
          <table:table-cell office:value-type="string" calcext:value-type="string">
            <text:p>58-73-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isulfamide</text:p>
          </table:table-cell>
          <table:table-cell table:style-name="ce52" office:value-type="string" calcext:value-type="string">
            <text:p>Cc1cc(c(cc1S(=O)(=O)N)S(=O)(=O)N)Cl</text:p>
          </table:table-cell>
          <table:table-cell office:value-type="string" calcext:value-type="string">
            <text:p>671-88-5</text:p>
          </table:table-cell>
          <table:table-cell table:style-name="ce51"/>
          <table:table-cell table:number-columns-repeated="1020"/>
        </table:table-row>
        <table:table-row table:style-name="ro3">
          <table:table-cell table:style-name="ce51" office:value-type="string" calcext:value-type="string">
            <text:p>Drostanolone</text:p>
          </table:table-cell>
          <table:table-cell table:style-name="ce56" office:value-type="string" calcext:value-type="string">
            <text:p>C[C@@H]1C[C@]2([C@@H](CC[C@@H]3[C@@H]2CC[C@]4([C@H]3CC[C@@H]4O)C)CC1=O)C</text:p>
          </table:table-cell>
          <table:table-cell table:style-name="ce51" office:value-type="string" calcext:value-type="string">
            <text:p>58-19-5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Dyclonine</text:p>
          </table:table-cell>
          <table:table-cell table:style-name="ce51" office:value-type="string" calcext:value-type="string">
            <text:p>CCCCOC1=CC=C(C=C1)C(=O)CCN2CCCCC2</text:p>
          </table:table-cell>
          <table:table-cell office:value-type="string" calcext:value-type="string">
            <text:p>586-60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Estramustine</text:p>
          </table:table-cell>
          <table:table-cell table:style-name="ce56" office:value-type="string" calcext:value-type="string">
            <text:p>C[C@]12CC[C@@H]3c4ccc(cc4CC[C@H]3[C@@H]1CC[C@@H]2O)OC(=O)N(CCCl)CCCl</text:p>
          </table:table-cell>
          <table:table-cell office:value-type="string" calcext:value-type="string">
            <text:p>2998-57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Euparotin</text:p>
          </table:table-cell>
          <table:table-cell table:style-name="ce56" office:value-type="string" calcext:value-type="string">
            <text:p>CC=C(C)C(=O)OC1CC2(CO2)C3C(C=C(C3(C4C1C(=C)C(=O)O4)O)C)O</text:p>
          </table:table-cell>
          <table:table-cell office:value-type="string" calcext:value-type="string">
            <text:p>10215-89-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Eupochlorin A</text:p>
          </table:table-cell>
          <table:table-cell table:style-name="ce56" office:value-type="string" calcext:value-type="string">
            <text:p>C=C1C(=O)OC2C1C(OC(=O)/C(C)=C/C)CC(O)(CCl)C3C(O)/C=C(C)\C23O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Phenophan</text:p>
          </table:table-cell>
          <table:table-cell table:style-name="ce52" office:value-type="string" calcext:value-type="string">
            <text:p>c1ccc(cc1)c2cc(c3ccccc3n2)C(=O)O</text:p>
          </table:table-cell>
          <table:table-cell table:style-name="ce51" office:value-type="string" calcext:value-type="string">
            <text:p>132-60-5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Fenastezin</text:p>
          </table:table-cell>
          <table:table-cell table:style-name="ce59" office:value-type="string" calcext:value-type="string">
            <text:p>CCOc1ccc(cc1)NC(=O)C</text:p>
          </table:table-cell>
          <table:table-cell office:value-type="string" calcext:value-type="string">
            <text:p>62-44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Fluoroquine</text:p>
          </table:table-cell>
          <table:table-cell table:style-name="ce52" office:value-type="string" calcext:value-type="string">
            <text:p>CCN(CC)CCCC(C)NC1=C2C=CC(=CC2=NC=C1)F</text:p>
          </table:table-cell>
          <table:table-cell office:value-type="string" calcext:value-type="string">
            <text:p>442-96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Fluphenazine</text:p>
          </table:table-cell>
          <table:table-cell table:style-name="ce52" office:value-type="string" calcext:value-type="string">
            <text:p>C1CN(CCN1CCCN2C3=CC=CC=C3SC4=C2C=C(C=C4)C(F)(F)F)CCO</text:p>
          </table:table-cell>
          <table:table-cell office:value-type="string" calcext:value-type="string">
            <text:p>69-23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ipenzolate</text:p>
          </table:table-cell>
          <table:table-cell table:style-name="ce52" office:value-type="string" calcext:value-type="string">
            <text:p>CC[N+]1(CCCC(C1)OC(=O)C(C2=CC=CC=C2)(C3=CC=CC=C3)O)C</text:p>
          </table:table-cell>
          <table:table-cell table:style-name="ce51" office:value-type="string" calcext:value-type="string">
            <text:p>13473-38-6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Piperidolate</text:p>
          </table:table-cell>
          <table:table-cell table:style-name="ce52" office:value-type="string" calcext:value-type="string">
            <text:p>CCN1CCCC(C1)OC(=O)C(C2=CC=CC=C2)C3=CC=CC=C3</text:p>
          </table:table-cell>
          <table:table-cell office:value-type="string" calcext:value-type="string">
            <text:p>82-98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ramoxine</text:p>
          </table:table-cell>
          <table:table-cell table:style-name="ce52" office:value-type="string" calcext:value-type="string">
            <text:p>CCCCOC1=CC=C(C=C1)OCCCN2CCOCC2</text:p>
          </table:table-cell>
          <table:table-cell office:value-type="string" calcext:value-type="string">
            <text:p>140-65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ropiomazine</text:p>
          </table:table-cell>
          <table:table-cell table:style-name="ce52" office:value-type="string" calcext:value-type="string">
            <text:p>CCC(=O)C1=CC2=C(C=C1)SC3=CC=CC=C3N2CC(C)N(C)C</text:p>
          </table:table-cell>
          <table:table-cell office:value-type="string" calcext:value-type="string">
            <text:p>362-29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Quinaspar</text:p>
          </table:table-cell>
          <table:table-cell table:style-name="ce56" office:value-type="string" calcext:value-type="string">
            <text:p>c12c(cc(CNc3ccc(C(N[C@@H](CC(O)=O)C(O)=O)=O)cc3)cc1)c(nc(n2)N)N</text:p>
          </table:table-cell>
          <table:table-cell office:value-type="string" calcext:value-type="string">
            <text:p>18921-65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Rabdophilin G</text:p>
          </table:table-cell>
          <table:table-cell table:style-name="ce56" office:value-type="string" calcext:value-type="string">
            <text:p>C1(C)(C)CC[C@@H]2OC([C@@]34C(C([C@@H](C[C@@H]([C@@H]3[C@@]2(COC(C)=O)[C@@H]1CO)O)C4)=C)=O)=O</text:p>
          </table:table-cell>
          <table:table-cell table:style-name="ce51" office:value-type="string" calcext:value-type="string">
            <text:p>82460-75-1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Rotenone</text:p>
          </table:table-cell>
          <table:table-cell table:style-name="ce56" office:value-type="string" calcext:value-type="string">
            <text:p>c12c3c(O[C@H](C3)C(=C)C)ccc1C(=O)[C@@H]1[C@H](O2)COc2c1cc(c(c2)OC)OC</text:p>
          </table:table-cell>
          <table:table-cell office:value-type="string" calcext:value-type="string">
            <text:p>83-79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Rufocromycin</text:p>
          </table:table-cell>
          <table:table-cell table:style-name="ce56" office:value-type="string" calcext:value-type="string">
            <text:p>Cc1c(c(c(nc1C(=O)O)c2ccc3c(n2)C(=O)C(=C(C3=O)OC)N)N)c4ccc(c(c4O)OC)OC</text:p>
          </table:table-cell>
          <table:table-cell table:style-name="ce51" office:value-type="string" calcext:value-type="string">
            <text:p>3930-19-6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Vinervine</text:p>
          </table:table-cell>
          <table:table-cell table:style-name="ce56" office:value-type="string" calcext:value-type="string">
            <text:p>￼￼￼￼￼￼C/C=C\1CN2CC[C@]35/C(=C(C(=O)O)\[C@H]1C[C@H]23)Nc4ccccc45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67" office:value-type="string" calcext:value-type="string">
            <text:p>No es el vinervine que aparece en Chebi</text:p>
          </table:table-cell>
          <table:table-cell table:style-name="ce51" table:number-columns-repeated="1018"/>
        </table:table-row>
        <table:table-row table:style-name="ro3">
          <table:table-cell table:style-name="ce51" office:value-type="string" calcext:value-type="string">
            <text:p>Hisfen</text:p>
          </table:table-cell>
          <table:table-cell table:style-name="ce56" office:value-type="string" calcext:value-type="string">
            <text:p>C([C@@H](NC(=O)Cc1ccc(cc1)N(CCCl)CCCl)Cc1c[nH]cn1)(=O)OC</text:p>
          </table:table-cell>
          <table:table-cell office:value-type="string" calcext:value-type="string">
            <text:p>2764-56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Holacanthone</text:p>
          </table:table-cell>
          <table:table-cell table:style-name="ce56" office:value-type="string" calcext:value-type="string">
            <text:p>C1(=O)C[C@@H]([C@@H]2[C@@]([C@@H]1O)(C)[C@@H]1[C@]34[C@@H]([C@H]([C@H]([C@@]1(O)OC4)O)C)[C@@H](OC(C)=O)C(=O)O[C@H]3C2)C</text:p>
          </table:table-cell>
          <table:table-cell office:value-type="string" calcext:value-type="string">
            <text:p>77648-51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Irisquinone A</text:p>
          </table:table-cell>
          <table:table-cell table:style-name="ce52" office:value-type="string" calcext:value-type="string">
            <text:p>C1(OC)=CC(=O)C=C(CCCCCCCCC\C=C/CCCCCC)C1=O</text:p>
          </table:table-cell>
          <table:table-cell office:value-type="string" calcext:value-type="string">
            <text:p>56495-82-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LSD</text:p>
          </table:table-cell>
          <table:table-cell table:style-name="ce52" office:value-type="string" calcext:value-type="string">
            <text:p>c12c3C4=C[C@H](CN([C@@H]4Cc1c[nH]c2ccc3)C)C(=O)N(CC)CC</text:p>
          </table:table-cell>
          <table:table-cell office:value-type="string" calcext:value-type="string">
            <text:p>50-37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arcaine</text:p>
          </table:table-cell>
          <table:table-cell table:style-name="ce52" office:value-type="string" calcext:value-type="string">
            <text:p>CCCCN1CCCCC1C(=O)Nc2c(cccc2C)C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Medorubicin</text:p>
          </table:table-cell>
          <table:table-cell table:style-name="ce56" office:value-type="string" calcext:value-type="string">
            <text:p>C[C@@H]1O[C@H](C[C@H](N)[C@@H]1O)O[C@H]2C[C@@](O)(Cc3c(O)c4C(=O)c5ccccc5C(=O)c4c(O)c23)C(=O)CO</text:p>
          </table:table-cell>
          <table:table-cell office:value-type="string" calcext:value-type="string">
            <text:p>64314-52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ethopterine</text:p>
          </table:table-cell>
          <table:table-cell table:style-name="ce56" office:value-type="string" calcext:value-type="string">
            <text:p>C(N[C@@H](CCC(=O)O)C(O)=O)(c1ccc(N(Cc2nc3c(nc(nc3=O)N)[nH]c2)C)cc1)=O</text:p>
          </table:table-cell>
          <table:table-cell office:value-type="string" calcext:value-type="string">
            <text:p>2410-93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ethotrexate</text:p>
          </table:table-cell>
          <table:table-cell table:style-name="ce56" office:value-type="string" calcext:value-type="string">
            <text:p>CN(Cc1cnc2c(n1)c(nc(n2)N)N)c3ccc(cc3)C(=O)N[C@@H](CCC(=O)O)C(=O)O</text:p>
          </table:table-cell>
          <table:table-cell office:value-type="string" calcext:value-type="string">
            <text:p>59-05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51" office:value-type="string" calcext:value-type="string">
            <text:p>Nonasulfan</text:p>
          </table:table-cell>
          <table:table-cell table:style-name="ce52" office:value-type="string" calcext:value-type="string">
            <text:p>O(S(C)(=O)=O)CCCCCCCCCOS(C)(=O)=O</text:p>
          </table:table-cell>
          <table:table-cell table:style-name="ce64" office:value-type="string" calcext:value-type="string">
            <text:p>4248-77-5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Pentapiperide</text:p>
          </table:table-cell>
          <table:table-cell table:style-name="ce52" office:value-type="string" calcext:value-type="string">
            <text:p>CCC(C)C(C1=CC=CC=C1)C(=O)OC2CCN(CC2)C</text:p>
          </table:table-cell>
          <table:table-cell office:value-type="string" calcext:value-type="string">
            <text:p>7009-54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henadoxone</text:p>
          </table:table-cell>
          <table:table-cell table:style-name="ce52" office:value-type="string" calcext:value-type="string">
            <text:p>CCC(=O)C(CC(C)N1CCOCC1)(C2=CC=CC=C2)C3=CC=CC=C3</text:p>
          </table:table-cell>
          <table:table-cell office:value-type="string" calcext:value-type="string">
            <text:p>467-84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henamet</text:p>
          </table:table-cell>
          <table:table-cell table:style-name="ce52" office:value-type="string" calcext:value-type="string">
            <text:p>CCOC(=O)[C@H](CCSC)NC(=O)Cc1ccc(cc1)N(CCCl)CCCl</text:p>
          </table:table-cell>
          <table:table-cell office:value-type="string" calcext:value-type="string">
            <text:p>3819-34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rochlorperazine</text:p>
          </table:table-cell>
          <table:table-cell table:style-name="ce52" office:value-type="string" calcext:value-type="string">
            <text:p>CN1CCN(CC1)CCCN2C3=CC=CC=C3SC4=C2C=C(C=C4)Cl</text:p>
          </table:table-cell>
          <table:table-cell office:value-type="string" calcext:value-type="string">
            <text:p>58-38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agestrol Acetate</text:p>
          </table:table-cell>
          <table:table-cell table:style-name="ce56" office:value-type="string" calcext:value-type="string">
            <text:p>CC1=C[C@@H]2[C@H](CC[C@]3([C@H]2CC[C@@]3(C(=O)C)OC(=O)C)C)[C@@]4(C1=CC(=O)CC4)C</text:p>
          </table:table-cell>
          <table:table-cell office:value-type="string" calcext:value-type="string">
            <text:p>595-33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CN-2840-46</text:p>
          </table:table-cell>
          <table:table-cell table:style-name="ce52" office:value-type="string" calcext:value-type="string">
            <text:p>CCOC1=C(C=C(C=C1)C(CN=C2CCCN2C)OC)OCC</text:p>
          </table:table-cell>
          <table:table-cell office:value-type="string" calcext:value-type="string">
            <text:p>34866-51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eclizine</text:p>
          </table:table-cell>
          <table:table-cell table:style-name="ce56" office:value-type="string" calcext:value-type="string">
            <text:p>CC1=CC(=CC=C1)CN2CCN(CC2)C(C3=CC=CC=C3)C4=CC=C(C=C4)Cl</text:p>
          </table:table-cell>
          <table:table-cell office:value-type="string" calcext:value-type="string">
            <text:p>569-65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epenzolate</text:p>
          </table:table-cell>
          <table:table-cell table:style-name="ce52" office:value-type="string" calcext:value-type="string">
            <text:p>C[N+]1(CCCC(C1)OC(=O)C(C2=CC=CC=C2)(C3=CC=CC=C3)O)C</text:p>
          </table:table-cell>
          <table:table-cell office:value-type="string" calcext:value-type="string">
            <text:p>25990-43-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esyldegranol</text:p>
          </table:table-cell>
          <table:table-cell table:style-name="ce52" office:value-type="string" calcext:value-type="string">
            <text:p>CS(=O)(=O)CC(=O)n3c1ccccc1ccc2ccccc23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Methasquin</text:p>
          </table:table-cell>
          <table:table-cell table:style-name="ce56" office:value-type="string" calcext:value-type="string">
            <text:p>CC1=C(C=CC2=C1C(=NC(=N2)N)N)CNC3=CC=C(C=C3)C(=O)NC(CC(=O)O)C(=O)O</text:p>
          </table:table-cell>
          <table:table-cell office:value-type="string" calcext:value-type="string">
            <text:p>18921-70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itopodozide</text:p>
          </table:table-cell>
          <table:table-cell table:style-name="ce56" office:value-type="string" calcext:value-type="string">
            <text:p>CCNNC(=O)[C@H]1[C@@H]([C@H](c2cc3c(cc2[C@H]1c4cc(c(c(c4)OC)OC)OC)OCO3)O)CO</text:p>
          </table:table-cell>
          <table:table-cell office:value-type="string" calcext:value-type="string">
            <text:p>1508-45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Mitoxantrone</text:p>
          </table:table-cell>
          <table:table-cell table:style-name="ce56" office:value-type="string" calcext:value-type="string">
            <text:p>C1=CC(=C2C(=C1NCCNCCO)C(=O)C3=C(C=CC(=C3C2=O)O)O)NCCNCCO</text:p>
          </table:table-cell>
          <table:table-cell office:value-type="string" calcext:value-type="string">
            <text:p>65271-80-9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Nicosin</text:p>
          </table:table-cell>
          <table:table-cell table:style-name="ce52" office:value-type="string" calcext:value-type="string">
            <text:p>c1cc(cnc1)C(=O)N</text:p>
          </table:table-cell>
          <table:table-cell table:style-name="ce51" office:value-type="string" calcext:value-type="string">
            <text:p>98-92-0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Osayin</text:p>
          </table:table-cell>
          <table:table-cell table:style-name="ce52" office:value-type="string" calcext:value-type="string">
            <text:p>CC(=CCc1c(c2c(=O)c(coc2c3c1OC(C=C3)(C)C)c4ccc(cc4)O)O)C</text:p>
          </table:table-cell>
          <table:table-cell table:style-name="ce51" office:value-type="string" calcext:value-type="string">
            <text:p>482-53-1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Pentaquine</text:p>
          </table:table-cell>
          <table:table-cell table:style-name="ce52" office:value-type="string" calcext:value-type="string">
            <text:p>CC(C)NCCCCCNC1=C2C(=CC(=C1)OC)C=CC=N2</text:p>
          </table:table-cell>
          <table:table-cell office:value-type="string" calcext:value-type="string">
            <text:p>86-78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henazine, 5-oxide</text:p>
          </table:table-cell>
          <table:table-cell table:style-name="ce52" office:value-type="string" calcext:value-type="string">
            <text:p>c12c(n(c3ccccc3n1)=O)cccc2</text:p>
          </table:table-cell>
          <table:table-cell table:style-name="ce51" office:value-type="string" calcext:value-type="string">
            <text:p>304-81-4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Phenaline</text:p>
          </table:table-cell>
          <table:table-cell table:style-name="ce52" office:value-type="string" calcext:value-type="string">
            <text:p>CN(C)CCC(c1ccc(Cl)cc1)c2ccccn2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Pipazethate</text:p>
          </table:table-cell>
          <table:table-cell table:style-name="ce52" office:value-type="string" calcext:value-type="string">
            <text:p>C1CCN(CC1)CCOCCOC(=O)N2C3=CC=CC=C3SC4=C2N=CC=C4</text:p>
          </table:table-cell>
          <table:table-cell office:value-type="string" calcext:value-type="string">
            <text:p>2167-85-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hiphenamil</text:p>
          </table:table-cell>
          <table:table-cell table:style-name="ce52" office:value-type="string" calcext:value-type="string">
            <text:p>CCN(CC)CCSC(=O)C(C1=CC=CC=C1)C2=CC=CC=C2</text:p>
          </table:table-cell>
          <table:table-cell office:value-type="string" calcext:value-type="string">
            <text:p>82-99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iodazosin</text:p>
          </table:table-cell>
          <table:table-cell table:style-name="ce56" office:value-type="string" calcext:value-type="string">
            <text:p>COC1=C(C=C2C(=C1)C(=NC(=N2)N3CCN(CC3)C(=O)C4=NN=C(O4)SC)N)OC</text:p>
          </table:table-cell>
          <table:table-cell office:value-type="string" calcext:value-type="string">
            <text:p>66969-81-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oromycin</text:p>
          </table:table-cell>
          <table:table-cell table:style-name="ce56" office:value-type="string" calcext:value-type="string">
            <text:p>c12c3c(c4c(cc(C=C)cc4OC)c(o3)=O)cc(c2c(O)ccc1[C@@H]1[C@@H]([C@H]([C@@H](O)[C@H](O1)C)O)O)OC</text:p>
          </table:table-cell>
          <table:table-cell office:value-type="string" calcext:value-type="string">
            <text:p>77879-90-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R 35</text:p>
          </table:table-cell>
          <table:table-cell table:style-name="ce52" office:value-type="string" calcext:value-type="string">
            <text:p>C(\c1ccccc1)=N\Nc1nc(nc(n1)C(C)(C)C)N1CCNCC1</text:p>
          </table:table-cell>
          <table:table-cell table:style-name="ce51" office:value-type="string" calcext:value-type="string">
            <text:p>58892-44-7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Trestolone acetate</text:p>
          </table:table-cell>
          <table:table-cell table:style-name="ce56" office:value-type="string" calcext:value-type="string">
            <text:p>C[C@@H]1CC2=CC(=O)CC[C@@H]2[C@H]3CC[C@]4(C)[C@H](CC[C@H]4[C@H]13)OC(=O)C</text:p>
          </table:table-cell>
          <table:table-cell office:value-type="string" calcext:value-type="string">
            <text:p>6157-87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riazinate</text:p>
          </table:table-cell>
          <table:table-cell table:style-name="ce56" office:value-type="string" calcext:value-type="string">
            <text:p>CC1(N=C(N=C(N1C2=CC(=C(C=C2)OCC3=CC=CC(=C3)C(=O)N(C)C)Cl)N)N)C</text:p>
          </table:table-cell>
          <table:table-cell office:value-type="string" calcext:value-type="string">
            <text:p>41191-04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rifluoperazine</text:p>
          </table:table-cell>
          <table:table-cell table:style-name="ce52" office:value-type="string" calcext:value-type="string">
            <text:p>CN1CCN(CC1)CCCN2C3=CC=CC=C3SC4=C2C=C(C=C4)C(F)(F)F</text:p>
          </table:table-cell>
          <table:table-cell office:value-type="string" calcext:value-type="string">
            <text:p>117-89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rimethobenzamide</text:p>
          </table:table-cell>
          <table:table-cell table:style-name="ce52" office:value-type="string" calcext:value-type="string">
            <text:p>CN(C)CCOC1=CC=C(C=C1)CNC(=O)C2=CC(=C(C(=C2)OC)OC)OC</text:p>
          </table:table-cell>
          <table:table-cell office:value-type="string" calcext:value-type="string">
            <text:p>138-56-7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Trimetrexate</text:p>
          </table:table-cell>
          <table:table-cell table:style-name="ce56" office:value-type="string" calcext:value-type="string">
            <text:p>CC1=C(C=CC2=C1C(=NC(=N2)N)N)CNC3=CC(=C(C(=C3)OC)OC)OC</text:p>
          </table:table-cell>
          <table:table-cell office:value-type="string" calcext:value-type="string">
            <text:p>52128-35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Spergualin</text:p>
          </table:table-cell>
          <table:table-cell table:style-name="ce56" office:value-type="string" calcext:value-type="string">
            <text:p>C(CCNC(=N)N)C[C@@H](CC(=O)N[C@H](C(=O)NCCCCNCCCN)O)O</text:p>
          </table:table-cell>
          <table:table-cell office:value-type="string" calcext:value-type="string">
            <text:p>80902-43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Spirazidine</text:p>
          </table:table-cell>
          <table:table-cell table:style-name="ce52" office:value-type="string" calcext:value-type="string">
            <text:p>C1C[N+]2(CCN1CCCl)CC[N+]3(CCN(CC3)CCCl)CC2.[Cl-].[Cl-]</text:p>
          </table:table-cell>
          <table:table-cell office:value-type="string" calcext:value-type="string">
            <text:p>1158-80-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Spirogermanium</text:p>
          </table:table-cell>
          <table:table-cell table:style-name="ce52" office:value-type="string" calcext:value-type="string">
            <text:p>CC[Ge]1(CCC2(CCN(C2)CCCN(C)C)CC1)CC</text:p>
          </table:table-cell>
          <table:table-cell office:value-type="string" calcext:value-type="string">
            <text:p>41992-23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Sulfinpyrazone</text:p>
          </table:table-cell>
          <table:table-cell table:style-name="ce56" office:value-type="string" calcext:value-type="string">
            <text:p>C1=CC=C(C=C1)N2C(=O)C(C(=O)N2C3=CC=CC=C3)CCS(=O)C4=CC=CC=C4</text:p>
          </table:table-cell>
          <table:table-cell office:value-type="string" calcext:value-type="string">
            <text:p>57-96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Ketotrexate</text:p>
          </table:table-cell>
          <table:table-cell table:style-name="ce56" office:value-type="string" calcext:value-type="string">
            <text:p>Nc1nc(c2N([C@@H](CNc2[nH]1)CCNc1ccc(cc1)C(N[C@@H](CCC(O)=O)C(O)=O)=O)C)=O</text:p>
          </table:table-cell>
          <table:table-cell office:value-type="string" calcext:value-type="string">
            <text:p>52196-22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Lofenal</text:p>
          </table:table-cell>
          <table:table-cell table:style-name="ce52" office:value-type="string" calcext:value-type="string">
            <text:p>C([C@@H](NC(=O)Cc1ccc(cc1)N(CCCl)CCCl)Cc1ccccc1)(=O)O</text:p>
          </table:table-cell>
          <table:table-cell office:value-type="string" calcext:value-type="string">
            <text:p>10047-08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Lomenin</text:p>
          </table:table-cell>
          <table:table-cell table:style-name="ce52" office:value-type="string" calcext:value-type="string">
            <text:p>CSCC[C@H](NC(=O)Cc1ccc(N(CCCl)CCCl)cc1)C(=O)O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M-83</text:p>
          </table:table-cell>
          <table:table-cell table:style-name="ce56" office:value-type="string" calcext:value-type="string">
            <text:p>CO[C@]12[C@H]3N[C@H]3CN1C4=C([C@H]2COC(=O)N)C(=O)C(=C(C)C4=O)Nc5ccc(O)cc5</text:p>
          </table:table-cell>
          <table:table-cell table:style-name="ce52" office:value-type="string" calcext:value-type="string">
            <text:p>70343-57-6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Sibiromycin</text:p>
          </table:table-cell>
          <table:table-cell table:style-name="ce60" office:value-type="string" calcext:value-type="string">
            <text:p>C/C=C/C1=CN2[C@@H](C1)[C@H](Nc3c(cc(c(c3O)C)O[C@H]4[C@@H]([C@]([C@H]([C@@H](O4)C)NC)(C)O)O)C2=O)O</text:p>
          </table:table-cell>
          <table:table-cell office:value-type="string" calcext:value-type="string">
            <text:p>12684-33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Isopropylkyanid</text:p>
          </table:table-cell>
          <table:table-cell table:style-name="ce52" office:value-type="string" calcext:value-type="string">
            <text:p>C(C#N)(C)C</text:p>
          </table:table-cell>
          <table:table-cell table:style-name="ce51" office:value-type="string" calcext:value-type="string">
            <text:p>78-82-0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V-100</text:p>
          </table:table-cell>
          <table:table-cell table:style-name="ce52" office:value-type="string" calcext:value-type="string">
            <text:p>Oc1nc(O)c3c(n1)Oc2nc(O)nc(O)c2C3c4ccccc4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Votracon</text:p>
          </table:table-cell>
          <table:table-cell table:style-name="ce61" office:value-type="string" calcext:value-type="string">
            <text:p>C(c1ccc(cc1)N)(=O)N(C)[C@@H]1C[N@@](CC1)C1CCCCC1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rospidium</text:p>
          </table:table-cell>
          <table:table-cell table:style-name="ce52" office:value-type="string" calcext:value-type="string">
            <text:p>C1C[N+]2(CCN1CC(CCl)O)CC[N+]3(CCN(CC3)CC(CCl)O)CC2</text:p>
          </table:table-cell>
          <table:table-cell table:style-name="ce51" office:value-type="string" calcext:value-type="string">
            <text:p>27115-14-6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QFI</text:p>
          </table:table-cell>
          <table:table-cell table:style-name="ce56" office:value-type="string" calcext:value-type="string">
            <text:p>COc4ccc(S(=O)(=O)N(CC(C)C)C[C@@H](O)[C@H](Cc1ccc(OCP(=O)(O)O)cc1)NC(=O)C[C@H]2CO[C@H]3OCC[C@@H]23)cc4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Rexamid</text:p>
          </table:table-cell>
          <table:table-cell table:style-name="ce52" office:value-type="string" calcext:value-type="string">
            <text:p>c1c(cccc1O)O</text:p>
          </table:table-cell>
          <table:table-cell table:style-name="ce52" office:value-type="string" calcext:value-type="string">
            <text:p>108-46-3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67" office:value-type="string" calcext:value-type="string">
            <text:p>1,3-Benzenediol</text:p>
          </table:table-cell>
          <table:table-cell table:style-name="ce51" table:number-columns-repeated="1018"/>
        </table:table-row>
        <table:table-row table:style-name="ro3">
          <table:table-cell table:style-name="ce51" office:value-type="string" calcext:value-type="string">
            <text:p>TABAC</text:p>
          </table:table-cell>
          <table:table-cell table:style-name="ce52" office:value-type="string" calcext:value-type="string">
            <text:p>C(c1c(c(c(cc1I)I)NC(=O)C)I)(=O)OCCOC(=O)NC1CCCCC1</text:p>
          </table:table-cell>
          <table:table-cell table:style-name="ce51" office:value-type="string" calcext:value-type="string">
            <text:p>78969-69-4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Valethamate Br</text:p>
          </table:table-cell>
          <table:table-cell table:style-name="ce52" office:value-type="string" calcext:value-type="string">
            <text:p>CCC(C)C(C1=CC=CC=C1)C(=O)OCC[N+](C)(CC)CC.[Br-]</text:p>
          </table:table-cell>
          <table:table-cell office:value-type="string" calcext:value-type="string">
            <text:p>90-22-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iampromide</text:p>
          </table:table-cell>
          <table:table-cell table:style-name="ce52" office:value-type="string" calcext:value-type="string">
            <text:p>CCC(=O)N(CC(C)N(C)CCC1=CC=CC=C1)C2=CC=CC=C2</text:p>
          </table:table-cell>
          <table:table-cell office:value-type="string" calcext:value-type="string">
            <text:p>552-25-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Doxapram</text:p>
          </table:table-cell>
          <table:table-cell table:style-name="ce52" office:value-type="string" calcext:value-type="string">
            <text:p>CCN1CC(C(C1=O)(C2=CC=CC=C2)C3=CC=CC=C3)CCN4CCOCC4</text:p>
          </table:table-cell>
          <table:table-cell office:value-type="string" calcext:value-type="string">
            <text:p>309-29-5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Phentyrin</text:p>
          </table:table-cell>
          <table:table-cell table:style-name="ce52" office:value-type="string" calcext:value-type="string">
            <text:p>C1=CC(=CC=C1CC(C(=O)O)N)OC2=CC=C(C=C2)N(CCCl)CCCl</text:p>
          </table:table-cell>
          <table:table-cell table:style-name="ce51" office:value-type="string" calcext:value-type="string">
            <text:p>857-95-4</text:p>
          </table:table-cell>
          <table:table-cell table:style-name="ce51" office:value-type="float" office:value="0" calcext:value-type="float">
            <text:p>0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Fluoraquin</text:p>
          </table:table-cell>
          <table:table-cell table:style-name="ce52" office:value-type="string" calcext:value-type="string">
            <text:p>c1cc2c(cc(c(c2nc1)O)I)I</text:p>
          </table:table-cell>
          <table:table-cell table:style-name="ce51" office:value-type="string" calcext:value-type="string">
            <text:p>83-73-8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67" office:value-type="string" calcext:value-type="string">
            <text:p>Iodoquinol</text:p>
          </table:table-cell>
          <table:table-cell table:style-name="ce51" table:number-columns-repeated="1018"/>
        </table:table-row>
        <table:table-row table:style-name="ro3">
          <table:table-cell table:style-name="ce51" office:value-type="string" calcext:value-type="string">
            <text:p>GEA-6414</text:p>
          </table:table-cell>
          <table:table-cell table:style-name="ce52" office:value-type="string" calcext:value-type="string">
            <text:p>c1ccc(c(c1Nc1ccccc1C(=O)O)C)Cl</text:p>
          </table:table-cell>
          <table:table-cell table:style-name="ce51" office:value-type="string" calcext:value-type="string">
            <text:p>13710-19-5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67" office:value-type="string" calcext:value-type="string">
            <text:p>Tolfenamic acid</text:p>
          </table:table-cell>
          <table:table-cell table:style-name="ce51" table:number-columns-repeated="1018"/>
        </table:table-row>
        <table:table-row table:style-name="ro3">
          <table:table-cell table:style-name="ce51" office:value-type="string" calcext:value-type="string">
            <text:p>Promicil</text:p>
          </table:table-cell>
          <table:table-cell table:style-name="ce56" office:value-type="string" calcext:value-type="string">
            <text:p>CC(CN(CC(C)Cl)C1=CC=C(C=C1)CC(=O)NC2=CC=C(C=C2)C(=O)O)Cl</text:p>
          </table:table-cell>
          <table:table-cell office:value-type="string" calcext:value-type="string">
            <text:p>32656-65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yclomethycaine</text:p>
          </table:table-cell>
          <table:table-cell table:style-name="ce52" office:value-type="string" calcext:value-type="string">
            <text:p>CC1CCCCN1CCCOC(=O)C2=CC=C(C=C2)OC3CCCCC3</text:p>
          </table:table-cell>
          <table:table-cell office:value-type="string" calcext:value-type="string">
            <text:p>139-62-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table:style-name="ce51" office:value-type="string" calcext:value-type="string">
            <text:p>Lasalocid</text:p>
          </table:table-cell>
          <table:table-cell table:style-name="ce56" office:value-type="string" calcext:value-type="string">
            <text:p>CC[C@H]([C@@H]1[C@H](C[C@@](O1)(CC)[C@H]2CC[C@@]([C@@H](O2)C)(CC)O)C)C(=O)[C@@H](C)[C@H]([C@H](C)CCc3ccc(c(c3C(=O)O)O)C)O</text:p>
          </table:table-cell>
          <table:table-cell table:style-name="ce52" office:value-type="string" calcext:value-type="string">
            <text:p>25999-31-9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tenell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rtemisinin</text:p>
          </table:table-cell>
          <table:table-cell table:style-name="ce51" office:value-type="string" calcext:value-type="string">
            <text:p>O=C3O[C@@H]4O[C@@]1(OO[C@@]42[C@@H](CC1)[C@H](C)CC[C@H]2[C@H]3C)C</text:p>
          </table:table-cell>
          <table:table-cell table:style-name="ce56" office:value-type="string" calcext:value-type="string">
            <text:p/>
            <text:p>63968-64-9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tenella</text:p>
          </table:table-cell>
          <table:table-cell table:style-name="ce51" table:number-columns-repeated="1019"/>
        </table:table-row>
        <table:table-row table:style-name="ro7">
          <table:table-cell table:style-name="ce52" office:value-type="string" calcext:value-type="string">
            <text:p>carvacrol</text:p>
          </table:table-cell>
          <table:table-cell table:style-name="ce62" office:value-type="string" calcext:value-type="string">
            <text:p>CC1=C(C=C(C=C1)C(C)C)O</text:p>
          </table:table-cell>
          <table:table-cell table:style-name="ce51" office:value-type="string" calcext:value-type="string">
            <text:p>499-75-2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spp</text:p>
          </table:table-cell>
          <table:table-cell table:style-name="ce51" table:number-columns-repeated="1019"/>
        </table:table-row>
        <table:table-row table:style-name="ro3">
          <table:table-cell table:style-name="ce52" office:value-type="string" calcext:value-type="string">
            <text:p>thymol</text:p>
          </table:table-cell>
          <table:table-cell table:style-name="ce51" office:value-type="string" calcext:value-type="string">
            <text:p>CC1=CC(=C(C=C1)C(C)C)O</text:p>
          </table:table-cell>
          <table:table-cell table:style-name="ce51" office:value-type="string" calcext:value-type="string">
            <text:p>89-83-8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spp</text:p>
          </table:table-cell>
          <table:table-cell table:style-name="ce51" table:number-columns-repeated="1019"/>
        </table:table-row>
        <table:table-row table:style-name="ro3">
          <table:table-cell table:style-name="ce53" office:value-type="string" calcext:value-type="string">
            <text:p>isopulegol</text:p>
          </table:table-cell>
          <table:table-cell table:style-name="ce54" office:value-type="string" calcext:value-type="string">
            <text:p>C[C@@H]1CC[C@H]([C@@H](C1)O)C(=C)C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spp</text:p>
          </table:table-cell>
          <table:table-cell table:style-name="ce51" table:number-columns-repeated="1019"/>
        </table:table-row>
        <table:table-row table:style-name="ro3">
          <table:table-cell table:style-name="ce52" office:value-type="string" calcext:value-type="string">
            <text:p>eugenol</text:p>
          </table:table-cell>
          <table:table-cell table:style-name="ce63" office:value-type="string" calcext:value-type="string">
            <text:p>COc1cc(CC=C)ccc1O</text:p>
          </table:table-cell>
          <table:table-cell table:style-name="ce65" office:value-type="string" calcext:value-type="string">
            <text:p>97-53-0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spp</text:p>
          </table:table-cell>
          <table:table-cell table:style-name="ce51" table:number-columns-repeated="1019"/>
        </table:table-row>
        <table:table-row table:style-name="ro3">
          <table:table-cell table:style-name="ce52" office:value-type="string" calcext:value-type="string">
            <text:p>carvone</text:p>
          </table:table-cell>
          <table:table-cell table:style-name="ce52" office:value-type="string" calcext:value-type="string">
            <text:p>CC(=C)C1CC=C(C)C(=O)C1</text:p>
          </table:table-cell>
          <table:table-cell table:style-name="ce52" office:value-type="string" calcext:value-type="string">
            <text:p>99-49-0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imeria spp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llicin</text:p>
          </table:table-cell>
          <table:table-cell table:style-name="ce52" office:value-type="string" calcext:value-type="string">
            <text:p>C=CC[S@@](SCC=C)=O</text:p>
          </table:table-cell>
          <table:table-cell table:style-name="ce51" office:value-type="string" calcext:value-type="string">
            <text:p>539-86-6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 tenell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Berberine</text:p>
          </table:table-cell>
          <table:table-cell table:style-name="ce56" office:value-type="string" calcext:value-type="string">
            <text:p>O1c2c(OC1)cc5c(c2)c4cc3ccc(OC)c(OC)c3c[n+]4CC5</text:p>
            <text:p/>
          </table:table-cell>
          <table:table-cell table:style-name="ce51" office:value-type="string" calcext:value-type="string">
            <text:p>2086-83-1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 tenell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N-3 fatty acids Eicosapentaenoic acid</text:p>
          </table:table-cell>
          <table:table-cell table:style-name="ce52" office:value-type="string" calcext:value-type="string">
            <text:p>O=C(O)CCC\C=C/C\C=C/C\C=C/C\C=C/C\C=C/CC</text:p>
          </table:table-cell>
          <table:table-cell table:style-name="ce51" office:value-type="string" calcext:value-type="string">
            <text:p>10417-94-4</text:p>
          </table:table-cell>
          <table:table-cell table:style-name="ce51" office:value-type="float" office:value="1" calcext:value-type="float">
            <text:p>1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N-3 fatty acids docosahexaenoic acid</text:p>
          </table:table-cell>
          <table:table-cell table:style-name="ce52" office:value-type="string" calcext:value-type="string">
            <text:p>O=C(O)CC\C=C/C/C=C\C\C=C/C\C=C/C\C=C/C\C=C/CC</text:p>
          </table:table-cell>
          <table:table-cell table:style-name="ce51" office:value-type="string" calcext:value-type="string">
            <text:p>6217-54-5</text:p>
          </table:table-cell>
          <table:table-cell table:style-name="ce51" office:value-type="float" office:value="1" calcext:value-type="float">
            <text:p>1</text:p>
          </table:table-cell>
          <table:table-cell table:style-name="ce67"/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N-3 fatty acids linolenic acid </text:p>
          </table:table-cell>
          <table:table-cell table:style-name="ce52" office:value-type="string" calcext:value-type="string">
            <text:p>CC/C=C\C/C=C\C/C=C\CCCCCCCC(=O)O</text:p>
          </table:table-cell>
          <table:table-cell table:style-name="ce51" office:value-type="string" calcext:value-type="string">
            <text:p>463-40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E. tenella</text:p>
          </table:table-cell>
          <table:table-cell table:style-name="ce69" table:number-columns-repeated="1019"/>
        </table:table-row>
        <table:table-row table:style-name="ro3">
          <table:table-cell table:style-name="ce51" office:value-type="string" calcext:value-type="string">
            <text:p>Saponin*</text:p>
          </table:table-cell>
          <table:table-cell table:style-name="ce51" office:value-type="string" calcext:value-type="string">
            <text:p>C[C@]1(CCC23COC4([C@H]2C1)CC[C@@H]5[C@]6(CC[C@@H](C(C6CC[C@]5([C@@]4(C[C@H]3O)C)C)(C)C)O[C@H]7[C@@H]([C@H]([C@H](CO7)O[C@H]8[C@@H]([C@H]([C@@H](CO8)O)O)O)O[C@@H]9[C@@H]([C@H]([C@@H]([C@H](O9)CO)O)O)O)O[C@H]1[C@@H]([C@H]([C@@H]([C@H](O1)CO)O)O)O[C@@H]1[C@@H]([C@H]([C@@H]([C@H](O1)CO)O)O)O)C)C=O</text:p>
          </table:table-cell>
          <table:table-cell table:style-name="ce51" office:value-type="string" calcext:value-type="string">
            <text:p>8047-15-2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 tenell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Curcumin (diferuloylmethane)</text:p>
          </table:table-cell>
          <table:table-cell table:style-name="ce56" office:value-type="string" calcext:value-type="string">
            <text:p>COC1=C(C=CC(=C1)C=CC(=O)CC(=O)C=CC2=CC(=C(C=C2)O)OC)O</text:p>
            <text:p/>
            <text:p/>
          </table:table-cell>
          <table:table-cell table:style-name="ce51" office:value-type="string" calcext:value-type="string">
            <text:p>458-37-7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 tenella and E.maxim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Maslinic acid</text:p>
          </table:table-cell>
          <table:table-cell table:style-name="ce51" office:value-type="string" calcext:value-type="string">
            <text:p>CC1(C)[C@@H](O)[C@H](O)C[C@@]2(C)[C@]([H])1CC[C@]3(C)[C@@]([H])2CC=C4[C@](C)3CC[C@]5([C@](O)=O)[C@]([H])4CC(C)(C)CC5</text:p>
          </table:table-cell>
          <table:table-cell table:style-name="ce51" office:value-type="string" calcext:value-type="string">
            <text:p>4373-41-5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 tenell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Febrifugine</text:p>
          </table:table-cell>
          <table:table-cell table:style-name="ce51" office:value-type="string" calcext:value-type="string">
            <text:p>C1C[C@@H]([C@H](NC1)CC(=O)CN2C=NC3=CC=CC=C3C2=O)O</text:p>
          </table:table-cell>
          <table:table-cell table:style-name="ce51" office:value-type="string" calcext:value-type="string">
            <text:p>24159-07-7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 tenell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Cinnamaldehyde</text:p>
          </table:table-cell>
          <table:table-cell table:style-name="ce51" office:value-type="string" calcext:value-type="string">
            <text:p>c1ccc(cc1)/C=C/C=O</text:p>
          </table:table-cell>
          <table:table-cell table:style-name="ce51" office:value-type="string" calcext:value-type="string">
            <text:p>14371-10-9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E.tenella, E.acervulina and E.maxima</text:p>
          </table:table-cell>
          <table:table-cell table:style-name="ce51" table:number-columns-repeated="1019"/>
        </table:table-row>
        <table:table-row table:style-name="ro3">
          <table:table-cell table:style-name="ce51" office:value-type="string" calcext:value-type="string">
            <text:p>Acemannan</text:p>
          </table:table-cell>
          <table:table-cell table:style-name="ce51" office:value-type="string" calcext:value-type="string">
            <text:p>CC(=O)N[C@H]1[C@H]([C@@H]([C@H](O[C@@H]1O[C@@H]2[C@H](O[C@@H]([C@H]([C@H]2OC(=O)C)O)O[C@@H]3[C@H](O[C@@H]([C@H]([C@H]3OC(=O)C)O)O[C@@H]4[C@H](O[C@@H]([C@H]([C@H]4OC(=O)C)O)OC)CO)CO)CO)CO)O[C@@H]5[C@H]([C@H]([C@@H]([C@H](O5)CO)O[C@@H]6[C@H]([C@H]([C@@H]([C@H](O6)C(=O)[O-])O[C@@H]7[C@H]([C@H]([C@@H]([C@H](O7)CO)O[C@@H]8[C@H]([C@H]([C@@H]([C@H](O8)CO)OC)OC(=O)C)O)OC(=O)C)O)OC(=O)C)O)OC(=O)C)O)O</text:p>
          </table:table-cell>
          <table:table-cell table:style-name="ce51" office:value-type="string" calcext:value-type="string">
            <text:p>110042-95-0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Eimeria spp</text:p>
          </table:table-cell>
          <table:table-cell table:number-columns-repeated="1019"/>
        </table:table-row>
        <table:table-row table:style-name="ro3">
          <table:table-cell table:style-name="ce51" office:value-type="string" calcext:value-type="string">
            <text:p>Tannin (pedunculagin)</text:p>
          </table:table-cell>
          <table:table-cell table:style-name="ce51" office:value-type="string" calcext:value-type="string">
            <text:p>C1C2C(C3C(C(O2)O)OC(=O)C4=CC(=C(C(=C4C5=C(C(=C(C=C5C(=O)O3)O)O)O)O)O)O)OC(=O)C6=CC(=C(C(=C6C7=C(C(=C(C=C7C(=O)O1)O)O)O)O)O)O</text:p>
          </table:table-cell>
          <table:table-cell table:style-name="ce51" office:value-type="string" calcext:value-type="string">
            <text:p>7045-42-3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Eimeria spp</text:p>
          </table:table-cell>
          <table:table-cell table:number-columns-repeated="1019"/>
        </table:table-row>
        <table:table-row table:style-name="ro3">
          <table:table-cell table:style-name="ce51" office:value-type="string" calcext:value-type="string">
            <text:p>Chicoric acid</text:p>
          </table:table-cell>
          <table:table-cell table:style-name="ce51" office:value-type="string" calcext:value-type="string">
            <text:p>O=C(O)[C@H](OC(=O)\C=C\c1ccc(O)c(O)c1)[C@@H](OC(=O)\C=C\c2cc(O)c(O)cc2)C(=O)O</text:p>
          </table:table-cell>
          <table:table-cell table:style-name="ce51" office:value-type="string" calcext:value-type="string">
            <text:p>‎6537-80-0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Eimeria spp</text:p>
          </table:table-cell>
          <table:table-cell table:number-columns-repeated="1019"/>
        </table:table-row>
        <table:table-row table:style-name="ro3">
          <table:table-cell table:style-name="ce51" office:value-type="string" calcext:value-type="string">
            <text:p><text:span text:style-name="T5">γ</text:span><text:span text:style-name="T6">-tocopherol</text:span></text:p>
          </table:table-cell>
          <table:table-cell table:style-name="ce51" office:value-type="string" calcext:value-type="string">
            <text:p>CC1=C(C=C2CC[C@@](OC2=C1C)(C)CCC[C@H](C)CCC[C@H](C)CCCC(C)C)O</text:p>
          </table:table-cell>
          <table:table-cell table:style-name="ce51" office:value-type="string" calcext:value-type="string">
            <text:p>54-28-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Betaine</text:p>
          </table:table-cell>
          <table:table-cell table:style-name="ce51" office:value-type="string" calcext:value-type="string">
            <text:p>C[N+](C)(C)CC(=O)[O-]</text:p>
          </table:table-cell>
          <table:table-cell table:style-name="ce51" office:value-type="string" calcext:value-type="string">
            <text:p>107-43-7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4" office:value-type="string" calcext:value-type="string">
            <text:p>cineole</text:p>
          </table:table-cell>
          <table:table-cell table:style-name="ce59" office:value-type="string" calcext:value-type="string">
            <text:p>C[C@@]12CC[C@@H](CC1)C(C)(C)O2</text:p>
          </table:table-cell>
          <table:table-cell office:value-type="string" calcext:value-type="string">
            <text:p>470-82-6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carveol</text:p>
          </table:table-cell>
          <table:table-cell table:style-name="ce52" office:value-type="string" calcext:value-type="string">
            <text:p>C1(CC(C(=CC1)C)O)C(=C)C</text:p>
          </table:table-cell>
          <table:table-cell table:style-name="ce51" office:value-type="string" calcext:value-type="string">
            <text:p/>
            <text:p>99-48-9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4" office:value-type="string" calcext:value-type="string">
            <text:p>papain</text:p>
          </table:table-cell>
          <table:table-cell table:style-name="ce51" office:value-type="string" calcext:value-type="string">
            <text:p>C1=C(NC=N1)CC(C(=O)O)NC(=O)CCN</text:p>
          </table:table-cell>
          <table:table-cell table:style-name="ce54" office:value-type="string" calcext:value-type="string">
            <text:p>305-84-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1" office:value-type="string" calcext:value-type="string">
            <text:p>galactromannans</text:p>
          </table:table-cell>
          <table:table-cell table:style-name="ce51" office:value-type="string" calcext:value-type="string">
            <text:p>C([C@@H]1[C@@H]([C@@H]([C@H]([C@H](O1)OC[C@@H]2[C@H]([C@@H]([C@@H]([C@@H](O2)O)O)O)O[C@H]3[C@H]([C@H]([C@@H]([C@H](O3)CO)O)O)O)O)O)O)O</text:p>
          </table:table-cell>
          <table:table-cell table:style-name="ce51" office:value-type="string" calcext:value-type="string">
            <text:p>11078-30-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rratas" table:style-name="ta2">
        <table:table-column table:style-name="co7" table:default-cell-style-name="ce55"/>
        <table:table-column table:style-name="co8" table:default-cell-style-name="ce55"/>
        <table:table-column table:style-name="co6" table:number-columns-repeated="1022" table:default-cell-style-name="ce55"/>
        <table:table-row table:style-name="ro3">
          <table:table-cell table:style-name="ce70" office:value-type="string" calcext:value-type="string">
            <text:p>Erratas</text:p>
          </table:table-cell>
          <table:table-cell table:number-columns-repeated="1023"/>
        </table:table-row>
        <table:table-row table:style-name="ro3">
          <table:table-cell table:style-name="ce71" office:value-type="string" calcext:value-type="string">
            <text:p>Brusine</text:p>
          </table:table-cell>
          <table:table-cell table:style-name="ce51" office:value-type="string" calcext:value-type="string">
            <text:p>Brucine</text:p>
          </table:table-cell>
          <table:table-cell table:number-columns-repeated="1022"/>
        </table:table-row>
        <table:table-row table:style-name="ro3">
          <table:table-cell table:style-name="ce72" office:value-type="string" calcext:value-type="string">
            <text:p>Bupiracaine</text:p>
          </table:table-cell>
          <table:table-cell table:style-name="ce51" office:value-type="string" calcext:value-type="string">
            <text:p>Bupivacaine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Fotetramine</text:p>
          </table:table-cell>
          <table:table-cell table:style-name="ce51" office:value-type="string" calcext:value-type="string">
            <text:p>Fotretamine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Bufumustine</text:p>
          </table:table-cell>
          <table:table-cell table:style-name="ce51" office:value-type="string" calcext:value-type="string">
            <text:p>Bofumustine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Idarubucin</text:p>
          </table:table-cell>
          <table:table-cell table:style-name="ce51" office:value-type="string" calcext:value-type="string">
            <text:p>Idarubicin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Clofencilan</text:p>
          </table:table-cell>
          <table:table-cell table:style-name="ce51" office:value-type="string" calcext:value-type="string">
            <text:p>Clofenciclan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Cyanocyline A</text:p>
          </table:table-cell>
          <table:table-cell table:style-name="ce51" office:value-type="string" calcext:value-type="string">
            <text:p>Cyanocycline A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Fenafan</text:p>
          </table:table-cell>
          <table:table-cell table:style-name="ce51" office:value-type="string" calcext:value-type="string">
            <text:p>Phenophan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Fenastezin</text:p>
          </table:table-cell>
          <table:table-cell table:style-name="ce51" office:value-type="string" calcext:value-type="string">
            <text:p>Phenacetin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Nanosulfan</text:p>
          </table:table-cell>
          <table:table-cell table:style-name="ce51" office:value-type="string" calcext:value-type="string">
            <text:p>Nonasulfan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Prosfidium</text:p>
          </table:table-cell>
          <table:table-cell table:style-name="ce51" office:value-type="string" calcext:value-type="string">
            <text:p>Prospidium</text:p>
          </table:table-cell>
          <table:table-cell table:number-columns-repeated="1022"/>
        </table:table-row>
        <table:table-row table:style-name="ro3">
          <table:table-cell table:style-name="ce71" office:value-type="string" calcext:value-type="string">
            <text:p>Butotricin</text:p>
          </table:table-cell>
          <table:table-cell table:style-name="ce51" office:value-type="string" calcext:value-type="string">
            <text:p>Butocin</text:p>
          </table:table-cell>
          <table:table-cell table:number-columns-repeated="1022"/>
        </table:table-row>
        <table:table-row table:style-name="ro3" table:number-rows-repeated="4">
          <table:table-cell table:style-name="ce71"/>
          <table:table-cell table:style-name="ce51"/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scartes" table:style-name="ta2">
        <table:table-column table:style-name="co9" table:default-cell-style-name="ce55"/>
        <table:table-column table:style-name="co10" table:default-cell-style-name="ce55"/>
        <table:table-column table:style-name="co6" table:number-columns-repeated="1022" table:default-cell-style-name="ce55"/>
        <table:table-row table:style-name="ro3">
          <table:table-cell table:style-name="ce70" office:value-type="string" calcext:value-type="string">
            <text:p>Dud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-Ninopterin</text:p>
          </table:table-cell>
          <table:table-cell office:value-type="string" calcext:value-type="string">
            <text:p>It's a synonym of aminopter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amet</text:p>
          </table:table-cell>
          <table:table-cell office:value-type="string" calcext:value-type="string">
            <text:p>No information at all fo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santrene+A239</text:p>
          </table:table-cell>
          <table:table-cell office:value-type="string" calcext:value-type="string">
            <text:p>No information found for A2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lorbutifenicillin</text:p>
          </table:table-cell>
          <table:table-cell office:value-type="string" calcext:value-type="string">
            <text:p>No information at all fo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metfolamide</text:p>
          </table:table-cell>
          <table:table-cell office:value-type="string" calcext:value-type="string">
            <text:p>No information at all fo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sulfbumide</text:p>
          </table:table-cell>
          <table:table-cell office:value-type="string" calcext:value-type="string">
            <text:p>Probably mispelled DISULFAMIDE, but too uncertain to include it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os" table:style-name="ta1">
        <table:table-column table:style-name="co11" table:default-cell-style-name="ce55"/>
        <table:table-column table:style-name="co12" table:number-columns-repeated="1023" table:default-cell-style-name="ce55"/>
        <table:table-row table:style-name="ro3">
          <table:table-cell office:value-type="string" calcext:value-type="string">
            <text:p>Aklomide</text:p>
          </table:table-cell>
          <table:table-cell office:value-type="string" calcext:value-type="string">
            <text:p>C1=CC(=C(C=C1[N+](=O)[O-])Cl)C(=O)N</text:p>
          </table:table-cell>
          <table:table-cell table:style-name="ce59" office:value-type="string" calcext:value-type="string">
            <text:p>3011-89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Amprolium" xlink:type="simple">Amprolium</text:a></text:p>
          </table:table-cell>
          <table:table-cell office:value-type="string" calcext:value-type="string">
            <text:p>CCCC1=NC=C(C(=N1)N)C[N+]2=CC=CC=C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mquinate</text:p>
          </table:table-cell>
          <table:table-cell office:value-type="string" calcext:value-type="string">
            <text:p>CCCC1=C(C=C2C(=C1)C(=O)C(=CN2)C(=O)OC)N(CC)CC</text:p>
          </table:table-cell>
          <table:table-cell office:value-type="string" calcext:value-type="string">
            <text:p>17230-8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prinocid</text:p>
          </table:table-cell>
          <table:table-cell table:style-name="ce74" office:value-type="string" calcext:value-type="string">
            <text:p>c12n(Cc3c(cccc3Cl)F)cnc1c(ncn2)N</text:p>
          </table:table-cell>
          <table:table-cell office:value-type="string" calcext:value-type="string">
            <text:p>55779-18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y g 7183</text:p>
          </table:table-cell>
          <table:table-cell table:style-name="ce73" office:value-type="string" calcext:value-type="string">
            <text:p>Cn3c(=O)[nH]c(=O)n(c2cc(Cl)c(Oc1ccc(S(=O)(=O)C(F)(F)F)cc1)c(Cl)c2)c3=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clotiamine</text:p>
          </table:table-cell>
          <table:table-cell office:value-type="string" calcext:value-type="string">
            <text:p>CC1=C(SC=[N+]1CC2=CN=C(N=C2N)C)CCCl.[Cl-]</text:p>
          </table:table-cell>
          <table:table-cell office:value-type="string" calcext:value-type="string">
            <text:p>13471-78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itipazone</text:p>
          </table:table-cell>
          <table:table-cell office:value-type="string" calcext:value-type="string">
            <text:p>CC(=NNC(=S)NCCN1CCCCC1)C(=NNC(=S)NCCN2CCCCC2)C</text:p>
          </table:table-cell>
          <table:table-cell office:value-type="string" calcext:value-type="string">
            <text:p>13456-0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quinolate</text:p>
          </table:table-cell>
          <table:table-cell office:value-type="string" calcext:value-type="string">
            <text:p>c12c(cc(OCC(C)C)c(c2)OCC(C)C)ncc(c1O)C(OCC)=O</text:p>
          </table:table-cell>
          <table:table-cell table:style-name="ce75" office:value-type="date" office:date-value="5486-03-03" calcext:value-type="date">
            <text:p>03/03/5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proquinate</text:p>
          </table:table-cell>
          <table:table-cell office:value-type="string" calcext:value-type="string">
            <text:p>CCOC(O)c4c[nH]c3cc(OCC1CC1)c(OCC2CC2)cc3c4=O</text:p>
          </table:table-cell>
          <table:table-cell office:value-type="string" calcext:value-type="string">
            <text:p>19485-0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aruzil</text:p>
          </table:table-cell>
          <table:table-cell office:value-type="string" calcext:value-type="string">
            <text:p>Clc1ccc(cc1)C(C#N)c3c(Cl)cc(N2/N=C\C(=O)NC2=O)cc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Clopidol" xlink:type="simple">Clopidol</text:a></text:p>
          </table:table-cell>
          <table:table-cell office:value-type="string" calcext:value-type="string">
            <text:p>CC1=C(Cl)C(O)=C(Cl)C(C)=N1</text:p>
          </table:table-cell>
          <table:table-cell office:value-type="string" calcext:value-type="string">
            <text:p>2971-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P-25415</text:p>
          </table:table-cell>
          <table:table-cell office:value-type="string" calcext:value-type="string">
            <text:p>O=C(c1ccc(Cl)cc1)c3ccc(n2ncc(=O)[nH]c2=O)cc3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Poultrymed/Templates/showpage.asp?DBID=1&amp;LNGID=1&amp;TMID=84&amp;FID=1898" xlink:type="simple">Decoquinate</text:a></text:p>
          </table:table-cell>
          <table:table-cell office:value-type="string" calcext:value-type="string">
            <text:p>CCCCCCCCCCOC1=C(C=C2C(=C1)C(=O)C(=CN2)C(=O)OCC)OCC</text:p>
          </table:table-cell>
          <table:table-cell table:style-name="ce59" office:value-type="string" calcext:value-type="string">
            <text:p>18507-89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Diaveridine</text:p>
          </table:table-cell>
          <table:table-cell table:style-name="ce73" office:value-type="string" calcext:value-type="string">
            <text:p>COC1=C(C=C(C=C1)CC2=CN=C(N=C2N)N)OC</text:p>
          </table:table-cell>
          <table:table-cell office:value-type="string" calcext:value-type="string">
            <text:p>5355-16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Diclazuril" xlink:type="simple">Diclazuril</text:a></text:p>
          </table:table-cell>
          <table:table-cell office:value-type="string" calcext:value-type="string">
            <text:p>C1=CC(=CC=C1C(C#N)C2=C(C=C(C=C2Cl)N3C(=O)NC(=O)C=N3)Cl)Cl</text:p>
          </table:table-cell>
          <table:table-cell table:style-name="ce59" office:value-type="string" calcext:value-type="string">
            <text:p>101831-3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Dimethialium</text:p>
          </table:table-cell>
          <table:table-cell office:value-type="string" calcext:value-type="string">
            <text:p>s1c[n+](c(c1C)C)Cc1c(nc(nc1)C)N</text:p>
          </table:table-cell>
          <table:table-cell table:style-name="ce73" office:value-type="string" calcext:value-type="string">
            <text:p/>
            <text:p>15659-7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Dinitolmide" xlink:type="simple">Dinitolmide</text:a></text:p>
          </table:table-cell>
          <table:table-cell office:value-type="string" calcext:value-type="string">
            <text:p>O=[N+]([O-])c1cc(cc(C(=O)N)c1C)[N+]([O-])=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thopabate</text:p>
          </table:table-cell>
          <table:table-cell table:style-name="ce73" office:value-type="string" calcext:value-type="string">
            <text:p>CCOC1=C(C=CC(=C1)NC(=O)C)C(=O)OC</text:p>
          </table:table-cell>
          <table:table-cell office:value-type="string" calcext:value-type="string">
            <text:p>59-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ebrifugine</text:p>
          </table:table-cell>
          <table:table-cell table:style-name="ce73" office:value-type="string" calcext:value-type="string">
            <text:p>c1ccc2c(c1)ncn(CC(C[C@@H]1NCCC[C@H]1O)=O)c2=O</text:p>
          </table:table-cell>
          <table:table-cell office:value-type="string" calcext:value-type="string">
            <text:p>24159-07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ycarbylamide</text:p>
          </table:table-cell>
          <table:table-cell table:style-name="ce73" office:value-type="string" calcext:value-type="string">
            <text:p>c1(c(C(=O)N)nc[nH]1)C(N)=O</text:p>
          </table:table-cell>
          <table:table-cell office:value-type="string" calcext:value-type="string">
            <text:p>83-39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lofuginone</text:p>
          </table:table-cell>
          <table:table-cell office:value-type="string" calcext:value-type="string">
            <text:p>O=C(CN3C=NC2=CC(Br)=C(Cl)C=C2C3=O)C[C@@H]1NCCC[C@H]1O</text:p>
          </table:table-cell>
          <table:table-cell table:style-name="ce59" office:value-type="string" calcext:value-type="string">
            <text:p>55837-2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Lasalocid" xlink:type="simple">Lasalocid</text:a></text:p>
          </table:table-cell>
          <table:table-cell office:value-type="string" calcext:value-type="string">
            <text:p>O=C(O)c1c(O)c(ccc1CC[C@@H](C)[C@H](O)[C@@H](C(=O)[C@@H]([C@H]3O[C@@]([C@@H]2O[C@H]([C@](O)(CC2)CC)C)(CC)C[C@@H]3C)CC)C)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Maduramicin" xlink:type="simple">Maduramicin</text:a></text:p>
          </table:table-cell>
          <table:table-cell office:value-type="string" calcext:value-type="string">
            <text:p>O=C(O)C[C@@]1(O)O[C@H]([C@H](OC)[C@@H](OC)[C@@H]1C)[C@H](C)[C@H]7O[C@]6(O[C@](C)([C@@H]5O[C@](C)([C@@H]4O[C@@H]([C@H]2O[C@@](O)(C)[C@H](C)C[C@@H]2C)C[C@@H]4O[C@H]3O[C@@H](C)[C@H](OC)[C@@H](OC)C3)CC5)CC6)C[C@H](O)[C@H]7C</text:p>
          </table:table-cell>
          <table:table-cell table:style-name="ce59" office:value-type="string" calcext:value-type="string">
            <text:p>79356-08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Methiotriazamine</text:p>
          </table:table-cell>
          <table:table-cell office:value-type="string" calcext:value-type="string">
            <text:p>CC1(N=C(N=C(N1C2=CC=C(C=C2)SC)N)N)C</text:p>
          </table:table-cell>
          <table:table-cell office:value-type="string" calcext:value-type="string">
            <text:p>6043-8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Monensin" xlink:type="simple">Monensin</text:a></text:p>
          </table:table-cell>
          <table:table-cell office:value-type="string" calcext:value-type="string">
            <text:p>O=C(O)[C@@H](C)[C@H](OC)[C@H](C)[C@H]5O[C@]1(O[C@@](C)(CC1)[C@@H]2O[C@@](CC)(CC2)[C@@H]4O[C@@H]([C@H]3O[C@@](O)(CO)[C@@H](C[C@@H]3C)C)C[C@@H]4C)C[C@H](O)[C@H]5C</text:p>
          </table:table-cell>
          <table:table-cell office:value-type="string" calcext:value-type="string">
            <text:p>17090-79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-1-Naphthylphthalamic acid</text:p>
          </table:table-cell>
          <table:table-cell office:value-type="string" calcext:value-type="string">
            <text:p>O=C(O)c1ccccc1C(=O)Nc2cccc3ccccc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Narasin" xlink:type="simple">Narasin</text:a></text:p>
          </table:table-cell>
          <table:table-cell office:value-type="string" calcext:value-type="string">
            <text:p>O=C([C@@H](C)[C@@H](O)[C@H](C)[C@]5([H])O[C@]([C@@H](CC)C(O)=O)([H])[C@@H](C)C[C@@H]5C)[C@H](CC)[C@@]1([H])O[C@@]2(O[C@@]3(CC[C@]([C@]4([H])O[C@@H](C)[C@@](O)(CC)CC4)(C)O3)[C@H](O)C=C2)[C@H](C)C[C@@H]1C</text:p>
          </table:table-cell>
          <table:table-cell table:style-name="ce59" office:value-type="string" calcext:value-type="string">
            <text:p>55134-13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quinate </text:p>
          </table:table-cell>
          <table:table-cell office:value-type="string" calcext:value-type="string">
            <text:p>CCCCC1=C(C=C2C(=C1)C(=O)C(=CN2)C(=O)OC)OCC3=CC=CC=C3</text:p>
          </table:table-cell>
          <table:table-cell office:value-type="string" calcext:value-type="string">
            <text:p>13997-19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Nicarbazin" xlink:type="simple">Nicarbazin</text:a></text:p>
          </table:table-cell>
          <table:table-cell office:value-type="string" calcext:value-type="string">
            <text:p>[O-][N+](=O)c1ccc(cc1)NC(=O)Nc2ccc([N+]([O-])=O)c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Nitromide</text:p>
          </table:table-cell>
          <table:table-cell office:value-type="string" calcext:value-type="string">
            <text:p>NC(=O)c1cc(C[N+](=O)[O-])cc(C[N+](=O)[O-])c1</text:p>
          </table:table-cell>
          <table:table-cell office:value-type="string" calcext:value-type="string">
            <text:p>121-81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Nitrophenide</text:p>
          </table:table-cell>
          <table:table-cell office:value-type="string" calcext:value-type="string">
            <text:p>C1=CC(=CC(=C1)SSC2=CC=CC(=C2)[N+](=O)[O-])[N+](=O)[O-]</text:p>
          </table:table-cell>
          <table:table-cell office:value-type="string" calcext:value-type="string">
            <text:p>537-91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yzalin</text:p>
          </table:table-cell>
          <table:table-cell office:value-type="string" calcext:value-type="string">
            <text:p>CCCN(CCC)C1=C(C=C(C=C1[N+](=O)[O-])S(=O)(=O)N)[N+](=O)[O-]</text:p>
          </table:table-cell>
          <table:table-cell table:style-name="ce59" office:value-type="string" calcext:value-type="string">
            <text:p>19044-88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nazuril</text:p>
          </table:table-cell>
          <table:table-cell office:value-type="string" calcext:value-type="string">
            <text:p>CC1=C(C=CC(=C1)N2C(=O)NC(=O)N(C2=O)C)OC3=CC=C(C=C3)S(=O)(=O)C(F)(F)F</text:p>
          </table:table-cell>
          <table:table-cell table:style-name="ce59" office:value-type="string" calcext:value-type="string">
            <text:p>69004-0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Proquinolate</text:p>
          </table:table-cell>
          <table:table-cell table:style-name="ce73" office:value-type="string" calcext:value-type="string">
            <text:p>COC(=O)/C2=C/Nc1cc(OC(C)C)c(OC(C)C)cc1C2O</text:p>
          </table:table-cell>
          <table:table-cell office:value-type="string" calcext:value-type="string">
            <text:p>1698-95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Robenidine" xlink:type="simple">Robenidine</text:a></text:p>
          </table:table-cell>
          <table:table-cell table:style-name="ce74" office:value-type="string" calcext:value-type="string">
            <text:p>C1=CC(=CC=C1C=NNC(=NN=CC2=CC=C(C=C2)Cl)N)Cl</text:p>
          </table:table-cell>
          <table:table-cell office:value-type="string" calcext:value-type="string">
            <text:p>25875-5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Romet</text:p>
          </table:table-cell>
          <table:table-cell office:value-type="string" calcext:value-type="string">
            <text:p>c12c3c([nH]c(c1c(cc(o2)C(OCCC(C)C)=O)=O)=O)c(c(C)cc3)C</text:p>
          </table:table-cell>
          <table:table-cell office:value-type="string" calcext:value-type="string">
            <text:p>73080-51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pirina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xarsone</text:p>
          </table:table-cell>
          <table:table-cell office:value-type="string" calcext:value-type="string">
            <text:p>Oc1ccc(cc1[N+](=O)[O-])[As](O)(O)=O</text:p>
          </table:table-cell>
          <table:table-cell office:value-type="string" calcext:value-type="string">
            <text:p>121-19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Salinomycin" xlink:type="simple">Salinomycin</text:a></text:p>
          </table:table-cell>
          <table:table-cell office:value-type="string" calcext:value-type="string">
            <text:p>O=C([C@H]([C@H]([C@@H]([C@]3([H])O[C@]([C@@H](CC)C(O)=O)([H])CC[C@@H]3C)C)O)C)[C@H](CC)[C@@]([C@@H](C)C[C@H]2C)([H])O[C@]12O[C@@]4(CC[C@]([C@]5([H])O[C@@H](C)[C@](CC)(O)CC5)(C)O4)[C@H](O)C=C1</text:p>
          </table:table-cell>
          <table:table-cell office:value-type="string" calcext:value-type="string">
            <text:p>53003-1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Sch 18545</text:p>
          </table:table-cell>
          <table:table-cell office:value-type="string" calcext:value-type="string">
            <text:p>CC(C(=O)Nc1ccc(c(c1)C(F)(F)F)C(F)(F)F)C(=O)Nc2ccc(c(c2)C(F)(F)F)C(F)(F)F</text:p>
          </table:table-cell>
          <table:table-cell office:value-type="string" calcext:value-type="string">
            <text:p>60131-74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<text:a xlink:href="http://www.poultrymed.com/Semduramicin" xlink:type="simple">Semduramicin</text:a></text:p>
          </table:table-cell>
          <table:table-cell office:value-type="string" calcext:value-type="string">
            <text:p>CC1CC(C(OC1C2CC(C(O2)C3(CCC(O3)C4(CCC5(O4)CC(C(C(O5)C(C)C6C(C(C(C(O6)(CC(=O)O)O)C)O)OC)C)O)C)C)OC7CCC(C(O7)C)OC)(C)O)C</text:p>
          </table:table-cell>
          <table:table-cell office:value-type="string" calcext:value-type="string">
            <text:p>113378-31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iramycin</text:p>
          </table:table-cell>
          <table:table-cell office:value-type="string" calcext:value-type="string">
            <text:p>O=CCC4C(OC2OC(C(OC1OC(C)C(O)C(O)(C)C1)C(N(C)C)C2O)C)C(OC)C(O)CC(=O)OC(C)C\C=C\C=C\C(OC3OC(C)C(N(C)C)CC3)C(C)C4</text:p>
          </table:table-cell>
          <table:table-cell office:value-type="string" calcext:value-type="string">
            <text:p>8025-8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lfabenz</text:p>
          </table:table-cell>
          <table:table-cell office:value-type="string" calcext:value-type="string">
            <text:p>c1ccc(cc1)NS(=O)(=O)c2ccc(cc2)N</text:p>
          </table:table-cell>
          <table:table-cell office:value-type="string" calcext:value-type="string">
            <text:p>127-7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lfaclozine</text:p>
          </table:table-cell>
          <table:table-cell office:value-type="string" calcext:value-type="string">
            <text:p>S(Nc1nc(Cl)cnc1)(c1ccc(cc1)N)(=O)=O</text:p>
          </table:table-cell>
          <table:table-cell table:style-name="ce59" office:value-type="string" calcext:value-type="string">
            <text:p>102-65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lfadiazine</text:p>
          </table:table-cell>
          <table:table-cell table:style-name="ce73" office:value-type="string" calcext:value-type="string">
            <text:p>C1=CN=C(N=C1)NS(=O)(=O)C2=CC=C(C=C2)N</text:p>
          </table:table-cell>
          <table:table-cell table:style-name="ce59" office:value-type="string" calcext:value-type="string">
            <text:p>68-35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lfadimethoxine</text:p>
          </table:table-cell>
          <table:table-cell office:value-type="string" calcext:value-type="string">
            <text:p>COc1cc(nc(n1)OC)NS(=O)(=O)c2ccc(cc2)N</text:p>
          </table:table-cell>
          <table:table-cell table:style-name="ce59" office:value-type="string" calcext:value-type="string">
            <text:p>122-11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lfametrole</text:p>
          </table:table-cell>
          <table:table-cell office:value-type="string" calcext:value-type="string">
            <text:p>COc1c(nsn1)NS(=O)(=O)c2ccc(cc2)N</text:p>
          </table:table-cell>
          <table:table-cell table:style-name="ce59" office:value-type="string" calcext:value-type="string">
            <text:p>32909-9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73" office:value-type="string" calcext:value-type="string">
            <text:p>Sulfaquinoxaline</text:p>
            <text:p/>
          </table:table-cell>
          <table:table-cell office:value-type="string" calcext:value-type="string">
            <text:p>C1=CC=C2C(=C1)N=CC(=N2)NS(=O)(=O)C3=CC=C(C=C3)N</text:p>
          </table:table-cell>
          <table:table-cell office:value-type="string" calcext:value-type="string">
            <text:p>59-4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Tiazuril</text:p>
          </table:table-cell>
          <table:table-cell office:value-type="string" calcext:value-type="string">
            <text:p>c1(ccc(cc1)Sc1c(cc(cc1C)n1ncc([nH]c1=O)=O)C)Cl</text:p>
          </table:table-cell>
          <table:table-cell table:style-name="ce59" office:value-type="string" calcext:value-type="string">
            <text:p>35319-7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Tosulur</text:p>
          </table:table-cell>
          <table:table-cell office:value-type="string" calcext:value-type="string">
            <text:p>Cc1ccc(cc1)S(=O)(=O)NC(=O)OCCOC</text:p>
          </table:table-cell>
          <table:table-cell table:style-name="ce59" office:value-type="string" calcext:value-type="string">
            <text:p>87051-1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ltrazuril</text:p>
          </table:table-cell>
          <table:table-cell office:value-type="string" calcext:value-type="string">
            <text:p>CC1=C(C=CC(=C1)N2C(=O)NC(=O)N(C2=O)C)OC3=CC=C(C=C3)SC(F)(F)F</text:p>
          </table:table-cell>
          <table:table-cell table:style-name="ce59" office:value-type="string" calcext:value-type="string">
            <text:p>69004-0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nsed</text:p>
          </table:table-cell>
          <table:table-cell office:value-type="string" calcext:value-type="string">
            <text:p>c1ccc(cc1S(NCCNS(c1cc(ccc1)[N+]([O-])=O)(=O)=O)(=O)=O)[N+]([O-])=O</text:p>
          </table:table-cell>
          <table:table-cell office:value-type="string" calcext:value-type="string">
            <text:p>96-62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0:16:54.11301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9-04-03T10:55:46Z</meta:creation-date>
    <dc:date>2019-06-10T10:17:43.870735768</dc:date>
    <meta:editing-duration>PT8M55S</meta:editing-duration>
    <meta:editing-cycles>4</meta:editing-cycles>
    <meta:document-statistic meta:table-count="5" meta:cell-count="2009" meta:object-count="0"/>
    <meta:user-defined meta:name="AuthorIds_UIVersion_4608">12</meta:user-defined>
    <meta:user-defined meta:name="ContentTypeId">0x0101000B286DB04DFCD64CB876F752DF61D06D</meta:user-defined>
  </office:meta>
</office:document-meta>
</file>